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4.661cm" fo:margin-left="0cm" fo:margin-top="0cm" fo:margin-bottom="0cm" table:align="left" style:writing-mode="lr-tb"/>
    </style:style>
    <style:style style:name="表格1.A" style:family="table-column">
      <style:table-column-properties style:column-width="4.673cm"/>
    </style:style>
    <style:style style:name="表格1.B" style:family="table-column">
      <style:table-column-properties style:column-width="6.595cm"/>
    </style:style>
    <style:style style:name="表格1.C" style:family="table-column">
      <style:table-column-properties style:column-width="1.891cm"/>
    </style:style>
    <style:style style:name="表格1.D" style:family="table-column">
      <style:table-column-properties style:column-width="1.501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fo:background-color="#3f3f3f" fo:padding="0cm" fo:border="0.026cm solid #3f3f3f">
        <style:background-image/>
      </style:table-cell-properties>
    </style:style>
    <style:style style:name="表格1.A2" style:family="table-cell">
      <style:table-cell-properties fo:background-color="#ffffff" fo:padding="0cm" fo:border="0.026cm solid #aaaaaa">
        <style:background-image/>
      </style:table-cell-properties>
    </style:style>
    <style:style style:name="表格1.A3" style:family="table-cell">
      <style:table-cell-properties fo:background-color="#f5f5f5" fo:padding="0cm" fo:border="0.026cm solid #aaaaaa">
        <style:background-image/>
      </style:table-cell-properties>
    </style:style>
    <style:style style:name="表格2" style:family="table">
      <style:table-properties style:width="14.661cm" fo:margin-left="0cm" fo:margin-top="0cm" fo:margin-bottom="0cm" table:align="left" style:writing-mode="lr-tb"/>
    </style:style>
    <style:style style:name="表格2.A" style:family="table-column">
      <style:table-column-properties style:column-width="4.438cm"/>
    </style:style>
    <style:style style:name="表格2.B" style:family="table-column">
      <style:table-column-properties style:column-width="6.809cm"/>
    </style:style>
    <style:style style:name="表格2.C" style:family="table-column">
      <style:table-column-properties style:column-width="1.912cm"/>
    </style:style>
    <style:style style:name="表格2.D" style:family="table-column">
      <style:table-column-properties style:column-width="1.501cm"/>
    </style:style>
    <style:style style:name="表格2.1" style:family="table-row">
      <style:table-row-properties style:keep-together="true" fo:keep-together="auto"/>
    </style:style>
    <style:style style:name="表格2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2.D1" style:family="table-cell">
      <style:table-cell-properties fo:background-color="#3f3f3f" fo:padding="0cm" fo:border="0.026cm solid #3f3f3f">
        <style:background-image/>
      </style:table-cell-properties>
    </style:style>
    <style:style style:name="表格2.A2" style:family="table-cell">
      <style:table-cell-properties fo:background-color="#ffffff" fo:padding="0cm" fo:border="0.026cm solid #aaaaaa">
        <style:background-image/>
      </style:table-cell-properties>
    </style:style>
    <style:style style:name="表格2.A3" style:family="table-cell">
      <style:table-cell-properties fo:background-color="#f5f5f5" fo:padding="0cm" fo:border="0.026cm solid #aaaaaa">
        <style:background-image/>
      </style:table-cell-properties>
    </style:style>
    <style:style style:name="表格3" style:family="table">
      <style:table-properties style:width="14.981cm" fo:margin-left="0cm" fo:margin-top="0cm" fo:margin-bottom="0cm" table:align="left" style:writing-mode="lr-tb"/>
    </style:style>
    <style:style style:name="表格3.A" style:family="table-column">
      <style:table-column-properties style:column-width="4.059cm"/>
    </style:style>
    <style:style style:name="表格3.B" style:family="table-column">
      <style:table-column-properties style:column-width="7.601cm"/>
    </style:style>
    <style:style style:name="表格3.C" style:family="table-column">
      <style:table-column-properties style:column-width="1.75cm"/>
    </style:style>
    <style:style style:name="表格3.D" style:family="table-column">
      <style:table-column-properties style:column-width="1.57cm"/>
    </style:style>
    <style:style style:name="表格3.1" style:family="table-row">
      <style:table-row-properties style:keep-together="true" fo:keep-together="auto"/>
    </style:style>
    <style:style style:name="表格3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3.D1" style:family="table-cell">
      <style:table-cell-properties fo:background-color="#3f3f3f" fo:padding="0cm" fo:border="0.026cm solid #3f3f3f">
        <style:background-image/>
      </style:table-cell-properties>
    </style:style>
    <style:style style:name="表格3.A2" style:family="table-cell">
      <style:table-cell-properties fo:background-color="#ffffff" fo:padding="0cm" fo:border="0.026cm solid #aaaaaa">
        <style:background-image/>
      </style:table-cell-properties>
    </style:style>
    <style:style style:name="表格3.A3" style:family="table-cell">
      <style:table-cell-properties fo:background-color="#f5f5f5" fo:padding="0cm" fo:border="0.026cm solid #aaaaaa">
        <style:background-image/>
      </style:table-cell-properties>
    </style:style>
    <style:style style:name="表格4" style:family="table">
      <style:table-properties style:width="15.076cm" fo:margin-left="0cm" fo:margin-top="0cm" fo:margin-bottom="0cm" table:align="left" style:writing-mode="lr-tb"/>
    </style:style>
    <style:style style:name="表格4.A" style:family="table-column">
      <style:table-column-properties style:column-width="3.187cm"/>
    </style:style>
    <style:style style:name="表格4.B" style:family="table-column">
      <style:table-column-properties style:column-width="8.722cm"/>
    </style:style>
    <style:style style:name="表格4.C" style:family="table-column">
      <style:table-column-properties style:column-width="1.498cm"/>
    </style:style>
    <style:style style:name="表格4.D" style:family="table-column">
      <style:table-column-properties style:column-width="1.667cm"/>
    </style:style>
    <style:style style:name="表格4.1" style:family="table-row">
      <style:table-row-properties style:keep-together="true" fo:keep-together="auto"/>
    </style:style>
    <style:style style:name="表格4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4.D1" style:family="table-cell">
      <style:table-cell-properties fo:background-color="#3f3f3f" fo:padding="0cm" fo:border="0.026cm solid #3f3f3f">
        <style:background-image/>
      </style:table-cell-properties>
    </style:style>
    <style:style style:name="表格4.A2" style:family="table-cell">
      <style:table-cell-properties fo:background-color="#ffffff" fo:padding="0cm" fo:border="0.026cm solid #aaaaaa">
        <style:background-image/>
      </style:table-cell-properties>
    </style:style>
    <style:style style:name="表格4.A3" style:family="table-cell">
      <style:table-cell-properties fo:background-color="#f5f5f5" fo:padding="0cm" fo:border="0.026cm solid #aaaaaa">
        <style:background-image/>
      </style:table-cell-properties>
    </style:style>
    <style:style style:name="表格5" style:family="table">
      <style:table-properties style:width="15.025cm" fo:margin-left="0cm" fo:margin-top="0cm" fo:margin-bottom="0cm" table:align="left" style:writing-mode="lr-tb"/>
    </style:style>
    <style:style style:name="表格5.A" style:family="table-column">
      <style:table-column-properties style:column-width="5.203cm"/>
    </style:style>
    <style:style style:name="表格5.B" style:family="table-column">
      <style:table-column-properties style:column-width="6.953cm"/>
    </style:style>
    <style:style style:name="表格5.C" style:family="table-column">
      <style:table-column-properties style:column-width="1.501cm"/>
    </style:style>
    <style:style style:name="表格5.D" style:family="table-column">
      <style:table-column-properties style:column-width="1.365cm"/>
    </style:style>
    <style:style style:name="表格5.1" style:family="table-row">
      <style:table-row-properties style:keep-together="true" fo:keep-together="auto"/>
    </style:style>
    <style:style style:name="表格5.A1" style:family="table-cell">
      <style:table-cell-properties fo:background-color="#3f3f3f" fo:padding="0cm" fo:border="0.026cm solid #3f3f3f">
        <style:background-image/>
      </style:table-cell-properties>
    </style:style>
    <style:style style:name="表格5.A2" style:family="table-cell">
      <style:table-cell-properties fo:background-color="#ffffff" fo:padding="0cm" fo:border="0.026cm solid #aaaaaa">
        <style:background-image/>
      </style:table-cell-properties>
    </style:style>
    <style:style style:name="表格5.A3" style:family="table-cell">
      <style:table-cell-properties fo:background-color="#f5f5f5" fo:padding="0cm" fo:border="0.026cm solid #aaaaaa">
        <style:background-image/>
      </style:table-cell-properties>
    </style:style>
    <style:style style:name="表格5.A32" style:family="table-cell">
      <style:table-cell-properties fo:background-color="#fbe4d5" fo:padding="0cm" fo:border="0.026cm solid #aaaaaa">
        <style:background-image/>
      </style:table-cell-properties>
    </style:style>
    <style:style style:name="表格6" style:family="table">
      <style:table-properties style:width="15.064cm" fo:margin-left="0cm" fo:margin-top="0cm" fo:margin-bottom="0cm" table:align="left" style:writing-mode="lr-tb"/>
    </style:style>
    <style:style style:name="表格6.A" style:family="table-column">
      <style:table-column-properties style:column-width="3.362cm"/>
    </style:style>
    <style:style style:name="表格6.B" style:family="table-column">
      <style:table-column-properties style:column-width="9.033cm"/>
    </style:style>
    <style:style style:name="表格6.C" style:family="table-column">
      <style:table-column-properties style:column-width="1.334cm"/>
    </style:style>
    <style:style style:name="表格6.1" style:family="table-row">
      <style:table-row-properties style:keep-together="true" fo:keep-together="auto"/>
    </style:style>
    <style:style style:name="表格6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6.D1" style:family="table-cell">
      <style:table-cell-properties fo:background-color="#3f3f3f" fo:padding="0cm" fo:border="0.026cm solid #3f3f3f">
        <style:background-image/>
      </style:table-cell-properties>
    </style:style>
    <style:style style:name="表格6.A2" style:family="table-cell">
      <style:table-cell-properties fo:background-color="#ffffff" fo:padding="0cm" fo:border="0.026cm solid #aaaaaa">
        <style:background-image/>
      </style:table-cell-properties>
    </style:style>
    <style:style style:name="表格6.A4" style:family="table-cell">
      <style:table-cell-properties fo:background-color="#f5f5f5" fo:padding="0cm" fo:border="0.026cm solid #aaaaaa">
        <style:background-image/>
      </style:table-cell-properties>
    </style:style>
    <style:style style:name="表格7" style:family="table">
      <style:table-properties style:width="15.064cm" fo:margin-left="0cm" fo:margin-top="0cm" fo:margin-bottom="0cm" table:align="left" style:writing-mode="lr-tb"/>
    </style:style>
    <style:style style:name="表格7.A" style:family="table-column">
      <style:table-column-properties style:column-width="3.18cm"/>
    </style:style>
    <style:style style:name="表格7.B" style:family="table-column">
      <style:table-column-properties style:column-width="9.215cm"/>
    </style:style>
    <style:style style:name="表格7.C" style:family="table-column">
      <style:table-column-properties style:column-width="1.334cm"/>
    </style:style>
    <style:style style:name="表格7.1" style:family="table-row">
      <style:table-row-properties style:keep-together="true" fo:keep-together="auto"/>
    </style:style>
    <style:style style:name="表格7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7.D1" style:family="table-cell">
      <style:table-cell-properties fo:background-color="#3f3f3f" fo:padding="0cm" fo:border="0.026cm solid #3f3f3f">
        <style:background-image/>
      </style:table-cell-properties>
    </style:style>
    <style:style style:name="表格7.A2" style:family="table-cell">
      <style:table-cell-properties fo:background-color="#ffffff" fo:padding="0cm" fo:border="0.026cm solid #aaaaaa">
        <style:background-image/>
      </style:table-cell-properties>
    </style:style>
    <style:style style:name="表格7.A4" style:family="table-cell">
      <style:table-cell-properties fo:background-color="#f5f5f5" fo:padding="0cm" fo:border="0.026cm solid #aaaaaa">
        <style:background-image/>
      </style:table-cell-properties>
    </style:style>
    <style:style style:name="表格8" style:family="table">
      <style:table-properties style:width="15.065cm" fo:margin-left="0cm" fo:margin-top="0cm" fo:margin-bottom="0cm" table:align="left" style:writing-mode="lr-tb"/>
    </style:style>
    <style:style style:name="表格8.A" style:family="table-column">
      <style:table-column-properties style:column-width="2.812cm"/>
    </style:style>
    <style:style style:name="表格8.B" style:family="table-column">
      <style:table-column-properties style:column-width="9.585cm"/>
    </style:style>
    <style:style style:name="表格8.C" style:family="table-column">
      <style:table-column-properties style:column-width="1.334cm"/>
    </style:style>
    <style:style style:name="表格8.1" style:family="table-row">
      <style:table-row-properties style:keep-together="true" fo:keep-together="auto"/>
    </style:style>
    <style:style style:name="表格8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8.D1" style:family="table-cell">
      <style:table-cell-properties fo:background-color="#3f3f3f" fo:padding="0cm" fo:border="0.026cm solid #3f3f3f">
        <style:background-image/>
      </style:table-cell-properties>
    </style:style>
    <style:style style:name="表格8.A2" style:family="table-cell">
      <style:table-cell-properties fo:background-color="#f5f5f5" fo:padding="0cm" fo:border="0.026cm solid #aaaaaa">
        <style:background-image/>
      </style:table-cell-properties>
    </style:style>
    <style:style style:name="表格8.A3" style:family="table-cell">
      <style:table-cell-properties fo:background-color="#ffffff" fo:padding="0cm" fo:border="0.026cm solid #aaaaaa">
        <style:background-image/>
      </style:table-cell-properties>
    </style:style>
    <style:style style:name="表格8.A8" style:family="table-cell">
      <style:table-cell-properties fo:background-color="#fbe4d5" fo:padding="0cm" fo:border="0.026cm solid #aaaaaa">
        <style:background-image/>
      </style:table-cell-properties>
    </style:style>
    <style:style style:name="表格9" style:family="table">
      <style:table-properties style:width="15.161cm" fo:margin-left="0cm" fo:margin-top="0cm" fo:margin-bottom="0cm" table:align="left" style:writing-mode="lr-tb"/>
    </style:style>
    <style:style style:name="表格9.A" style:family="table-column">
      <style:table-column-properties style:column-width="5.235cm"/>
    </style:style>
    <style:style style:name="表格9.B" style:family="table-column">
      <style:table-column-properties style:column-width="7.153cm"/>
    </style:style>
    <style:style style:name="表格9.C" style:family="table-column">
      <style:table-column-properties style:column-width="1.52cm"/>
    </style:style>
    <style:style style:name="表格9.D" style:family="table-column">
      <style:table-column-properties style:column-width="1.251cm"/>
    </style:style>
    <style:style style:name="表格9.1" style:family="table-row">
      <style:table-row-properties style:keep-together="true" fo:keep-together="auto"/>
    </style:style>
    <style:style style:name="表格9.A1" style:family="table-cell">
      <style:table-cell-properties fo:background-color="#3f3f3f" fo:padding="0cm" fo:border="0.026cm solid #3f3f3f">
        <style:background-image/>
      </style:table-cell-properties>
    </style:style>
    <style:style style:name="表格9.A2" style:family="table-cell">
      <style:table-cell-properties fo:background-color="#ffffff" fo:padding="0cm" fo:border="0.026cm solid #aaaaaa">
        <style:background-image/>
      </style:table-cell-properties>
    </style:style>
    <style:style style:name="表格9.A3" style:family="table-cell">
      <style:table-cell-properties fo:background-color="#f5f5f5" fo:padding="0cm" fo:border="0.026cm solid #aaaaaa">
        <style:background-image/>
      </style:table-cell-properties>
    </style:style>
    <style:style style:name="表格10" style:family="table">
      <style:table-properties style:width="14.993cm" fo:margin-left="0cm" fo:margin-top="0cm" fo:margin-bottom="0cm" table:align="left" style:writing-mode="lr-tb"/>
    </style:style>
    <style:style style:name="表格10.A" style:family="table-column">
      <style:table-column-properties style:column-width="5.269cm"/>
    </style:style>
    <style:style style:name="表格10.B" style:family="table-column">
      <style:table-column-properties style:column-width="7.14cm"/>
    </style:style>
    <style:style style:name="表格10.C" style:family="table-column">
      <style:table-column-properties style:column-width="1.291cm"/>
    </style:style>
    <style:style style:name="表格10.1" style:family="table-row">
      <style:table-row-properties style:keep-together="true" fo:keep-together="auto"/>
    </style:style>
    <style:style style:name="表格10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10.C1" style:family="table-cell">
      <style:table-cell-properties style:vertical-align="bottom" fo:background-color="#000000" fo:padding="0cm" fo:border="0.026cm solid #3f3f3f">
        <style:background-image/>
      </style:table-cell-properties>
    </style:style>
    <style:style style:name="表格10.D1" style:family="table-cell">
      <style:table-cell-properties fo:background-color="#000000" fo:padding="0cm" fo:border="0.026cm solid #3f3f3f">
        <style:background-image/>
      </style:table-cell-properties>
    </style:style>
    <style:style style:name="表格10.A2" style:family="table-cell">
      <style:table-cell-properties fo:background-color="#ffffff" fo:padding="0cm" fo:border="0.026cm solid #aaaaaa">
        <style:background-image/>
      </style:table-cell-properties>
    </style:style>
    <style:style style:name="表格10.A3" style:family="table-cell">
      <style:table-cell-properties fo:background-color="#f5f5f5" fo:padding="0cm" fo:border="0.026cm solid #aaaaaa">
        <style:background-image/>
      </style:table-cell-properties>
    </style:style>
    <style:style style:name="表格11" style:family="table">
      <style:table-properties style:width="14.661cm" fo:margin-left="0cm" fo:margin-top="0cm" fo:margin-bottom="0cm" table:align="left" style:writing-mode="lr-tb"/>
    </style:style>
    <style:style style:name="表格11.A" style:family="table-column">
      <style:table-column-properties style:column-width="5.158cm"/>
    </style:style>
    <style:style style:name="表格11.B" style:family="table-column">
      <style:table-column-properties style:column-width="7.25cm"/>
    </style:style>
    <style:style style:name="表格11.C" style:family="table-column">
      <style:table-column-properties style:column-width="1.251cm"/>
    </style:style>
    <style:style style:name="表格11.D" style:family="table-column">
      <style:table-column-properties style:column-width="1.002cm"/>
    </style:style>
    <style:style style:name="表格11.1" style:family="table-row">
      <style:table-row-properties style:keep-together="true" fo:keep-together="auto"/>
    </style:style>
    <style:style style:name="表格11.A1" style:family="table-cell">
      <style:table-cell-properties fo:background-color="#3f3f3f" fo:padding="0cm" fo:border="0.026cm solid #3f3f3f">
        <style:background-image/>
      </style:table-cell-properties>
    </style:style>
    <style:style style:name="表格11.A2" style:family="table-cell">
      <style:table-cell-properties fo:background-color="#ffffff" fo:padding="0cm" fo:border="0.026cm solid #aaaaaa">
        <style:background-image/>
      </style:table-cell-properties>
    </style:style>
    <style:style style:name="表格11.A3" style:family="table-cell">
      <style:table-cell-properties fo:background-color="#f5f5f5" fo:padding="0cm" fo:border="0.026cm solid #aaaaaa">
        <style:background-image/>
      </style:table-cell-properties>
    </style:style>
    <style:style style:name="表格12" style:family="table">
      <style:table-properties style:width="14.661cm" fo:margin-left="0cm" fo:margin-top="0cm" fo:margin-bottom="0cm" table:align="left" style:writing-mode="lr-tb"/>
    </style:style>
    <style:style style:name="表格12.A" style:family="table-column">
      <style:table-column-properties style:column-width="5.158cm"/>
    </style:style>
    <style:style style:name="表格12.B" style:family="table-column">
      <style:table-column-properties style:column-width="7.25cm"/>
    </style:style>
    <style:style style:name="表格12.C" style:family="table-column">
      <style:table-column-properties style:column-width="1.289cm"/>
    </style:style>
    <style:style style:name="表格12.D" style:family="table-column">
      <style:table-column-properties style:column-width="0.963cm"/>
    </style:style>
    <style:style style:name="表格12.1" style:family="table-row">
      <style:table-row-properties style:keep-together="true" fo:keep-together="auto"/>
    </style:style>
    <style:style style:name="表格12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12.D1" style:family="table-cell">
      <style:table-cell-properties fo:background-color="#3f3f3f" fo:padding="0cm" fo:border="0.026cm solid #3f3f3f">
        <style:background-image/>
      </style:table-cell-properties>
    </style:style>
    <style:style style:name="表格12.A2" style:family="table-cell">
      <style:table-cell-properties fo:background-color="#ffffff" fo:padding="0cm" fo:border="0.026cm solid #aaaaaa">
        <style:background-image/>
      </style:table-cell-properties>
    </style:style>
    <style:style style:name="表格12.A3" style:family="table-cell">
      <style:table-cell-properties fo:background-color="#f5f5f5" fo:padding="0cm" fo:border="0.026cm solid #aaaaaa">
        <style:background-image/>
      </style:table-cell-properties>
    </style:style>
    <style:style style:name="表格13" style:family="table">
      <style:table-properties style:width="14.661cm" fo:margin-left="0cm" fo:margin-top="0cm" fo:margin-bottom="0cm" table:align="left" style:writing-mode="lr-tb"/>
    </style:style>
    <style:style style:name="表格13.A" style:family="table-column">
      <style:table-column-properties style:column-width="5.158cm"/>
    </style:style>
    <style:style style:name="表格13.B" style:family="table-column">
      <style:table-column-properties style:column-width="7.25cm"/>
    </style:style>
    <style:style style:name="表格13.C" style:family="table-column">
      <style:table-column-properties style:column-width="1.251cm"/>
    </style:style>
    <style:style style:name="表格13.D" style:family="table-column">
      <style:table-column-properties style:column-width="1.002cm"/>
    </style:style>
    <style:style style:name="表格13.1" style:family="table-row">
      <style:table-row-properties style:keep-together="true" fo:keep-together="auto"/>
    </style:style>
    <style:style style:name="表格13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13.D1" style:family="table-cell">
      <style:table-cell-properties fo:background-color="#3f3f3f" fo:padding="0cm" fo:border="0.026cm solid #3f3f3f">
        <style:background-image/>
      </style:table-cell-properties>
    </style:style>
    <style:style style:name="表格13.A2" style:family="table-cell">
      <style:table-cell-properties fo:background-color="#ffffff" fo:padding="0cm" fo:border="0.026cm solid #aaaaaa">
        <style:background-image/>
      </style:table-cell-properties>
    </style:style>
    <style:style style:name="表格13.D2" style:family="table-cell">
      <style:table-cell-properties style:vertical-align="middle" fo:background-color="#ffffff" fo:padding="0cm" fo:border-left="0.026cm solid #aaaaaa" fo:border-right="0.026cm solid #aaaaaa" fo:border-top="0.026cm solid #aaaaaa" fo:border-bottom="none">
        <style:background-image/>
      </style:table-cell-properties>
    </style:style>
    <style:style style:name="表格13.A3" style:family="table-cell">
      <style:table-cell-properties fo:background-color="#f5f5f5" fo:padding="0cm" fo:border="0.026cm solid #aaaaaa">
        <style:background-image/>
      </style:table-cell-properties>
    </style:style>
    <style:style style:name="表格13.D3" style:family="table-cell">
      <style:table-cell-properties fo:background-color="#f5f5f5" fo:padding="0cm" fo:border-left="0.026cm solid #aaaaaa" fo:border-right="0.026cm solid #aaaaaa" fo:border-top="none" fo:border-bottom="none">
        <style:background-image/>
      </style:table-cell-properties>
    </style:style>
    <style:style style:name="表格13.D4" style:family="table-cell">
      <style:table-cell-properties fo:background-color="#ffffff" fo:padding="0cm" fo:border-left="0.026cm solid #aaaaaa" fo:border-right="0.026cm solid #aaaaaa" fo:border-top="none" fo:border-bottom="none">
        <style:background-image/>
      </style:table-cell-properties>
    </style:style>
    <style:style style:name="表格13.D6" style:family="table-cell">
      <style:table-cell-properties fo:background-color="#ffffff" fo:padding="0cm" fo:border-left="0.026cm solid #aaaaaa" fo:border-right="0.026cm solid #aaaaaa" fo:border-top="none" fo:border-bottom="0.026cm solid #aaaaaa">
        <style:background-image/>
      </style:table-cell-properties>
    </style:style>
    <style:style style:name="表格14" style:family="table">
      <style:table-properties style:width="10.001cm" fo:margin-left="0cm" fo:margin-top="0cm" fo:margin-bottom="0cm" table:align="left" style:writing-mode="lr-tb"/>
    </style:style>
    <style:style style:name="表格14.A" style:family="table-column">
      <style:table-column-properties style:column-width="3.6cm"/>
    </style:style>
    <style:style style:name="表格14.B" style:family="table-column">
      <style:table-column-properties style:column-width="5.066cm"/>
    </style:style>
    <style:style style:name="表格14.C" style:family="table-column">
      <style:table-column-properties style:column-width="1.335cm"/>
    </style:style>
    <style:style style:name="表格14.1" style:family="table-row">
      <style:table-row-properties style:keep-together="true" fo:keep-together="auto"/>
    </style:style>
    <style:style style:name="表格14.A1" style:family="table-cell">
      <style:table-cell-properties fo:background-color="#3f3f3f" fo:padding="0cm" fo:border="0.026cm solid #3f3f3f">
        <style:background-image/>
      </style:table-cell-properties>
    </style:style>
    <style:style style:name="表格14.A2" style:family="table-cell">
      <style:table-cell-properties fo:background-color="#ffffff" fo:padding="0cm" fo:border="0.026cm solid #aaaaaa">
        <style:background-image/>
      </style:table-cell-properties>
    </style:style>
    <style:style style:name="表格14.A3" style:family="table-cell">
      <style:table-cell-properties fo:background-color="#f5f5f5" fo:padding="0cm" fo:border="0.026cm solid #aaaaaa">
        <style:background-image/>
      </style:table-cell-properties>
    </style:style>
    <style:style style:name="表格15" style:family="table">
      <style:table-properties style:width="10.001cm" fo:margin-left="0cm" fo:margin-top="0cm" fo:margin-bottom="0cm" table:align="left" style:writing-mode="lr-tb"/>
    </style:style>
    <style:style style:name="表格15.A" style:family="table-column">
      <style:table-column-properties style:column-width="4.39cm"/>
    </style:style>
    <style:style style:name="表格15.B" style:family="table-column">
      <style:table-column-properties style:column-width="4.276cm"/>
    </style:style>
    <style:style style:name="表格15.C" style:family="table-column">
      <style:table-column-properties style:column-width="1.335cm"/>
    </style:style>
    <style:style style:name="表格15.1" style:family="table-row">
      <style:table-row-properties style:keep-together="true" fo:keep-together="auto"/>
    </style:style>
    <style:style style:name="表格15.A1" style:family="table-cell">
      <style:table-cell-properties fo:background-color="#3f3f3f" fo:padding="0cm" fo:border="0.026cm solid #3f3f3f">
        <style:background-image/>
      </style:table-cell-properties>
    </style:style>
    <style:style style:name="表格15.A2" style:family="table-cell">
      <style:table-cell-properties fo:background-color="#ffffff" fo:padding="0cm" fo:border="0.026cm solid #aaaaaa">
        <style:background-image/>
      </style:table-cell-properties>
    </style:style>
    <style:style style:name="表格15.A3" style:family="table-cell">
      <style:table-cell-properties fo:background-color="#f5f5f5" fo:padding="0cm" fo:border="0.026cm solid #aaaaaa">
        <style:background-image/>
      </style:table-cell-properties>
    </style:style>
    <style:style style:name="表格16" style:family="table">
      <style:table-properties style:width="10.001cm" fo:margin-left="0cm" fo:margin-top="0cm" fo:margin-bottom="0cm" table:align="left" style:writing-mode="lr-tb"/>
    </style:style>
    <style:style style:name="表格16.A" style:family="table-column">
      <style:table-column-properties style:column-width="4.202cm"/>
    </style:style>
    <style:style style:name="表格16.B" style:family="table-column">
      <style:table-column-properties style:column-width="4.464cm"/>
    </style:style>
    <style:style style:name="表格16.C" style:family="table-column">
      <style:table-column-properties style:column-width="1.335cm"/>
    </style:style>
    <style:style style:name="表格16.1" style:family="table-row">
      <style:table-row-properties style:keep-together="true" fo:keep-together="auto"/>
    </style:style>
    <style:style style:name="表格16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16.A2" style:family="table-cell">
      <style:table-cell-properties fo:background-color="#ffffff" fo:padding="0cm" fo:border="0.026cm solid #aaaaaa">
        <style:background-image/>
      </style:table-cell-properties>
    </style:style>
    <style:style style:name="表格16.A3" style:family="table-cell">
      <style:table-cell-properties fo:background-color="#f5f5f5" fo:padding="0cm" fo:border="0.026cm solid #aaaaaa">
        <style:background-image/>
      </style:table-cell-properties>
    </style:style>
    <style:style style:name="表格17" style:family="table">
      <style:table-properties style:width="10.001cm" fo:margin-left="0cm" fo:margin-top="0cm" fo:margin-bottom="0cm" table:align="left" style:writing-mode="lr-tb"/>
    </style:style>
    <style:style style:name="表格17.A" style:family="table-column">
      <style:table-column-properties style:column-width="3.701cm"/>
    </style:style>
    <style:style style:name="表格17.B" style:family="table-column">
      <style:table-column-properties style:column-width="4.965cm"/>
    </style:style>
    <style:style style:name="表格17.C" style:family="table-column">
      <style:table-column-properties style:column-width="1.335cm"/>
    </style:style>
    <style:style style:name="表格17.1" style:family="table-row">
      <style:table-row-properties style:keep-together="true" fo:keep-together="auto"/>
    </style:style>
    <style:style style:name="表格17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17.A2" style:family="table-cell">
      <style:table-cell-properties fo:background-color="#ffffff" fo:padding="0cm" fo:border="0.026cm solid #aaaaaa">
        <style:background-image/>
      </style:table-cell-properties>
    </style:style>
    <style:style style:name="表格17.A3" style:family="table-cell">
      <style:table-cell-properties fo:background-color="#f5f5f5" fo:padding="0cm" fo:border="0.026cm solid #aaaaaa">
        <style:background-image/>
      </style:table-cell-properties>
    </style:style>
    <style:style style:name="表格18" style:family="table">
      <style:table-properties style:width="10.001cm" fo:margin-left="0cm" fo:margin-top="0cm" fo:margin-bottom="0cm" table:align="left" style:writing-mode="lr-tb"/>
    </style:style>
    <style:style style:name="表格18.A" style:family="table-column">
      <style:table-column-properties style:column-width="3.574cm"/>
    </style:style>
    <style:style style:name="表格18.B" style:family="table-column">
      <style:table-column-properties style:column-width="5.092cm"/>
    </style:style>
    <style:style style:name="表格18.C" style:family="table-column">
      <style:table-column-properties style:column-width="1.335cm"/>
    </style:style>
    <style:style style:name="表格18.1" style:family="table-row">
      <style:table-row-properties style:keep-together="true" fo:keep-together="auto"/>
    </style:style>
    <style:style style:name="表格18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18.A2" style:family="table-cell">
      <style:table-cell-properties fo:background-color="#ffffff" fo:padding="0cm" fo:border="0.026cm solid #aaaaaa">
        <style:background-image/>
      </style:table-cell-properties>
    </style:style>
    <style:style style:name="表格18.A3" style:family="table-cell">
      <style:table-cell-properties fo:background-color="#f5f5f5" fo:padding="0cm" fo:border="0.026cm solid #aaaaaa">
        <style:background-image/>
      </style:table-cell-properties>
    </style:style>
    <style:style style:name="表格19" style:family="table">
      <style:table-properties style:width="10.001cm" fo:margin-left="0cm" fo:margin-top="0cm" fo:margin-bottom="0cm" table:align="left" style:writing-mode="lr-tb"/>
    </style:style>
    <style:style style:name="表格19.A" style:family="table-column">
      <style:table-column-properties style:column-width="4.113cm"/>
    </style:style>
    <style:style style:name="表格19.B" style:family="table-column">
      <style:table-column-properties style:column-width="4.553cm"/>
    </style:style>
    <style:style style:name="表格19.C" style:family="table-column">
      <style:table-column-properties style:column-width="1.335cm"/>
    </style:style>
    <style:style style:name="表格19.1" style:family="table-row">
      <style:table-row-properties style:keep-together="true" fo:keep-together="auto"/>
    </style:style>
    <style:style style:name="表格19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19.A2" style:family="table-cell">
      <style:table-cell-properties fo:background-color="#ffffff" fo:padding="0cm" fo:border="0.026cm solid #aaaaaa">
        <style:background-image/>
      </style:table-cell-properties>
    </style:style>
    <style:style style:name="表格19.C2" style:family="table-cell" style:data-style-name="N0">
      <style:table-cell-properties fo:background-color="#ffffff" fo:padding="0cm" fo:border="0.026cm solid #aaaaaa">
        <style:background-image/>
      </style:table-cell-properties>
    </style:style>
    <style:style style:name="表格19.A3" style:family="table-cell">
      <style:table-cell-properties fo:background-color="#f5f5f5" fo:padding="0cm" fo:border="0.026cm solid #aaaaaa">
        <style:background-image/>
      </style:table-cell-properties>
    </style:style>
    <style:style style:name="表格20" style:family="table">
      <style:table-properties style:width="10.001cm" fo:margin-left="0cm" fo:margin-top="0cm" fo:margin-bottom="0cm" table:align="left" style:writing-mode="lr-tb"/>
    </style:style>
    <style:style style:name="表格20.A" style:family="table-column">
      <style:table-column-properties style:column-width="4.397cm"/>
    </style:style>
    <style:style style:name="表格20.B" style:family="table-column">
      <style:table-column-properties style:column-width="4.269cm"/>
    </style:style>
    <style:style style:name="表格20.C" style:family="table-column">
      <style:table-column-properties style:column-width="1.335cm"/>
    </style:style>
    <style:style style:name="表格20.1" style:family="table-row">
      <style:table-row-properties style:keep-together="true" fo:keep-together="auto"/>
    </style:style>
    <style:style style:name="表格20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20.A2" style:family="table-cell">
      <style:table-cell-properties fo:background-color="#ffffff" fo:padding="0cm" fo:border="0.026cm solid #aaaaaa">
        <style:background-image/>
      </style:table-cell-properties>
    </style:style>
    <style:style style:name="表格20.A3" style:family="table-cell">
      <style:table-cell-properties fo:background-color="#f5f5f5" fo:padding="0cm" fo:border="0.026cm solid #aaaaaa">
        <style:background-image/>
      </style:table-cell-properties>
    </style:style>
    <style:style style:name="表格21" style:family="table">
      <style:table-properties style:width="10.001cm" fo:margin-left="0cm" fo:margin-top="0cm" fo:margin-bottom="0cm" table:align="left" style:writing-mode="lr-tb"/>
    </style:style>
    <style:style style:name="表格21.A" style:family="table-column">
      <style:table-column-properties style:column-width="4.052cm"/>
    </style:style>
    <style:style style:name="表格21.B" style:family="table-column">
      <style:table-column-properties style:column-width="4.614cm"/>
    </style:style>
    <style:style style:name="表格21.C" style:family="table-column">
      <style:table-column-properties style:column-width="1.335cm"/>
    </style:style>
    <style:style style:name="表格21.1" style:family="table-row">
      <style:table-row-properties style:keep-together="true" fo:keep-together="auto"/>
    </style:style>
    <style:style style:name="表格21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21.A2" style:family="table-cell">
      <style:table-cell-properties fo:background-color="#ffffff" fo:padding="0cm" fo:border="0.026cm solid #aaaaaa">
        <style:background-image/>
      </style:table-cell-properties>
    </style:style>
    <style:style style:name="表格21.A3" style:family="table-cell">
      <style:table-cell-properties fo:background-color="#f5f5f5" fo:padding="0cm" fo:border="0.026cm solid #aaaaaa">
        <style:background-image/>
      </style:table-cell-properties>
    </style:style>
    <style:style style:name="表格22" style:family="table">
      <style:table-properties style:width="10.001cm" fo:margin-left="0cm" fo:margin-top="0cm" fo:margin-bottom="0cm" table:align="left" style:writing-mode="lr-tb"/>
    </style:style>
    <style:style style:name="表格22.A" style:family="table-column">
      <style:table-column-properties style:column-width="4.113cm"/>
    </style:style>
    <style:style style:name="表格22.B" style:family="table-column">
      <style:table-column-properties style:column-width="4.553cm"/>
    </style:style>
    <style:style style:name="表格22.C" style:family="table-column">
      <style:table-column-properties style:column-width="1.335cm"/>
    </style:style>
    <style:style style:name="表格22.1" style:family="table-row">
      <style:table-row-properties style:keep-together="true" fo:keep-together="auto"/>
    </style:style>
    <style:style style:name="表格22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22.A2" style:family="table-cell">
      <style:table-cell-properties fo:background-color="#ffffff" fo:padding="0cm" fo:border="0.026cm solid #aaaaaa">
        <style:background-image/>
      </style:table-cell-properties>
    </style:style>
    <style:style style:name="表格22.A3" style:family="table-cell">
      <style:table-cell-properties fo:background-color="#f5f5f5" fo:padding="0cm" fo:border="0.026cm solid #aaaaaa">
        <style:background-image/>
      </style:table-cell-properties>
    </style:style>
    <style:style style:name="表格23" style:family="table">
      <style:table-properties style:width="10.001cm" fo:margin-left="0cm" fo:margin-top="0cm" fo:margin-bottom="0cm" table:align="left" style:writing-mode="lr-tb"/>
    </style:style>
    <style:style style:name="表格23.A" style:family="table-column">
      <style:table-column-properties style:column-width="4.207cm"/>
    </style:style>
    <style:style style:name="表格23.B" style:family="table-column">
      <style:table-column-properties style:column-width="4.459cm"/>
    </style:style>
    <style:style style:name="表格23.C" style:family="table-column">
      <style:table-column-properties style:column-width="1.335cm"/>
    </style:style>
    <style:style style:name="表格23.1" style:family="table-row">
      <style:table-row-properties style:keep-together="true" fo:keep-together="auto"/>
    </style:style>
    <style:style style:name="表格23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23.A2" style:family="table-cell">
      <style:table-cell-properties fo:background-color="#ffffff" fo:padding="0cm" fo:border="0.026cm solid #aaaaaa">
        <style:background-image/>
      </style:table-cell-properties>
    </style:style>
    <style:style style:name="表格23.A3" style:family="table-cell">
      <style:table-cell-properties fo:background-color="#f5f5f5" fo:padding="0cm" fo:border="0.026cm solid #aaaaaa">
        <style:background-image/>
      </style:table-cell-properties>
    </style:style>
    <style:style style:name="表格24" style:family="table">
      <style:table-properties style:width="10.001cm" fo:margin-left="0cm" fo:margin-top="0cm" fo:margin-bottom="0cm" table:align="left" style:writing-mode="lr-tb"/>
    </style:style>
    <style:style style:name="表格24.A" style:family="table-column">
      <style:table-column-properties style:column-width="3.914cm"/>
    </style:style>
    <style:style style:name="表格24.B" style:family="table-column">
      <style:table-column-properties style:column-width="4.752cm"/>
    </style:style>
    <style:style style:name="表格24.C" style:family="table-column">
      <style:table-column-properties style:column-width="1.335cm"/>
    </style:style>
    <style:style style:name="表格24.1" style:family="table-row">
      <style:table-row-properties style:keep-together="true" fo:keep-together="auto"/>
    </style:style>
    <style:style style:name="表格24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24.A2" style:family="table-cell">
      <style:table-cell-properties fo:background-color="#ffffff" fo:padding="0cm" fo:border="0.026cm solid #aaaaaa">
        <style:background-image/>
      </style:table-cell-properties>
    </style:style>
    <style:style style:name="表格24.A3" style:family="table-cell">
      <style:table-cell-properties fo:background-color="#f5f5f5" fo:padding="0cm" fo:border="0.026cm solid #aaaaaa">
        <style:background-image/>
      </style:table-cell-properties>
    </style:style>
    <style:style style:name="表格25" style:family="table">
      <style:table-properties style:width="10.001cm" fo:margin-left="0cm" fo:margin-top="0cm" fo:margin-bottom="0cm" table:align="left" style:writing-mode="lr-tb"/>
    </style:style>
    <style:style style:name="表格25.A" style:family="table-column">
      <style:table-column-properties style:column-width="4.23cm"/>
    </style:style>
    <style:style style:name="表格25.B" style:family="table-column">
      <style:table-column-properties style:column-width="4.436cm"/>
    </style:style>
    <style:style style:name="表格25.C" style:family="table-column">
      <style:table-column-properties style:column-width="1.335cm"/>
    </style:style>
    <style:style style:name="表格25.1" style:family="table-row">
      <style:table-row-properties style:keep-together="true" fo:keep-together="auto"/>
    </style:style>
    <style:style style:name="表格25.A1" style:family="table-cell">
      <style:table-cell-properties style:vertical-align="bottom" fo:background-color="#3f3f3f" fo:padding="0cm" fo:border="0.026cm solid #3f3f3f">
        <style:background-image/>
      </style:table-cell-properties>
    </style:style>
    <style:style style:name="表格25.A2" style:family="table-cell">
      <style:table-cell-properties fo:background-color="#ffffff" fo:padding="0cm" fo:border="0.026cm solid #aaaaaa">
        <style:background-image/>
      </style:table-cell-properties>
    </style:style>
    <style:style style:name="表格25.A3" style:family="table-cell">
      <style:table-cell-properties fo:background-color="#f5f5f5" fo:padding="0cm" fo:border="0.026cm solid #aaaaa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4" style:family="paragraph" style:parent-style-name="Standard" style:master-page-name="Standard">
      <style:paragraph-properties fo:margin-left="0.661cm" fo:margin-right="0cm" fo:orphans="2" fo:widows="2" fo:text-indent="0cm" style:auto-text-indent="false" style:page-number="auto" fo:background-color="#fdfcf8">
        <style:background-image/>
      </style:paragraph-properties>
    </style:style>
    <style:style style:name="P5" style:family="paragraph" style:parent-style-name="Heading_20_2">
      <style:paragraph-properties fo:background-color="#fdfcf8">
        <style:background-image/>
      </style:paragraph-properties>
    </style:style>
    <style:style style:name="T1" style:family="text">
      <style:text-properties fo:color="#000000" style:font-name="Times New Roman" fo:font-size="21pt" style:letter-kerning="true" style:font-size-asian="21pt" style:font-name-complex="Times New Roman1" style:font-size-complex="21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3f3f3f" style:font-name="Times New Roman" fo:font-size="13.5pt" style:font-size-asian="13.5pt" style:font-name-complex="Times New Roman1" style:font-size-complex="13.5pt"/>
    </style:style>
    <style:style style:name="T4" style:family="text">
      <style:text-properties fo:color="#3f3f3f" style:font-name="Times New Roman" fo:font-size="13.5pt" style:letter-kerning="true" style:font-size-asian="13.5pt" style:font-name-complex="Times New Roman1" style:font-size-complex="13.5pt"/>
    </style:style>
    <style:style style:name="T5" style:family="text">
      <style:text-properties fo:color="#ffffff" style:font-name="Times New Roman" fo:font-weight="bold" style:font-weight-asian="bold" style:font-name-complex="Times New Roman1" style:font-weight-complex="bold"/>
    </style:style>
    <style:style style:name="T6" style:family="text">
      <style:text-properties fo:color="#900b09" style:font-name="Times New Roman" style:font-name-complex="Times New Roman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CSS 參考手冊</text:span></text:h>
      <text:list xml:id="list8266171796915336573" text:style-name="Outline">
        <text:list-item>
          <text:list>
            <text:list-item>
              <text:h text:style-name="P5" text:outline-level="2"><text:span text:style-name="T3">CSS 背景屬性（Background）</text:span></text:h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"><text:span text:style-name="T5">屬性</text:span></text:p>
          </table:table-cell>
          <table:table-cell table:style-name="表格1.A1" office:value-type="string">
            <text:p text:style-name="P1"><text:span text:style-name="T5">描述</text:span></text:p>
          </table:table-cell>
          <table:table-cell table:style-name="表格1.A1" office:value-type="string">
            <text:p text:style-name="P1"><text:span text:style-name="T5">CSS</text:span></text:p>
          </table:table-cell>
          <table:table-cell table:style-name="表格1.A1" office:value-type="string">
            <text:p text:style-name="P1"><text:span text:style-name="T5">檢核</text:span></text:p>
          </table:table-cell>
        </table:table-row>
        <table:table-row table:style-name="表格1.1">
          <table:table-cell table:style-name="表格1.A2" office:value-type="string">
            <text:p text:style-name="Standard"><text:a xlink:type="simple" xlink:href="http://www.w3school.com.cn/cssref/pr_background.asp" text:style-name="Internet_20_link" text:visited-style-name="Visited_20_Internet_20_Link"><text:span text:style-name="T6">background</text:span></text:a></text:p>
          </table:table-cell>
          <table:table-cell table:style-name="表格1.A2" office:value-type="string">
            <text:p text:style-name="Standard"><text:span text:style-name="T2">在一個敍述中設定所有的背景屬性。</text:span></text:p>
          </table:table-cell>
          <table:table-cell table:style-name="表格1.A2" office:value-type="string">
            <text:p text:style-name="P1"><text:span text:style-name="T2">1</text:span></text:p>
          </table:table-cell>
          <table:table-cell table:style-name="表格1.A2" office:value-type="string">
            <text:p text:style-name="P3">o</text:p>
          </table:table-cell>
        </table:table-row>
        <table:table-row table:style-name="表格1.1">
          <table:table-cell table:style-name="表格1.A3" office:value-type="string">
            <text:p text:style-name="Standard"><text:a xlink:type="simple" xlink:href="http://www.w3school.com.cn/cssref/pr_background-attachment.asp" text:style-name="Internet_20_link" text:visited-style-name="Visited_20_Internet_20_Link"><text:span text:style-name="T6">background-attachment</text:span></text:a></text:p>
          </table:table-cell>
          <table:table-cell table:style-name="表格1.A3" office:value-type="string">
            <text:p text:style-name="Standard"><text:span text:style-name="T2">設置背景圖像是否固定或者隨著頁面的其餘部分滾動。</text:span></text:p>
          </table:table-cell>
          <table:table-cell table:style-name="表格1.A3" office:value-type="string">
            <text:p text:style-name="P1"><text:span text:style-name="T2">1</text:span></text:p>
          </table:table-cell>
          <table:table-cell table:style-name="表格1.A3" office:value-type="string">
            <text:p text:style-name="P3"/>
          </table:table-cell>
        </table:table-row>
        <table:table-row table:style-name="表格1.1">
          <table:table-cell table:style-name="表格1.A2" office:value-type="string">
            <text:p text:style-name="Standard"><text:a xlink:type="simple" xlink:href="http://www.w3school.com.cn/cssref/pr_background-color.asp" text:style-name="Internet_20_link" text:visited-style-name="Visited_20_Internet_20_Link"><text:span text:style-name="T6">background-color</text:span></text:a></text:p>
          </table:table-cell>
          <table:table-cell table:style-name="表格1.A2" office:value-type="string">
            <text:p text:style-name="Standard"><text:span text:style-name="T2">設置元素的背景顏色。</text:span></text:p>
          </table:table-cell>
          <table:table-cell table:style-name="表格1.A2" office:value-type="string">
            <text:p text:style-name="P1"><text:span text:style-name="T2">1</text:span></text:p>
          </table:table-cell>
          <table:table-cell table:style-name="表格1.A2" office:value-type="string">
            <text:p text:style-name="P3">o</text:p>
          </table:table-cell>
        </table:table-row>
        <table:table-row table:style-name="表格1.1">
          <table:table-cell table:style-name="表格1.A3" office:value-type="string">
            <text:p text:style-name="Standard"><text:a xlink:type="simple" xlink:href="http://www.w3school.com.cn/cssref/pr_background-image.asp" text:style-name="Internet_20_link" text:visited-style-name="Visited_20_Internet_20_Link"><text:span text:style-name="T6">background-image</text:span></text:a></text:p>
          </table:table-cell>
          <table:table-cell table:style-name="表格1.A3" office:value-type="string">
            <text:p text:style-name="Standard"><text:span text:style-name="T2">設置元素的背景圖像。</text:span></text:p>
          </table:table-cell>
          <table:table-cell table:style-name="表格1.A3" office:value-type="string">
            <text:p text:style-name="P1"><text:span text:style-name="T2">1</text:span></text:p>
          </table:table-cell>
          <table:table-cell table:style-name="表格1.A3" office:value-type="string">
            <text:p text:style-name="P3"/>
          </table:table-cell>
        </table:table-row>
        <table:table-row table:style-name="表格1.1">
          <table:table-cell table:style-name="表格1.A2" office:value-type="string">
            <text:p text:style-name="Standard"><text:a xlink:type="simple" xlink:href="http://www.w3school.com.cn/cssref/pr_background-position.asp" text:style-name="Internet_20_link" text:visited-style-name="Visited_20_Internet_20_Link"><text:span text:style-name="T6">background-position</text:span></text:a></text:p>
          </table:table-cell>
          <table:table-cell table:style-name="表格1.A2" office:value-type="string">
            <text:p text:style-name="Standard"><text:span text:style-name="T2">設置背景圖像的開始位置。</text:span></text:p>
          </table:table-cell>
          <table:table-cell table:style-name="表格1.A2" office:value-type="string">
            <text:p text:style-name="P1"><text:span text:style-name="T2">1</text:span></text:p>
          </table:table-cell>
          <table:table-cell table:style-name="表格1.A2" office:value-type="string">
            <text:p text:style-name="P3">o</text:p>
          </table:table-cell>
        </table:table-row>
        <table:table-row table:style-name="表格1.1">
          <table:table-cell table:style-name="表格1.A3" office:value-type="string">
            <text:p text:style-name="Standard"><text:a xlink:type="simple" xlink:href="http://www.w3school.com.cn/cssref/pr_background-repeat.asp" text:style-name="Internet_20_link" text:visited-style-name="Visited_20_Internet_20_Link"><text:span text:style-name="T6">background-repeat</text:span></text:a></text:p>
          </table:table-cell>
          <table:table-cell table:style-name="表格1.A3" office:value-type="string">
            <text:p text:style-name="Standard"><text:span text:style-name="T2">設置是否及如何重複背景圖像。</text:span></text:p>
          </table:table-cell>
          <table:table-cell table:style-name="表格1.A3" office:value-type="string">
            <text:p text:style-name="P1"><text:span text:style-name="T2">1</text:span></text:p>
          </table:table-cell>
          <table:table-cell table:style-name="表格1.A3" office:value-type="string">
            <text:p text:style-name="P3">o</text:p>
          </table:table-cell>
        </table:table-row>
        <table:table-row table:style-name="表格1.1">
          <table:table-cell table:style-name="表格1.A2" office:value-type="string">
            <text:p text:style-name="Standard"><text:a xlink:type="simple" xlink:href="http://www.w3school.com.cn/cssref/pr_background-clip.asp" text:style-name="Internet_20_link" text:visited-style-name="Visited_20_Internet_20_Link"><text:span text:style-name="T6">background-clip</text:span></text:a></text:p>
          </table:table-cell>
          <table:table-cell table:style-name="表格1.A2" office:value-type="string">
            <text:p text:style-name="Standard"><text:span text:style-name="T2">規定背景的繪製區域。</text:span></text:p>
          </table:table-cell>
          <table:table-cell table:style-name="表格1.A2" office:value-type="string">
            <text:p text:style-name="P1"><text:span text:style-name="T2">3</text:span></text:p>
          </table:table-cell>
          <table:table-cell table:style-name="表格1.A2" office:value-type="string">
            <text:p text:style-name="P3"/>
          </table:table-cell>
        </table:table-row>
        <table:table-row table:style-name="表格1.1">
          <table:table-cell table:style-name="表格1.A3" office:value-type="string">
            <text:p text:style-name="Standard"><text:a xlink:type="simple" xlink:href="http://www.w3school.com.cn/cssref/pr_background-origin.asp" text:style-name="Internet_20_link" text:visited-style-name="Visited_20_Internet_20_Link"><text:span text:style-name="T6">background-origin</text:span></text:a></text:p>
          </table:table-cell>
          <table:table-cell table:style-name="表格1.A3" office:value-type="string">
            <text:p text:style-name="Standard"><text:span text:style-name="T2">規定背景圖片的定位區域。</text:span></text:p>
          </table:table-cell>
          <table:table-cell table:style-name="表格1.A3" office:value-type="string">
            <text:p text:style-name="P1"><text:span text:style-name="T2">3</text:span></text:p>
          </table:table-cell>
          <table:table-cell table:style-name="表格1.A3" office:value-type="string">
            <text:p text:style-name="P3"/>
          </table:table-cell>
        </table:table-row>
        <table:table-row table:style-name="表格1.1">
          <table:table-cell table:style-name="表格1.A2" office:value-type="string">
            <text:p text:style-name="Standard"><text:a xlink:type="simple" xlink:href="http://www.w3school.com.cn/cssref/pr_background-size.asp" text:style-name="Internet_20_link" text:visited-style-name="Visited_20_Internet_20_Link"><text:span text:style-name="T6">background-size</text:span></text:a></text:p>
          </table:table-cell>
          <table:table-cell table:style-name="表格1.A2" office:value-type="string">
            <text:p text:style-name="Standard"><text:span text:style-name="T2">設定背景圖片的尺寸。</text:span></text:p>
          </table:table-cell>
          <table:table-cell table:style-name="表格1.A2" office:value-type="string">
            <text:p text:style-name="P1"><text:span text:style-name="T2">3</text:span></text:p>
          </table:table-cell>
          <table:table-cell table:style-name="表格1.A2" office:value-type="string">
            <text:p text:style-name="P3"/>
          </table:table-cell>
        </table:table-row>
      </table:table>
      <text:list xml:id="list36625599" text:continue-numbering="true" text:style-name="Outline">
        <text:list-item>
          <text:list>
            <text:list-item>
              <text:h text:style-name="P5" text:outline-level="2"><text:span text:style-name="T3">CSS 尺寸屬性（Dimension）</text:span></text:h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Standard"><text:span text:style-name="T5">屬性</text:span></text:p>
          </table:table-cell>
          <table:table-cell table:style-name="表格2.A1" office:value-type="string">
            <text:p text:style-name="Standard"><text:span text:style-name="T5">描述</text:span></text:p>
          </table:table-cell>
          <table:table-cell table:style-name="表格2.A1" office:value-type="string">
            <text:p text:style-name="P1"><text:span text:style-name="T5">CSS</text:span></text:p>
          </table:table-cell>
          <table:table-cell table:style-name="表格2.D1" office:value-type="string">
            <text:p text:style-name="P1"><text:span text:style-name="T5">檢核</text:span></text:p>
          </table:table-cell>
        </table:table-row>
        <table:table-row table:style-name="表格2.1">
          <table:table-cell table:style-name="表格2.A2" office:value-type="string">
            <text:p text:style-name="Standard"><text:a xlink:type="simple" xlink:href="http://www.w3school.com.cn/cssref/pr_dim_height.asp" text:style-name="Internet_20_link" text:visited-style-name="Visited_20_Internet_20_Link"><text:span text:style-name="T6">height</text:span></text:a></text:p>
          </table:table-cell>
          <table:table-cell table:style-name="表格2.A2" office:value-type="string">
            <text:p text:style-name="Standard"><text:span text:style-name="T2">設置元素高度。</text:span></text:p>
          </table:table-cell>
          <table:table-cell table:style-name="表格2.A2" office:value-type="string">
            <text:p text:style-name="P1"><text:span text:style-name="T2">1</text:span></text:p>
          </table:table-cell>
          <table:table-cell table:style-name="表格2.A2" office:value-type="string">
            <text:p text:style-name="P3">o</text:p>
          </table:table-cell>
        </table:table-row>
        <table:table-row table:style-name="表格2.1">
          <table:table-cell table:style-name="表格2.A3" office:value-type="string">
            <text:p text:style-name="Standard"><text:a xlink:type="simple" xlink:href="http://www.w3school.com.cn/cssref/pr_dim_max-height.asp" text:style-name="Internet_20_link" text:visited-style-name="Visited_20_Internet_20_Link"><text:span text:style-name="T6">max-height</text:span></text:a></text:p>
          </table:table-cell>
          <table:table-cell table:style-name="表格2.A3" office:value-type="string">
            <text:p text:style-name="Standard"><text:span text:style-name="T2">設置元素的最大高度。</text:span></text:p>
          </table:table-cell>
          <table:table-cell table:style-name="表格2.A3" office:value-type="string">
            <text:p text:style-name="P1"><text:span text:style-name="T2">2</text:span></text:p>
          </table:table-cell>
          <table:table-cell table:style-name="表格2.A3" office:value-type="string">
            <text:p text:style-name="P3"/>
          </table:table-cell>
        </table:table-row>
        <table:table-row table:style-name="表格2.1">
          <table:table-cell table:style-name="表格2.A2" office:value-type="string">
            <text:p text:style-name="Standard"><text:a xlink:type="simple" xlink:href="http://www.w3school.com.cn/cssref/pr_dim_max-width.asp" text:style-name="Internet_20_link" text:visited-style-name="Visited_20_Internet_20_Link"><text:span text:style-name="T6">max-width</text:span></text:a></text:p>
          </table:table-cell>
          <table:table-cell table:style-name="表格2.A2" office:value-type="string">
            <text:p text:style-name="Standard"><text:span text:style-name="T2">設置元素的最大寬度。</text:span></text:p>
          </table:table-cell>
          <table:table-cell table:style-name="表格2.A2" office:value-type="string">
            <text:p text:style-name="P1"><text:span text:style-name="T2">2</text:span></text:p>
          </table:table-cell>
          <table:table-cell table:style-name="表格2.A2" office:value-type="string">
            <text:p text:style-name="P3"/>
          </table:table-cell>
        </table:table-row>
        <table:table-row table:style-name="表格2.1">
          <table:table-cell table:style-name="表格2.A3" office:value-type="string">
            <text:p text:style-name="Standard"><text:a xlink:type="simple" xlink:href="http://www.w3school.com.cn/cssref/pr_dim_min-height.asp" text:style-name="Internet_20_link" text:visited-style-name="Visited_20_Internet_20_Link"><text:span text:style-name="T6">min-height</text:span></text:a></text:p>
          </table:table-cell>
          <table:table-cell table:style-name="表格2.A3" office:value-type="string">
            <text:p text:style-name="Standard"><text:span text:style-name="T2">設置元素的最小高度。</text:span></text:p>
          </table:table-cell>
          <table:table-cell table:style-name="表格2.A3" office:value-type="string">
            <text:p text:style-name="P1"><text:span text:style-name="T2">2</text:span></text:p>
          </table:table-cell>
          <table:table-cell table:style-name="表格2.A3" office:value-type="string">
            <text:p text:style-name="P3"/>
          </table:table-cell>
        </table:table-row>
        <table:table-row table:style-name="表格2.1">
          <table:table-cell table:style-name="表格2.A2" office:value-type="string">
            <text:p text:style-name="Standard"><text:a xlink:type="simple" xlink:href="http://www.w3school.com.cn/cssref/pr_dim_min-width.asp" text:style-name="Internet_20_link" text:visited-style-name="Visited_20_Internet_20_Link"><text:span text:style-name="T6">min-width</text:span></text:a></text:p>
          </table:table-cell>
          <table:table-cell table:style-name="表格2.A2" office:value-type="string">
            <text:p text:style-name="Standard"><text:span text:style-name="T2">設置元素的最小寬度。</text:span></text:p>
          </table:table-cell>
          <table:table-cell table:style-name="表格2.A2" office:value-type="string">
            <text:p text:style-name="P1"><text:span text:style-name="T2">2</text:span></text:p>
          </table:table-cell>
          <table:table-cell table:style-name="表格2.A2" office:value-type="string">
            <text:p text:style-name="P3"/>
          </table:table-cell>
        </table:table-row>
        <table:table-row table:style-name="表格2.1">
          <table:table-cell table:style-name="表格2.A3" office:value-type="string">
            <text:p text:style-name="Standard"><text:a xlink:type="simple" xlink:href="http://www.w3school.com.cn/cssref/pr_dim_width.asp" text:style-name="Internet_20_link" text:visited-style-name="Visited_20_Internet_20_Link"><text:span text:style-name="T6">width</text:span></text:a></text:p>
          </table:table-cell>
          <table:table-cell table:style-name="表格2.A3" office:value-type="string">
            <text:p text:style-name="Standard"><text:span text:style-name="T2">設置元素的寬度。</text:span></text:p>
          </table:table-cell>
          <table:table-cell table:style-name="表格2.A3" office:value-type="string">
            <text:p text:style-name="P1"><text:span text:style-name="T2">1</text:span></text:p>
          </table:table-cell>
          <table:table-cell table:style-name="表格2.A3" office:value-type="string">
            <text:p text:style-name="P3">o</text:p>
          </table:table-cell>
        </table:table-row>
      </table:table>
      <text:list xml:id="list36623791" text:continue-numbering="true" text:style-name="Outline">
        <text:list-item>
          <text:list>
            <text:list-item>
              <text:h text:style-name="P5" text:outline-level="2"><text:span text:style-name="T3">CSS 文字屬性（Text）</text:span></text:h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Standard"><text:span text:style-name="T5">屬性</text:span></text:p>
          </table:table-cell>
          <table:table-cell table:style-name="表格3.A1" office:value-type="string">
            <text:p text:style-name="Standard"><text:span text:style-name="T5">描述</text:span></text:p>
          </table:table-cell>
          <table:table-cell table:style-name="表格3.A1" office:value-type="string">
            <text:p text:style-name="P1"><text:span text:style-name="T5">CSS</text:span></text:p>
          </table:table-cell>
          <table:table-cell table:style-name="表格3.D1" office:value-type="string">
            <text:p text:style-name="P1"><text:span text:style-name="T5">檢核</text:span></text:p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text_color.asp" text:style-name="Internet_20_link" text:visited-style-name="Visited_20_Internet_20_Link"><text:span text:style-name="T6">color</text:span></text:a></text:p>
          </table:table-cell>
          <table:table-cell table:style-name="表格3.A2" office:value-type="string">
            <text:p text:style-name="Standard"><text:span text:style-name="T2">設置文本的顏色。</text:span></text:p>
          </table:table-cell>
          <table:table-cell table:style-name="表格3.A2" office:value-type="string">
            <text:p text:style-name="P1"><text:span text:style-name="T2">1</text:span></text:p>
          </table:table-cell>
          <table:table-cell table:style-name="表格3.A2" office:value-type="string">
            <text:p text:style-name="P3">o</text:p>
          </table:table-cell>
        </table:table-row>
        <table:table-row table:style-name="表格3.1">
          <table:table-cell table:style-name="表格3.A3" office:value-type="string">
            <text:p text:style-name="Standard"><text:a xlink:type="simple" xlink:href="http://www.w3school.com.cn/cssref/pr_text_direction.asp" text:style-name="Internet_20_link" text:visited-style-name="Visited_20_Internet_20_Link"><text:span text:style-name="T6">direction</text:span></text:a></text:p>
          </table:table-cell>
          <table:table-cell table:style-name="表格3.A3" office:value-type="string">
            <text:p text:style-name="Standard"><text:span text:style-name="T2">規定文本的方向 / 書寫方向。</text:span></text:p>
          </table:table-cell>
          <table:table-cell table:style-name="表格3.A3" office:value-type="string">
            <text:p text:style-name="P1"><text:span text:style-name="T2">2</text:span></text:p>
          </table:table-cell>
          <table:table-cell table:style-name="表格3.A3" office:value-type="string">
            <text:p text:style-name="P3">o</text:p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text_letter-spacing.asp" text:style-name="Internet_20_link" text:visited-style-name="Visited_20_Internet_20_Link"><text:span text:style-name="T6">letter-spacing</text:span></text:a></text:p>
          </table:table-cell>
          <table:table-cell table:style-name="表格3.A2" office:value-type="string">
            <text:p text:style-name="Standard"><text:span text:style-name="T2">設置字元間距。</text:span></text:p>
          </table:table-cell>
          <table:table-cell table:style-name="表格3.A2" office:value-type="string">
            <text:p text:style-name="P1"><text:span text:style-name="T2">1</text:span></text:p>
          </table:table-cell>
          <table:table-cell table:style-name="表格3.A2" office:value-type="string">
            <text:p text:style-name="P3"/>
          </table:table-cell>
        </table:table-row>
        <text:soft-page-break/>
        <table:table-row table:style-name="表格3.1">
          <table:table-cell table:style-name="表格3.A3" office:value-type="string">
            <text:p text:style-name="Standard"><text:a xlink:type="simple" xlink:href="http://www.w3school.com.cn/cssref/pr_dim_line-height.asp" text:style-name="Internet_20_link" text:visited-style-name="Visited_20_Internet_20_Link"><text:span text:style-name="T6">line-height</text:span></text:a></text:p>
          </table:table-cell>
          <table:table-cell table:style-name="表格3.A3" office:value-type="string">
            <text:p text:style-name="Standard"><text:span text:style-name="T2">設置行高。</text:span></text:p>
          </table:table-cell>
          <table:table-cell table:style-name="表格3.A3" office:value-type="string">
            <text:p text:style-name="P1"><text:span text:style-name="T2">1</text:span></text:p>
          </table:table-cell>
          <table:table-cell table:style-name="表格3.A3" office:value-type="string">
            <text:p text:style-name="P3"/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text_text-align.asp" text:style-name="Internet_20_link" text:visited-style-name="Visited_20_Internet_20_Link"><text:span text:style-name="T6">text-align</text:span></text:a></text:p>
          </table:table-cell>
          <table:table-cell table:style-name="表格3.A2" office:value-type="string">
            <text:p text:style-name="Standard"><text:span text:style-name="T2">指定文字的水平對齊方式。</text:span></text:p>
          </table:table-cell>
          <table:table-cell table:style-name="表格3.A2" office:value-type="string">
            <text:p text:style-name="P1"><text:span text:style-name="T2">1</text:span></text:p>
          </table:table-cell>
          <table:table-cell table:style-name="表格3.A2" office:value-type="string">
            <text:p text:style-name="P3"/>
          </table:table-cell>
        </table:table-row>
        <table:table-row table:style-name="表格3.1">
          <table:table-cell table:style-name="表格3.A3" office:value-type="string">
            <text:p text:style-name="Standard"><text:a xlink:type="simple" xlink:href="http://www.w3school.com.cn/cssref/pr_text_text-decoration.asp" text:style-name="Internet_20_link" text:visited-style-name="Visited_20_Internet_20_Link"><text:span text:style-name="T6">text-decoration</text:span></text:a></text:p>
          </table:table-cell>
          <table:table-cell table:style-name="表格3.A3" office:value-type="string">
            <text:p text:style-name="Standard"><text:span text:style-name="T2">規定添加到文本的裝飾效果。</text:span></text:p>
          </table:table-cell>
          <table:table-cell table:style-name="表格3.A3" office:value-type="string">
            <text:p text:style-name="P1"><text:span text:style-name="T2">1</text:span></text:p>
          </table:table-cell>
          <table:table-cell table:style-name="表格3.A3" office:value-type="string">
            <text:p text:style-name="P3"/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text_text-indent.asp" text:style-name="Internet_20_link" text:visited-style-name="Visited_20_Internet_20_Link"><text:span text:style-name="T6">text-indent</text:span></text:a></text:p>
          </table:table-cell>
          <table:table-cell table:style-name="表格3.A2" office:value-type="string">
            <text:p text:style-name="Standard"><text:span text:style-name="T2">規定文字區塊首行的縮進。</text:span></text:p>
          </table:table-cell>
          <table:table-cell table:style-name="表格3.A2" office:value-type="string">
            <text:p text:style-name="P1"><text:span text:style-name="T2">1</text:span></text:p>
          </table:table-cell>
          <table:table-cell table:style-name="表格3.A2" office:value-type="string">
            <text:p text:style-name="P3"/>
          </table:table-cell>
        </table:table-row>
        <table:table-row table:style-name="表格3.1">
          <table:table-cell table:style-name="表格3.A3" office:value-type="string">
            <text:p text:style-name="Standard"><text:span text:style-name="T2">text-shadow</text:span></text:p>
          </table:table-cell>
          <table:table-cell table:style-name="表格3.A3" office:value-type="string">
            <text:p text:style-name="Standard"><text:span text:style-name="T2">設定文字的陰影效果。</text:span></text:p>
          </table:table-cell>
          <table:table-cell table:style-name="表格3.A3" office:value-type="string">
            <text:p text:style-name="P1"><text:span text:style-name="T2">2</text:span></text:p>
          </table:table-cell>
          <table:table-cell table:style-name="表格3.A3" office:value-type="string">
            <text:p text:style-name="P3">o</text:p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text_text-transform.asp" text:style-name="Internet_20_link" text:visited-style-name="Visited_20_Internet_20_Link"><text:span text:style-name="T6">text-transform</text:span></text:a></text:p>
          </table:table-cell>
          <table:table-cell table:style-name="表格3.A2" office:value-type="string">
            <text:p text:style-name="Standard"><text:span text:style-name="T2">控制文本的大小寫。</text:span></text:p>
          </table:table-cell>
          <table:table-cell table:style-name="表格3.A2" office:value-type="string">
            <text:p text:style-name="P1"><text:span text:style-name="T2">1</text:span></text:p>
          </table:table-cell>
          <table:table-cell table:style-name="表格3.A2" office:value-type="string">
            <text:p text:style-name="P3"/>
          </table:table-cell>
        </table:table-row>
        <table:table-row table:style-name="表格3.1">
          <table:table-cell table:style-name="表格3.A3" office:value-type="string">
            <text:p text:style-name="Standard"><text:a xlink:type="simple" xlink:href="http://www.w3school.com.cn/cssref/pr_unicode-bidi.asp" text:style-name="Internet_20_link" text:visited-style-name="Visited_20_Internet_20_Link"><text:span text:style-name="T6">unicode-bidi</text:span></text:a></text:p>
          </table:table-cell>
          <table:table-cell table:style-name="表格3.A3" office:value-type="string">
            <text:p text:style-name="Standard"><text:span text:style-name="T2">設置文本方向。</text:span></text:p>
          </table:table-cell>
          <table:table-cell table:style-name="表格3.A3" office:value-type="string">
            <text:p text:style-name="P1"><text:span text:style-name="T2">2</text:span></text:p>
          </table:table-cell>
          <table:table-cell table:style-name="表格3.A3" office:value-type="string">
            <text:p text:style-name="P3"/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text_white-space.asp" text:style-name="Internet_20_link" text:visited-style-name="Visited_20_Internet_20_Link"><text:span text:style-name="T6">white-space</text:span></text:a></text:p>
          </table:table-cell>
          <table:table-cell table:style-name="表格3.A2" office:value-type="string">
            <text:p text:style-name="Standard"><text:span text:style-name="T2">規定如何處理元素中的空白。</text:span></text:p>
          </table:table-cell>
          <table:table-cell table:style-name="表格3.A2" office:value-type="string">
            <text:p text:style-name="P1"><text:span text:style-name="T2">1</text:span></text:p>
          </table:table-cell>
          <table:table-cell table:style-name="表格3.A2" office:value-type="string">
            <text:p text:style-name="P3"/>
          </table:table-cell>
        </table:table-row>
        <table:table-row table:style-name="表格3.1">
          <table:table-cell table:style-name="表格3.A3" office:value-type="string">
            <text:p text:style-name="Standard"><text:a xlink:type="simple" xlink:href="http://www.w3school.com.cn/cssref/pr_text_word-spacing.asp" text:style-name="Internet_20_link" text:visited-style-name="Visited_20_Internet_20_Link"><text:span text:style-name="T6">word-spacing</text:span></text:a></text:p>
          </table:table-cell>
          <table:table-cell table:style-name="表格3.A3" office:value-type="string">
            <text:p text:style-name="Standard"><text:span text:style-name="T2">設置單詞間距。</text:span></text:p>
          </table:table-cell>
          <table:table-cell table:style-name="表格3.A3" office:value-type="string">
            <text:p text:style-name="P1"><text:span text:style-name="T2">1</text:span></text:p>
          </table:table-cell>
          <table:table-cell table:style-name="表格3.A3" office:value-type="string">
            <text:p text:style-name="P3"/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hanging-punctuation.asp" text:style-name="Internet_20_link" text:visited-style-name="Visited_20_Internet_20_Link"><text:span text:style-name="T6">hanging-punctuation</text:span></text:a></text:p>
          </table:table-cell>
          <table:table-cell table:style-name="表格3.A2" office:value-type="string">
            <text:p text:style-name="Standard"><text:span text:style-name="T2">規定標點字元是否位於線框之外。</text:span></text:p>
          </table:table-cell>
          <table:table-cell table:style-name="表格3.A2" office:value-type="string">
            <text:p text:style-name="P1"><text:span text:style-name="T2">3</text:span></text:p>
          </table:table-cell>
          <table:table-cell table:style-name="表格3.A2" office:value-type="string">
            <text:p text:style-name="P3"/>
          </table:table-cell>
        </table:table-row>
        <table:table-row table:style-name="表格3.1">
          <table:table-cell table:style-name="表格3.A3" office:value-type="string">
            <text:p text:style-name="Standard"><text:a xlink:type="simple" xlink:href="http://www.w3school.com.cn/cssref/pr_punctuation-trim.asp" text:style-name="Internet_20_link" text:visited-style-name="Visited_20_Internet_20_Link"><text:span text:style-name="T6">punctuation-trim</text:span></text:a></text:p>
          </table:table-cell>
          <table:table-cell table:style-name="表格3.A3" office:value-type="string">
            <text:p text:style-name="Standard"><text:span text:style-name="T2">規定是否對標點字元進行修剪。</text:span></text:p>
          </table:table-cell>
          <table:table-cell table:style-name="表格3.A3" office:value-type="string">
            <text:p text:style-name="P1"><text:span text:style-name="T2">3</text:span></text:p>
          </table:table-cell>
          <table:table-cell table:style-name="表格3.A3" office:value-type="string">
            <text:p text:style-name="P3"/>
          </table:table-cell>
        </table:table-row>
        <table:table-row table:style-name="表格3.1">
          <table:table-cell table:style-name="表格3.A2" office:value-type="string">
            <text:p text:style-name="Standard"><text:span text:style-name="T2">text-align-last</text:span></text:p>
          </table:table-cell>
          <table:table-cell table:style-name="表格3.A2" office:value-type="string">
            <text:p text:style-name="Standard"><text:span text:style-name="T2">設置如何對齊最後一行或緊挨著強制分行符號之前的行。</text:span></text:p>
          </table:table-cell>
          <table:table-cell table:style-name="表格3.A2" office:value-type="string">
            <text:p text:style-name="P1"><text:span text:style-name="T2">3</text:span></text:p>
          </table:table-cell>
          <table:table-cell table:style-name="表格3.A2" office:value-type="string">
            <text:p text:style-name="P3"/>
          </table:table-cell>
        </table:table-row>
        <table:table-row table:style-name="表格3.1">
          <table:table-cell table:style-name="表格3.A3" office:value-type="string">
            <text:p text:style-name="Standard"><text:a xlink:type="simple" xlink:href="http://www.w3school.com.cn/cssref/pr_text-emphasis.asp" text:style-name="Internet_20_link" text:visited-style-name="Visited_20_Internet_20_Link"><text:span text:style-name="T6">text-emphasis</text:span></text:a></text:p>
          </table:table-cell>
          <table:table-cell table:style-name="表格3.A3" office:value-type="string">
            <text:p text:style-name="Standard"><text:span text:style-name="T2">向元素的文本應用重點標記以及重點標記的前景色。</text:span></text:p>
          </table:table-cell>
          <table:table-cell table:style-name="表格3.A3" office:value-type="string">
            <text:p text:style-name="P1"><text:span text:style-name="T2">3</text:span></text:p>
          </table:table-cell>
          <table:table-cell table:style-name="表格3.A3" office:value-type="string">
            <text:p text:style-name="P3"/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text-justify.asp" text:style-name="Internet_20_link" text:visited-style-name="Visited_20_Internet_20_Link"><text:span text:style-name="T6">text-justify</text:span></text:a></text:p>
          </table:table-cell>
          <table:table-cell table:style-name="表格3.A2" office:value-type="string">
            <text:p text:style-name="Standard"><text:span text:style-name="T2">規定當 text-align 設置為 "justify" 時所使用的對齊方法。</text:span></text:p>
          </table:table-cell>
          <table:table-cell table:style-name="表格3.A2" office:value-type="string">
            <text:p text:style-name="P1"><text:span text:style-name="T2">3</text:span></text:p>
          </table:table-cell>
          <table:table-cell table:style-name="表格3.A2" office:value-type="string">
            <text:p text:style-name="P3"/>
          </table:table-cell>
        </table:table-row>
        <table:table-row table:style-name="表格3.1">
          <table:table-cell table:style-name="表格3.A3" office:value-type="string">
            <text:p text:style-name="Standard"><text:a xlink:type="simple" xlink:href="http://www.w3school.com.cn/cssref/pr_text-outline.asp" text:style-name="Internet_20_link" text:visited-style-name="Visited_20_Internet_20_Link"><text:span text:style-name="T6">text-outline</text:span></text:a></text:p>
          </table:table-cell>
          <table:table-cell table:style-name="表格3.A3" office:value-type="string">
            <text:p text:style-name="Standard"><text:span text:style-name="T2">規定文本的輪廓。</text:span></text:p>
          </table:table-cell>
          <table:table-cell table:style-name="表格3.A3" office:value-type="string">
            <text:p text:style-name="P1"><text:span text:style-name="T2">3</text:span></text:p>
          </table:table-cell>
          <table:table-cell table:style-name="表格3.A3" office:value-type="string">
            <text:p text:style-name="P3"/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text-overflow.asp" text:style-name="Internet_20_link" text:visited-style-name="Visited_20_Internet_20_Link"><text:span text:style-name="T6">text-overflow</text:span></text:a></text:p>
          </table:table-cell>
          <table:table-cell table:style-name="表格3.A2" office:value-type="string">
            <text:p text:style-name="Standard"><text:span text:style-name="T2">規定當文本溢出包含元素時發生的事情。</text:span></text:p>
          </table:table-cell>
          <table:table-cell table:style-name="表格3.A2" office:value-type="string">
            <text:p text:style-name="P1"><text:span text:style-name="T2">3</text:span></text:p>
          </table:table-cell>
          <table:table-cell table:style-name="表格3.A2" office:value-type="string">
            <text:p text:style-name="P3"/>
          </table:table-cell>
        </table:table-row>
        <table:table-row table:style-name="表格3.1">
          <table:table-cell table:style-name="表格3.A3" office:value-type="string">
            <text:p text:style-name="Standard"><text:a xlink:type="simple" xlink:href="http://www.w3school.com.cn/cssref/pr_text-shadow.asp" text:style-name="Internet_20_link" text:visited-style-name="Visited_20_Internet_20_Link"><text:span text:style-name="T6">text-shadow</text:span></text:a></text:p>
          </table:table-cell>
          <table:table-cell table:style-name="表格3.A3" office:value-type="string">
            <text:p text:style-name="Standard"><text:span text:style-name="T2">向文本添加陰影。</text:span></text:p>
          </table:table-cell>
          <table:table-cell table:style-name="表格3.A3" office:value-type="string">
            <text:p text:style-name="P1"><text:span text:style-name="T2">3</text:span></text:p>
          </table:table-cell>
          <table:table-cell table:style-name="表格3.A3" office:value-type="string">
            <text:p text:style-name="P3">o</text:p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text-wrap.asp" text:style-name="Internet_20_link" text:visited-style-name="Visited_20_Internet_20_Link"><text:span text:style-name="T6">text-wrap</text:span></text:a></text:p>
          </table:table-cell>
          <table:table-cell table:style-name="表格3.A2" office:value-type="string">
            <text:p text:style-name="Standard"><text:span text:style-name="T2">規定文本的換行規則。</text:span></text:p>
          </table:table-cell>
          <table:table-cell table:style-name="表格3.A2" office:value-type="string">
            <text:p text:style-name="P1"><text:span text:style-name="T2">3</text:span></text:p>
          </table:table-cell>
          <table:table-cell table:style-name="表格3.A2" office:value-type="string">
            <text:p text:style-name="P3"/>
          </table:table-cell>
        </table:table-row>
        <table:table-row table:style-name="表格3.1">
          <table:table-cell table:style-name="表格3.A3" office:value-type="string">
            <text:p text:style-name="Standard"><text:a xlink:type="simple" xlink:href="http://www.w3school.com.cn/cssref/pr_word-break.asp" text:style-name="Internet_20_link" text:visited-style-name="Visited_20_Internet_20_Link"><text:span text:style-name="T6">word-break</text:span></text:a></text:p>
          </table:table-cell>
          <table:table-cell table:style-name="表格3.A3" office:value-type="string">
            <text:p text:style-name="Standard"><text:span text:style-name="T2">規定非中日韓文本的換行規則。</text:span></text:p>
          </table:table-cell>
          <table:table-cell table:style-name="表格3.A3" office:value-type="string">
            <text:p text:style-name="P1"><text:span text:style-name="T2">3</text:span></text:p>
          </table:table-cell>
          <table:table-cell table:style-name="表格3.A3" office:value-type="string">
            <text:p text:style-name="P3"/>
          </table:table-cell>
        </table:table-row>
        <table:table-row table:style-name="表格3.1">
          <table:table-cell table:style-name="表格3.A2" office:value-type="string">
            <text:p text:style-name="Standard"><text:a xlink:type="simple" xlink:href="http://www.w3school.com.cn/cssref/pr_word-wrap.asp" text:style-name="Internet_20_link" text:visited-style-name="Visited_20_Internet_20_Link"><text:span text:style-name="T6">word-wrap</text:span></text:a></text:p>
          </table:table-cell>
          <table:table-cell table:style-name="表格3.A2" office:value-type="string">
            <text:p text:style-name="Standard"><text:span text:style-name="T2">允許對長的不可分割的單詞進行分割並換行到下一行。</text:span></text:p>
          </table:table-cell>
          <table:table-cell table:style-name="表格3.A2" office:value-type="string">
            <text:p text:style-name="P1"><text:span text:style-name="T2">3</text:span></text:p>
          </table:table-cell>
          <table:table-cell table:style-name="表格3.A2" office:value-type="string">
            <text:p text:style-name="P3"/>
          </table:table-cell>
        </table:table-row>
      </table:table>
      <text:list xml:id="list36642074" text:continue-numbering="true" text:style-name="Outline">
        <text:list-item>
          <text:list>
            <text:list-item>
              <text:h text:style-name="P5" text:outline-level="2"><text:span text:style-name="T3">CSS 字體屬性（Font）</text:span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 table:style-name="表格4.1">
          <table:table-cell table:style-name="表格4.A1" office:value-type="string">
            <text:p text:style-name="Standard"><text:span text:style-name="T5">屬性</text:span></text:p>
          </table:table-cell>
          <table:table-cell table:style-name="表格4.A1" office:value-type="string">
            <text:p text:style-name="Standard"><text:span text:style-name="T5">描述</text:span></text:p>
          </table:table-cell>
          <table:table-cell table:style-name="表格4.A1" office:value-type="string">
            <text:p text:style-name="P1"><text:span text:style-name="T5">CSS</text:span></text:p>
          </table:table-cell>
          <table:table-cell table:style-name="表格4.D1" office:value-type="string">
            <text:p text:style-name="P1"><text:span text:style-name="T5">檢核</text:span></text:p>
          </table:table-cell>
        </table:table-row>
        <table:table-row table:style-name="表格4.1">
          <table:table-cell table:style-name="表格4.A2" office:value-type="string">
            <text:p text:style-name="Standard"><text:a xlink:type="simple" xlink:href="http://www.w3school.com.cn/cssref/pr_font_font.asp" text:style-name="Internet_20_link" text:visited-style-name="Visited_20_Internet_20_Link"><text:span text:style-name="T6">font</text:span></text:a></text:p>
          </table:table-cell>
          <table:table-cell table:style-name="表格4.A2" office:value-type="string">
            <text:p text:style-name="Standard"><text:span text:style-name="T2">在一個聲明中設置所有字體屬性。</text:span></text:p>
          </table:table-cell>
          <table:table-cell table:style-name="表格4.A2" office:value-type="string">
            <text:p text:style-name="P1"><text:span text:style-name="T2">1</text:span></text:p>
          </table:table-cell>
          <table:table-cell table:style-name="表格4.A2" office:value-type="string">
            <text:p text:style-name="P3">o</text:p>
          </table:table-cell>
        </table:table-row>
        <table:table-row table:style-name="表格4.1">
          <table:table-cell table:style-name="表格4.A3" office:value-type="string">
            <text:p text:style-name="Standard"><text:a xlink:type="simple" xlink:href="http://www.w3school.com.cn/cssref/pr_font_font-family.asp" text:style-name="Internet_20_link" text:visited-style-name="Visited_20_Internet_20_Link"><text:span text:style-name="T6">font-family</text:span></text:a></text:p>
          </table:table-cell>
          <table:table-cell table:style-name="表格4.A3" office:value-type="string">
            <text:p text:style-name="Standard"><text:span text:style-name="T2">規定文本的字型家族。</text:span></text:p>
          </table:table-cell>
          <table:table-cell table:style-name="表格4.A3" office:value-type="string">
            <text:p text:style-name="P1"><text:span text:style-name="T2">1</text:span></text:p>
          </table:table-cell>
          <table:table-cell table:style-name="表格4.A3" office:value-type="string">
            <text:p text:style-name="P3"/>
          </table:table-cell>
        </table:table-row>
        <table:table-row table:style-name="表格4.1">
          <table:table-cell table:style-name="表格4.A2" office:value-type="string">
            <text:p text:style-name="Standard"><text:a xlink:type="simple" xlink:href="http://www.w3school.com.cn/cssref/pr_font_font-size.asp" text:style-name="Internet_20_link" text:visited-style-name="Visited_20_Internet_20_Link"><text:span text:style-name="T6">font-size</text:span></text:a></text:p>
          </table:table-cell>
          <table:table-cell table:style-name="表格4.A2" office:value-type="string">
            <text:p text:style-name="Standard"><text:span text:style-name="T2">設定文字的字體大小。</text:span></text:p>
          </table:table-cell>
          <table:table-cell table:style-name="表格4.A2" office:value-type="string">
            <text:p text:style-name="P1"><text:span text:style-name="T2">1</text:span></text:p>
          </table:table-cell>
          <table:table-cell table:style-name="表格4.A2" office:value-type="string">
            <text:p text:style-name="P3"/>
          </table:table-cell>
        </table:table-row>
        <table:table-row table:style-name="表格4.1">
          <table:table-cell table:style-name="表格4.A3" office:value-type="string">
            <text:p text:style-name="Standard"><text:a xlink:type="simple" xlink:href="http://www.w3school.com.cn/cssref/pr_font_font-size-adjust.asp" text:style-name="Internet_20_link" text:visited-style-name="Visited_20_Internet_20_Link"><text:span text:style-name="T6">font-size-adjust</text:span></text:a></text:p>
          </table:table-cell>
          <table:table-cell table:style-name="表格4.A3" office:value-type="string">
            <text:p text:style-name="Standard"><text:span text:style-name="T2">為元素規定 aspect 值。</text:span></text:p>
          </table:table-cell>
          <table:table-cell table:style-name="表格4.A3" office:value-type="string">
            <text:p text:style-name="P1"><text:span text:style-name="T2">2</text:span></text:p>
          </table:table-cell>
          <table:table-cell table:style-name="表格4.A3" office:value-type="string">
            <text:p text:style-name="P3"/>
          </table:table-cell>
        </table:table-row>
        <text:soft-page-break/>
        <table:table-row table:style-name="表格4.1">
          <table:table-cell table:style-name="表格4.A2" office:value-type="string">
            <text:p text:style-name="Standard"><text:a xlink:type="simple" xlink:href="http://www.w3school.com.cn/cssref/pr_font_font-stretch.asp" text:style-name="Internet_20_link" text:visited-style-name="Visited_20_Internet_20_Link"><text:span text:style-name="T6">font-stretch</text:span></text:a></text:p>
          </table:table-cell>
          <table:table-cell table:style-name="表格4.A2" office:value-type="string">
            <text:p text:style-name="Standard"><text:span text:style-name="T2">收縮或拉伸當前的字型家族。</text:span></text:p>
          </table:table-cell>
          <table:table-cell table:style-name="表格4.A2" office:value-type="string">
            <text:p text:style-name="P1"><text:span text:style-name="T2">2</text:span></text:p>
          </table:table-cell>
          <table:table-cell table:style-name="表格4.A2" office:value-type="string">
            <text:p text:style-name="P3"/>
          </table:table-cell>
        </table:table-row>
        <table:table-row table:style-name="表格4.1">
          <table:table-cell table:style-name="表格4.A3" office:value-type="string">
            <text:p text:style-name="Standard"><text:a xlink:type="simple" xlink:href="http://www.w3school.com.cn/cssref/pr_font_font-style.asp" text:style-name="Internet_20_link" text:visited-style-name="Visited_20_Internet_20_Link"><text:span text:style-name="T6">font-style</text:span></text:a></text:p>
          </table:table-cell>
          <table:table-cell table:style-name="表格4.A3" office:value-type="string">
            <text:p text:style-name="Standard"><text:span text:style-name="T2">規定文本的字體樣式。</text:span></text:p>
          </table:table-cell>
          <table:table-cell table:style-name="表格4.A3" office:value-type="string">
            <text:p text:style-name="P1"><text:span text:style-name="T2">1</text:span></text:p>
          </table:table-cell>
          <table:table-cell table:style-name="表格4.A3" office:value-type="string">
            <text:p text:style-name="P3"/>
          </table:table-cell>
        </table:table-row>
        <table:table-row table:style-name="表格4.1">
          <table:table-cell table:style-name="表格4.A2" office:value-type="string">
            <text:p text:style-name="Standard"><text:a xlink:type="simple" xlink:href="http://www.w3school.com.cn/cssref/pr_font_font-variant.asp" text:style-name="Internet_20_link" text:visited-style-name="Visited_20_Internet_20_Link"><text:span text:style-name="T6">font-variant</text:span></text:a></text:p>
          </table:table-cell>
          <table:table-cell table:style-name="表格4.A2" office:value-type="string">
            <text:p text:style-name="Standard"><text:span text:style-name="T2">規定是否以小型大寫字母的字體顯示文本。</text:span></text:p>
          </table:table-cell>
          <table:table-cell table:style-name="表格4.A2" office:value-type="string">
            <text:p text:style-name="P1"><text:span text:style-name="T2">1</text:span></text:p>
          </table:table-cell>
          <table:table-cell table:style-name="表格4.A2" office:value-type="string">
            <text:p text:style-name="P3"/>
          </table:table-cell>
        </table:table-row>
        <table:table-row table:style-name="表格4.1">
          <table:table-cell table:style-name="表格4.A3" office:value-type="string">
            <text:p text:style-name="Standard"><text:a xlink:type="simple" xlink:href="http://www.w3school.com.cn/cssref/pr_font_weight.asp" text:style-name="Internet_20_link" text:visited-style-name="Visited_20_Internet_20_Link"><text:span text:style-name="T6">font-weight</text:span></text:a></text:p>
          </table:table-cell>
          <table:table-cell table:style-name="表格4.A3" office:value-type="string">
            <text:p text:style-name="Standard"><text:span text:style-name="T2">規定字體的粗細。</text:span></text:p>
          </table:table-cell>
          <table:table-cell table:style-name="表格4.A3" office:value-type="string">
            <text:p text:style-name="P1"><text:span text:style-name="T2">1</text:span></text:p>
          </table:table-cell>
          <table:table-cell table:style-name="表格4.A3" office:value-type="string">
            <text:p text:style-name="P3"/>
          </table:table-cell>
        </table:table-row>
      </table:table>
      <text:list xml:id="list36633932" text:continue-numbering="true" text:style-name="Outline">
        <text:list-item>
          <text:list>
            <text:list-item>
              <text:h text:style-name="P5" text:outline-level="2"><text:span text:style-name="T3">CSS 邊框屬性（Border 和 Outline）</text:span></text:h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 table:style-name="表格5.1">
          <table:table-cell table:style-name="表格5.A1" office:value-type="string">
            <text:p text:style-name="Standard"><text:span text:style-name="T5">屬性</text:span></text:p>
          </table:table-cell>
          <table:table-cell table:style-name="表格5.A1" office:value-type="string">
            <text:p text:style-name="Standard"><text:span text:style-name="T5">描述</text:span></text:p>
          </table:table-cell>
          <table:table-cell table:style-name="表格5.A1" office:value-type="string">
            <text:p text:style-name="P1"><text:span text:style-name="T5">CSS</text:span></text:p>
          </table:table-cell>
          <table:table-cell table:style-name="表格5.A1" office:value-type="string">
            <text:p text:style-name="P1"><text:span text:style-name="T5">檢核</text:span></text:p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.asp" text:style-name="Internet_20_link" text:visited-style-name="Visited_20_Internet_20_Link"><text:span text:style-name="T6">border</text:span></text:a></text:p>
          </table:table-cell>
          <table:table-cell table:style-name="表格5.A2" office:value-type="string">
            <text:p text:style-name="Standard"><text:span text:style-name="T2">設定所有的邊框樣式。</text:span></text:p>
          </table:table-cell>
          <table:table-cell table:style-name="表格5.A2" office:value-type="string">
            <text:p text:style-name="P1"><text:span text:style-name="T2">1</text:span></text:p>
          </table:table-cell>
          <table:table-cell table:style-name="表格5.A2" office:value-type="string">
            <text:p text:style-name="P3">o</text:p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top.asp" text:style-name="Internet_20_link" text:visited-style-name="Visited_20_Internet_20_Link"><text:span text:style-name="T6">border-top</text:span></text:a></text:p>
          </table:table-cell>
          <table:table-cell table:style-name="表格5.A3" office:value-type="string">
            <text:p text:style-name="Standard"><text:span text:style-name="T2">設定上邊框樣式。</text:span></text:p>
          </table:table-cell>
          <table:table-cell table:style-name="表格5.A3" office:value-type="string">
            <text:p text:style-name="P1"><text:span text:style-name="T2">1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right.asp" text:style-name="Internet_20_link" text:visited-style-name="Visited_20_Internet_20_Link"><text:span text:style-name="T6">border-right</text:span></text:a></text:p>
          </table:table-cell>
          <table:table-cell table:style-name="表格5.A2" office:value-type="string">
            <text:p text:style-name="Standard"><text:span text:style-name="T2">設定右邊框樣式。</text:span></text:p>
          </table:table-cell>
          <table:table-cell table:style-name="表格5.A2" office:value-type="string">
            <text:p text:style-name="P1"><text:span text:style-name="T2">1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bottom.asp" text:style-name="Internet_20_link" text:visited-style-name="Visited_20_Internet_20_Link"><text:span text:style-name="T6">border-bottom</text:span></text:a></text:p>
          </table:table-cell>
          <table:table-cell table:style-name="表格5.A3" office:value-type="string">
            <text:p text:style-name="Standard"><text:span text:style-name="T2">設定下邊框樣式。</text:span></text:p>
          </table:table-cell>
          <table:table-cell table:style-name="表格5.A3" office:value-type="string">
            <text:p text:style-name="P1"><text:span text:style-name="T2">1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left.asp" text:style-name="Internet_20_link" text:visited-style-name="Visited_20_Internet_20_Link"><text:span text:style-name="T6">border-left</text:span></text:a></text:p>
          </table:table-cell>
          <table:table-cell table:style-name="表格5.A2" office:value-type="string">
            <text:p text:style-name="Standard"><text:span text:style-name="T2">設定左邊框樣式。</text:span></text:p>
          </table:table-cell>
          <table:table-cell table:style-name="表格5.A2" office:value-type="string">
            <text:p text:style-name="P1"><text:span text:style-name="T2">1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bottom_color.asp" text:style-name="Internet_20_link" text:visited-style-name="Visited_20_Internet_20_Link"><text:span text:style-name="T6">border-bottom-color</text:span></text:a></text:p>
          </table:table-cell>
          <table:table-cell table:style-name="表格5.A2" office:value-type="string">
            <text:p text:style-name="Standard"><text:span text:style-name="T2">設定下邊框的顏色。</text:span></text:p>
          </table:table-cell>
          <table:table-cell table:style-name="表格5.A2" office:value-type="string">
            <text:p text:style-name="P1"><text:span text:style-name="T2">2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bottom_style.asp" text:style-name="Internet_20_link" text:visited-style-name="Visited_20_Internet_20_Link"><text:span text:style-name="T6">border-bottom-style</text:span></text:a></text:p>
          </table:table-cell>
          <table:table-cell table:style-name="表格5.A3" office:value-type="string">
            <text:p text:style-name="Standard"><text:span text:style-name="T2">設定下邊框的樣式。</text:span></text:p>
          </table:table-cell>
          <table:table-cell table:style-name="表格5.A3" office:value-type="string">
            <text:p text:style-name="P1"><text:span text:style-name="T2">2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bottom_width.asp" text:style-name="Internet_20_link" text:visited-style-name="Visited_20_Internet_20_Link"><text:span text:style-name="T6">border-bottom-width</text:span></text:a></text:p>
          </table:table-cell>
          <table:table-cell table:style-name="表格5.A2" office:value-type="string">
            <text:p text:style-name="Standard"><text:span text:style-name="T2">設定下邊框的寬度。</text:span></text:p>
          </table:table-cell>
          <table:table-cell table:style-name="表格5.A2" office:value-type="string">
            <text:p text:style-name="P1"><text:span text:style-name="T2">1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color.asp" text:style-name="Internet_20_link" text:visited-style-name="Visited_20_Internet_20_Link"><text:span text:style-name="T6">border-color</text:span></text:a></text:p>
          </table:table-cell>
          <table:table-cell table:style-name="表格5.A3" office:value-type="string">
            <text:p text:style-name="Standard"><text:span text:style-name="T2">設置四條邊框的顏色。</text:span></text:p>
          </table:table-cell>
          <table:table-cell table:style-name="表格5.A3" office:value-type="string">
            <text:p text:style-name="P1"><text:span text:style-name="T2">1</text:span></text:p>
          </table:table-cell>
          <table:table-cell table:style-name="表格5.A3" office:value-type="string">
            <text:p text:style-name="P3">o</text:p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left_color.asp" text:style-name="Internet_20_link" text:visited-style-name="Visited_20_Internet_20_Link"><text:span text:style-name="T6">border-left-color</text:span></text:a></text:p>
          </table:table-cell>
          <table:table-cell table:style-name="表格5.A3" office:value-type="string">
            <text:p text:style-name="Standard"><text:span text:style-name="T2">設置左邊框的顏色。</text:span></text:p>
          </table:table-cell>
          <table:table-cell table:style-name="表格5.A3" office:value-type="string">
            <text:p text:style-name="P1"><text:span text:style-name="T2">2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left_style.asp" text:style-name="Internet_20_link" text:visited-style-name="Visited_20_Internet_20_Link"><text:span text:style-name="T6">border-left-style</text:span></text:a></text:p>
          </table:table-cell>
          <table:table-cell table:style-name="表格5.A2" office:value-type="string">
            <text:p text:style-name="Standard"><text:span text:style-name="T2">設置左邊框的樣式。</text:span></text:p>
          </table:table-cell>
          <table:table-cell table:style-name="表格5.A2" office:value-type="string">
            <text:p text:style-name="P1"><text:span text:style-name="T2">2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left_width.asp" text:style-name="Internet_20_link" text:visited-style-name="Visited_20_Internet_20_Link"><text:span text:style-name="T6">border-left-width</text:span></text:a></text:p>
          </table:table-cell>
          <table:table-cell table:style-name="表格5.A3" office:value-type="string">
            <text:p text:style-name="Standard"><text:span text:style-name="T2">設置左邊框的寬度。</text:span></text:p>
          </table:table-cell>
          <table:table-cell table:style-name="表格5.A3" office:value-type="string">
            <text:p text:style-name="P1"><text:span text:style-name="T2">1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right_color.asp" text:style-name="Internet_20_link" text:visited-style-name="Visited_20_Internet_20_Link"><text:span text:style-name="T6">border-right-color</text:span></text:a></text:p>
          </table:table-cell>
          <table:table-cell table:style-name="表格5.A3" office:value-type="string">
            <text:p text:style-name="Standard"><text:span text:style-name="T2">設置右邊框的顏色。</text:span></text:p>
          </table:table-cell>
          <table:table-cell table:style-name="表格5.A3" office:value-type="string">
            <text:p text:style-name="P1"><text:span text:style-name="T2">2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right_style.asp" text:style-name="Internet_20_link" text:visited-style-name="Visited_20_Internet_20_Link"><text:span text:style-name="T6">border-right-style</text:span></text:a></text:p>
          </table:table-cell>
          <table:table-cell table:style-name="表格5.A2" office:value-type="string">
            <text:p text:style-name="Standard"><text:span text:style-name="T2">設置右邊框的樣式。</text:span></text:p>
          </table:table-cell>
          <table:table-cell table:style-name="表格5.A2" office:value-type="string">
            <text:p text:style-name="P1"><text:span text:style-name="T2">2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right_width.asp" text:style-name="Internet_20_link" text:visited-style-name="Visited_20_Internet_20_Link"><text:span text:style-name="T6">border-right-width</text:span></text:a></text:p>
          </table:table-cell>
          <table:table-cell table:style-name="表格5.A3" office:value-type="string">
            <text:p text:style-name="Standard"><text:span text:style-name="T2">設置右邊框的寬度。</text:span></text:p>
          </table:table-cell>
          <table:table-cell table:style-name="表格5.A3" office:value-type="string">
            <text:p text:style-name="P1"><text:span text:style-name="T2">1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style.asp" text:style-name="Internet_20_link" text:visited-style-name="Visited_20_Internet_20_Link"><text:span text:style-name="T6">border-style</text:span></text:a></text:p>
          </table:table-cell>
          <table:table-cell table:style-name="表格5.A2" office:value-type="string">
            <text:p text:style-name="Standard"><text:span text:style-name="T2">設置四條邊框的樣式。</text:span></text:p>
          </table:table-cell>
          <table:table-cell table:style-name="表格5.A2" office:value-type="string">
            <text:p text:style-name="P1"><text:span text:style-name="T2">1</text:span></text:p>
          </table:table-cell>
          <table:table-cell table:style-name="表格5.A2" office:value-type="string">
            <text:p text:style-name="P3">o</text:p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top_color.asp" text:style-name="Internet_20_link" text:visited-style-name="Visited_20_Internet_20_Link"><text:span text:style-name="T6">border-top-color</text:span></text:a></text:p>
          </table:table-cell>
          <table:table-cell table:style-name="表格5.A2" office:value-type="string">
            <text:p text:style-name="Standard"><text:span text:style-name="T2">設置上邊框的顏色。</text:span></text:p>
          </table:table-cell>
          <table:table-cell table:style-name="表格5.A2" office:value-type="string">
            <text:p text:style-name="P1"><text:span text:style-name="T2">2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top_style.asp" text:style-name="Internet_20_link" text:visited-style-name="Visited_20_Internet_20_Link"><text:span text:style-name="T6">border-top-style</text:span></text:a></text:p>
          </table:table-cell>
          <table:table-cell table:style-name="表格5.A3" office:value-type="string">
            <text:p text:style-name="Standard"><text:span text:style-name="T2">設置上邊框的樣式。</text:span></text:p>
          </table:table-cell>
          <table:table-cell table:style-name="表格5.A3" office:value-type="string">
            <text:p text:style-name="P1"><text:span text:style-name="T2">2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top_width.asp" text:style-name="Internet_20_link" text:visited-style-name="Visited_20_Internet_20_Link"><text:span text:style-name="T6">border-top-width</text:span></text:a></text:p>
          </table:table-cell>
          <table:table-cell table:style-name="表格5.A2" office:value-type="string">
            <text:p text:style-name="Standard"><text:span text:style-name="T2">設置上邊框的寬度。</text:span></text:p>
          </table:table-cell>
          <table:table-cell table:style-name="表格5.A2" office:value-type="string">
            <text:p text:style-name="P1"><text:span text:style-name="T2">1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width.asp" text:style-name="Internet_20_link" text:visited-style-name="Visited_20_Internet_20_Link"><text:span text:style-name="T6">border-width</text:span></text:a></text:p>
          </table:table-cell>
          <table:table-cell table:style-name="表格5.A3" office:value-type="string">
            <text:p text:style-name="Standard"><text:span text:style-name="T2">設置四條邊框的寬度。</text:span></text:p>
          </table:table-cell>
          <table:table-cell table:style-name="表格5.A3" office:value-type="string">
            <text:p text:style-name="P1"><text:span text:style-name="T2">1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outline.asp" text:style-name="Internet_20_link" text:visited-style-name="Visited_20_Internet_20_Link"><text:span text:style-name="T6">outline</text:span></text:a></text:p>
          </table:table-cell>
          <table:table-cell table:style-name="表格5.A2" office:value-type="string">
            <text:p text:style-name="Standard"><text:span text:style-name="T2">在一個聲明中設置所有的輪廓屬性。</text:span></text:p>
          </table:table-cell>
          <table:table-cell table:style-name="表格5.A2" office:value-type="string">
            <text:p text:style-name="P1"><text:span text:style-name="T2">2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outline-color.asp" text:style-name="Internet_20_link" text:visited-style-name="Visited_20_Internet_20_Link"><text:span text:style-name="T6">outline-color</text:span></text:a></text:p>
          </table:table-cell>
          <table:table-cell table:style-name="表格5.A3" office:value-type="string">
            <text:p text:style-name="Standard"><text:span text:style-name="T2">設置輪廓的顏色。</text:span></text:p>
          </table:table-cell>
          <table:table-cell table:style-name="表格5.A3" office:value-type="string">
            <text:p text:style-name="P1"><text:span text:style-name="T2">2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outline-style.asp" text:style-name="Internet_20_link" text:visited-style-name="Visited_20_Internet_20_Link"><text:span text:style-name="T6">outline-style</text:span></text:a></text:p>
          </table:table-cell>
          <table:table-cell table:style-name="表格5.A2" office:value-type="string">
            <text:p text:style-name="Standard"><text:span text:style-name="T2">設置輪廓的樣式。</text:span></text:p>
          </table:table-cell>
          <table:table-cell table:style-name="表格5.A2" office:value-type="string">
            <text:p text:style-name="P1"><text:span text:style-name="T2">2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outline-width.asp" text:style-name="Internet_20_link" text:visited-style-name="Visited_20_Internet_20_Link"><text:span text:style-name="T6">outline-width</text:span></text:a></text:p>
          </table:table-cell>
          <table:table-cell table:style-name="表格5.A3" office:value-type="string">
            <text:p text:style-name="Standard"><text:span text:style-name="T2">設置輪廓的寬度。</text:span></text:p>
          </table:table-cell>
          <table:table-cell table:style-name="表格5.A3" office:value-type="string">
            <text:p text:style-name="P1"><text:span text:style-name="T2">2</text:span></text:p>
          </table:table-cell>
          <table:table-cell table:style-name="表格5.A3" office:value-type="string">
            <text:p text:style-name="P3"/>
          </table:table-cell>
        </table:table-row>
        <text:soft-page-break/>
        <table:table-row table:style-name="表格5.1">
          <table:table-cell table:style-name="表格5.A2" office:value-type="string">
            <text:p text:style-name="Standard"><text:a xlink:type="simple" xlink:href="http://www.w3school.com.cn/cssref/pr_border-image.asp" text:style-name="Internet_20_link" text:visited-style-name="Visited_20_Internet_20_Link"><text:span text:style-name="T6">border-image</text:span></text:a></text:p>
          </table:table-cell>
          <table:table-cell table:style-name="表格5.A2" office:value-type="string">
            <text:p text:style-name="Standard"><text:span text:style-name="T2">簡寫屬性，設置所有 border-image-* 屬性。</text:span></text:p>
          </table:table-cell>
          <table:table-cell table:style-name="表格5.A2" office:value-type="string">
            <text:p text:style-name="P1"><text:span text:style-name="T2">3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image-outset.asp" text:style-name="Internet_20_link" text:visited-style-name="Visited_20_Internet_20_Link"><text:span text:style-name="T6">border-image-outset</text:span></text:a></text:p>
          </table:table-cell>
          <table:table-cell table:style-name="表格5.A3" office:value-type="string">
            <text:p text:style-name="Standard"><text:span text:style-name="T2">規定邊框圖像區域超出邊框的量。</text:span></text:p>
          </table:table-cell>
          <table:table-cell table:style-name="表格5.A3" office:value-type="string">
            <text:p text:style-name="P1"><text:span text:style-name="T2">3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image-repeat.asp" text:style-name="Internet_20_link" text:visited-style-name="Visited_20_Internet_20_Link"><text:span text:style-name="T6">border-image-repeat</text:span></text:a></text:p>
          </table:table-cell>
          <table:table-cell table:style-name="表格5.A2" office:value-type="string">
            <text:p text:style-name="Standard"><text:span text:style-name="T2">圖像邊框是否應平鋪(repeated)、鋪滿(rounded)或拉伸(stretched)。</text:span></text:p>
          </table:table-cell>
          <table:table-cell table:style-name="表格5.A2" office:value-type="string">
            <text:p text:style-name="P1"><text:span text:style-name="T2">3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image-slice.asp" text:style-name="Internet_20_link" text:visited-style-name="Visited_20_Internet_20_Link"><text:span text:style-name="T6">border-image-slice</text:span></text:a></text:p>
          </table:table-cell>
          <table:table-cell table:style-name="表格5.A3" office:value-type="string">
            <text:p text:style-name="Standard"><text:span text:style-name="T2">規定圖像邊框的向內偏移。</text:span></text:p>
          </table:table-cell>
          <table:table-cell table:style-name="表格5.A3" office:value-type="string">
            <text:p text:style-name="P1"><text:span text:style-name="T2">3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rder-image-source.asp" text:style-name="Internet_20_link" text:visited-style-name="Visited_20_Internet_20_Link"><text:span text:style-name="T6">border-image-source</text:span></text:a></text:p>
          </table:table-cell>
          <table:table-cell table:style-name="表格5.A2" office:value-type="string">
            <text:p text:style-name="Standard"><text:span text:style-name="T2">規定用作邊框的圖片。</text:span></text:p>
          </table:table-cell>
          <table:table-cell table:style-name="表格5.A2" office:value-type="string">
            <text:p text:style-name="P1"><text:span text:style-name="T2">3</text:span></text:p>
          </table:table-cell>
          <table:table-cell table:style-name="表格5.A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a xlink:type="simple" xlink:href="http://www.w3school.com.cn/cssref/pr_border-image-width.asp" text:style-name="Internet_20_link" text:visited-style-name="Visited_20_Internet_20_Link"><text:span text:style-name="T6">border-image-width</text:span></text:a></text:p>
          </table:table-cell>
          <table:table-cell table:style-name="表格5.A3" office:value-type="string">
            <text:p text:style-name="Standard"><text:span text:style-name="T2">規定圖片邊框的寬度。</text:span></text:p>
          </table:table-cell>
          <table:table-cell table:style-name="表格5.A3" office:value-type="string">
            <text:p text:style-name="P1"><text:span text:style-name="T2">3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32" office:value-type="string">
            <text:p text:style-name="Standard"><text:a xlink:type="simple" xlink:href="http://www.w3school.com.cn/cssref/pr_border-radius.asp" text:style-name="Internet_20_link" text:visited-style-name="Visited_20_Internet_20_Link"><text:span text:style-name="T6">border-radius</text:span></text:a></text:p>
          </table:table-cell>
          <table:table-cell table:style-name="表格5.A32" office:value-type="string">
            <text:p text:style-name="Standard"><text:span text:style-name="T2">簡寫屬性，設置所有四個 border-*-radius 屬性。</text:span></text:p>
          </table:table-cell>
          <table:table-cell table:style-name="表格5.A32" office:value-type="string">
            <text:p text:style-name="P1"><text:span text:style-name="T2">3</text:span></text:p>
          </table:table-cell>
          <table:table-cell table:style-name="表格5.A32" office:value-type="string">
            <text:p text:style-name="P3"/>
          </table:table-cell>
        </table:table-row>
        <table:table-row table:style-name="表格5.1">
          <table:table-cell table:style-name="表格5.A32" office:value-type="string">
            <text:p text:style-name="Standard"><text:a xlink:type="simple" xlink:href="http://www.w3school.com.cn/cssref/pr_border-top-left-radius.asp" text:style-name="Internet_20_link" text:visited-style-name="Visited_20_Internet_20_Link"><text:span text:style-name="T6">border-top-left-radius</text:span></text:a></text:p>
          </table:table-cell>
          <table:table-cell table:style-name="表格5.A32" office:value-type="string">
            <text:p text:style-name="Standard"><text:span text:style-name="T2">定義邊框左上角的形狀。</text:span></text:p>
          </table:table-cell>
          <table:table-cell table:style-name="表格5.A32" office:value-type="string">
            <text:p text:style-name="P1"><text:span text:style-name="T2">3</text:span></text:p>
          </table:table-cell>
          <table:table-cell table:style-name="表格5.A32" office:value-type="string">
            <text:p text:style-name="P3"/>
          </table:table-cell>
        </table:table-row>
        <table:table-row table:style-name="表格5.1">
          <table:table-cell table:style-name="表格5.A32" office:value-type="string">
            <text:p text:style-name="Standard"><text:a xlink:type="simple" xlink:href="http://www.w3school.com.cn/cssref/pr_border-top-right-radius.asp" text:style-name="Internet_20_link" text:visited-style-name="Visited_20_Internet_20_Link"><text:span text:style-name="T6">border-top-right-radius</text:span></text:a></text:p>
          </table:table-cell>
          <table:table-cell table:style-name="表格5.A32" office:value-type="string">
            <text:p text:style-name="Standard"><text:span text:style-name="T2">定義邊框右下角的形狀。</text:span></text:p>
          </table:table-cell>
          <table:table-cell table:style-name="表格5.A32" office:value-type="string">
            <text:p text:style-name="P1"><text:span text:style-name="T2">3</text:span></text:p>
          </table:table-cell>
          <table:table-cell table:style-name="表格5.A32" office:value-type="string">
            <text:p text:style-name="P3"/>
          </table:table-cell>
        </table:table-row>
        <table:table-row table:style-name="表格5.1">
          <table:table-cell table:style-name="表格5.A32" office:value-type="string">
            <text:p text:style-name="Standard"><text:a xlink:type="simple" xlink:href="http://www.w3school.com.cn/cssref/pr_border-bottom-left-radius.asp" text:style-name="Internet_20_link" text:visited-style-name="Visited_20_Internet_20_Link"><text:span text:style-name="T6">border-bottom-left-radius</text:span></text:a></text:p>
          </table:table-cell>
          <table:table-cell table:style-name="表格5.A32" office:value-type="string">
            <text:p text:style-name="Standard"><text:span text:style-name="T2">定義邊框左下角的形狀。</text:span></text:p>
          </table:table-cell>
          <table:table-cell table:style-name="表格5.A32" office:value-type="string">
            <text:p text:style-name="P1"><text:span text:style-name="T2">3</text:span></text:p>
          </table:table-cell>
          <table:table-cell table:style-name="表格5.A32" office:value-type="string">
            <text:p text:style-name="P3"/>
          </table:table-cell>
        </table:table-row>
        <table:table-row table:style-name="表格5.1">
          <table:table-cell table:style-name="表格5.A32" office:value-type="string">
            <text:p text:style-name="Standard"><text:a xlink:type="simple" xlink:href="http://www.w3school.com.cn/cssref/pr_border-bottom-right-radius.asp" text:style-name="Internet_20_link" text:visited-style-name="Visited_20_Internet_20_Link"><text:span text:style-name="T6">border-bottom-right-radius</text:span></text:a></text:p>
          </table:table-cell>
          <table:table-cell table:style-name="表格5.A32" office:value-type="string">
            <text:p text:style-name="Standard"><text:span text:style-name="T2">定義邊框右下角的形狀。</text:span></text:p>
          </table:table-cell>
          <table:table-cell table:style-name="表格5.A32" office:value-type="string">
            <text:p text:style-name="P1"><text:span text:style-name="T2">3</text:span></text:p>
          </table:table-cell>
          <table:table-cell table:style-name="表格5.A32" office:value-type="string">
            <text:p text:style-name="P3"/>
          </table:table-cell>
        </table:table-row>
        <table:table-row table:style-name="表格5.1">
          <table:table-cell table:style-name="表格5.A3" office:value-type="string">
            <text:p text:style-name="Standard"><text:span text:style-name="T2">box-decoration-break</text:span></text:p>
          </table:table-cell>
          <table:table-cell table:style-name="表格5.A3" office:value-type="string">
            <text:p text:style-name="P2"/>
          </table:table-cell>
          <table:table-cell table:style-name="表格5.A3" office:value-type="string">
            <text:p text:style-name="P1"><text:span text:style-name="T2">3</text:span></text:p>
          </table:table-cell>
          <table:table-cell table:style-name="表格5.A3" office:value-type="string">
            <text:p text:style-name="P3"/>
          </table:table-cell>
        </table:table-row>
        <table:table-row table:style-name="表格5.1">
          <table:table-cell table:style-name="表格5.A2" office:value-type="string">
            <text:p text:style-name="Standard"><text:a xlink:type="simple" xlink:href="http://www.w3school.com.cn/cssref/pr_box-shadow.asp" text:style-name="Internet_20_link" text:visited-style-name="Visited_20_Internet_20_Link"><text:span text:style-name="T6">box-shadow</text:span></text:a></text:p>
          </table:table-cell>
          <table:table-cell table:style-name="表格5.A2" office:value-type="string">
            <text:p text:style-name="Standard"><text:span text:style-name="T2">設定陰影。</text:span></text:p>
          </table:table-cell>
          <table:table-cell table:style-name="表格5.A2" office:value-type="string">
            <text:p text:style-name="P1"><text:span text:style-name="T2">3</text:span></text:p>
          </table:table-cell>
          <table:table-cell table:style-name="表格5.A2" office:value-type="string">
            <text:p text:style-name="P3"/>
          </table:table-cell>
        </table:table-row>
      </table:table>
      <text:list xml:id="list36639423" text:continue-numbering="true" text:style-name="Outline">
        <text:list-item>
          <text:list>
            <text:list-item>
              <text:h text:style-name="P5" text:outline-level="2"><text:span text:style-name="T3">CSS 內邊距屬性（Padding）</text:span></text:h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row table:style-name="表格6.1">
          <table:table-cell table:style-name="表格6.A1" office:value-type="string">
            <text:p text:style-name="Standard"><text:span text:style-name="T5">屬性</text:span></text:p>
          </table:table-cell>
          <table:table-cell table:style-name="表格6.A1" office:value-type="string">
            <text:p text:style-name="Standard"><text:span text:style-name="T5">描述</text:span></text:p>
          </table:table-cell>
          <table:table-cell table:style-name="表格6.A1" office:value-type="string">
            <text:p text:style-name="P1"><text:span text:style-name="T5">CSS</text:span></text:p>
          </table:table-cell>
          <table:table-cell table:style-name="表格6.D1" office:value-type="string">
            <text:p text:style-name="P1"><text:span text:style-name="T5">檢核</text:span></text:p>
          </table:table-cell>
        </table:table-row>
        <table:table-row table:style-name="表格6.1">
          <table:table-cell table:style-name="表格6.A2" office:value-type="string">
            <text:p text:style-name="Standard"><text:a xlink:type="simple" xlink:href="http://www.w3school.com.cn/cssref/pr_padding.asp" text:style-name="Internet_20_link" text:visited-style-name="Visited_20_Internet_20_Link"><text:span text:style-name="T6">padding</text:span></text:a></text:p>
          </table:table-cell>
          <table:table-cell table:style-name="表格6.A2" office:value-type="string">
            <text:p text:style-name="Standard"><text:span text:style-name="T2">在一個聲明中設置所有內邊距屬性。</text:span></text:p>
          </table:table-cell>
          <table:table-cell table:style-name="表格6.A2" office:value-type="string">
            <text:p text:style-name="P1"><text:span text:style-name="T2">1</text:span></text:p>
          </table:table-cell>
          <table:table-cell table:style-name="表格6.A2" office:value-type="string">
            <text:p text:style-name="P3">o</text:p>
          </table:table-cell>
        </table:table-row>
        <table:table-row table:style-name="表格6.1">
          <table:table-cell table:style-name="表格6.A2" office:value-type="string">
            <text:p text:style-name="Standard"><text:a xlink:type="simple" xlink:href="http://www.w3school.com.cn/cssref/pr_padding-top.asp" text:style-name="Internet_20_link" text:visited-style-name="Visited_20_Internet_20_Link"><text:span text:style-name="T6">padding-top</text:span></text:a></text:p>
          </table:table-cell>
          <table:table-cell table:style-name="表格6.A2" office:value-type="string">
            <text:p text:style-name="Standard"><text:span text:style-name="T2">設置元素的上內邊距。</text:span></text:p>
          </table:table-cell>
          <table:table-cell table:style-name="表格6.A2" office:value-type="string">
            <text:p text:style-name="P1"><text:span text:style-name="T2">1</text:span></text:p>
          </table:table-cell>
          <table:table-cell table:style-name="表格6.A2" office:value-type="string">
            <text:p text:style-name="P3"/>
          </table:table-cell>
        </table:table-row>
        <table:table-row table:style-name="表格6.1">
          <table:table-cell table:style-name="表格6.A4" office:value-type="string">
            <text:p text:style-name="Standard"><text:a xlink:type="simple" xlink:href="http://www.w3school.com.cn/cssref/pr_padding-right.asp" text:style-name="Internet_20_link" text:visited-style-name="Visited_20_Internet_20_Link"><text:span text:style-name="T6">padding-right</text:span></text:a></text:p>
          </table:table-cell>
          <table:table-cell table:style-name="表格6.A4" office:value-type="string">
            <text:p text:style-name="Standard"><text:span text:style-name="T2">設置元素的右內邊距。</text:span></text:p>
          </table:table-cell>
          <table:table-cell table:style-name="表格6.A4" office:value-type="string">
            <text:p text:style-name="P1"><text:span text:style-name="T2">1</text:span></text:p>
          </table:table-cell>
          <table:table-cell table:style-name="表格6.A4" office:value-type="string">
            <text:p text:style-name="P3"/>
          </table:table-cell>
        </table:table-row>
        <table:table-row table:style-name="表格6.1">
          <table:table-cell table:style-name="表格6.A4" office:value-type="string">
            <text:p text:style-name="Standard"><text:a xlink:type="simple" xlink:href="http://www.w3school.com.cn/cssref/pr_padding-bottom.asp" text:style-name="Internet_20_link" text:visited-style-name="Visited_20_Internet_20_Link"><text:span text:style-name="T6">padding-bottom</text:span></text:a></text:p>
          </table:table-cell>
          <table:table-cell table:style-name="表格6.A4" office:value-type="string">
            <text:p text:style-name="Standard"><text:span text:style-name="T2">設置元素的下內邊距。</text:span></text:p>
          </table:table-cell>
          <table:table-cell table:style-name="表格6.A4" office:value-type="string">
            <text:p text:style-name="P1"><text:span text:style-name="T2">1</text:span></text:p>
          </table:table-cell>
          <table:table-cell table:style-name="表格6.A4" office:value-type="string">
            <text:p text:style-name="P3"/>
          </table:table-cell>
        </table:table-row>
        <table:table-row table:style-name="表格6.1">
          <table:table-cell table:style-name="表格6.A2" office:value-type="string">
            <text:p text:style-name="Standard"><text:a xlink:type="simple" xlink:href="http://www.w3school.com.cn/cssref/pr_padding-left.asp" text:style-name="Internet_20_link" text:visited-style-name="Visited_20_Internet_20_Link"><text:span text:style-name="T6">padding-left</text:span></text:a></text:p>
          </table:table-cell>
          <table:table-cell table:style-name="表格6.A2" office:value-type="string">
            <text:p text:style-name="Standard"><text:span text:style-name="T2">設置元素的左內邊距。</text:span></text:p>
          </table:table-cell>
          <table:table-cell table:style-name="表格6.A2" office:value-type="string">
            <text:p text:style-name="P1"><text:span text:style-name="T2">1</text:span></text:p>
          </table:table-cell>
          <table:table-cell table:style-name="表格6.A2" office:value-type="string">
            <text:p text:style-name="P3"/>
          </table:table-cell>
        </table:table-row>
      </table:table>
      <text:list xml:id="list36627681" text:continue-numbering="true" text:style-name="Outline">
        <text:list-item>
          <text:list>
            <text:list-item>
              <text:h text:style-name="P5" text:outline-level="2"><text:span text:style-name="T3">CSS 外邊距屬性（Margin）</text:span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row table:style-name="表格7.1">
          <table:table-cell table:style-name="表格7.A1" office:value-type="string">
            <text:p text:style-name="Standard"><text:span text:style-name="T5">屬性</text:span></text:p>
          </table:table-cell>
          <table:table-cell table:style-name="表格7.A1" office:value-type="string">
            <text:p text:style-name="Standard"><text:span text:style-name="T5">描述</text:span></text:p>
          </table:table-cell>
          <table:table-cell table:style-name="表格7.A1" office:value-type="string">
            <text:p text:style-name="P1"><text:span text:style-name="T5">CSS</text:span></text:p>
          </table:table-cell>
          <table:table-cell table:style-name="表格7.D1" office:value-type="string">
            <text:p text:style-name="P1"><text:span text:style-name="T5">檢核</text:span></text:p>
          </table:table-cell>
        </table:table-row>
        <table:table-row table:style-name="表格7.1">
          <table:table-cell table:style-name="表格7.A2" office:value-type="string">
            <text:p text:style-name="Standard"><text:a xlink:type="simple" xlink:href="http://www.w3school.com.cn/cssref/pr_margin.asp" text:style-name="Internet_20_link" text:visited-style-name="Visited_20_Internet_20_Link"><text:span text:style-name="T6">margin</text:span></text:a></text:p>
          </table:table-cell>
          <table:table-cell table:style-name="表格7.A2" office:value-type="string">
            <text:p text:style-name="Standard"><text:span text:style-name="T2">在一個聲明中設置所有外邊距屬性。</text:span></text:p>
          </table:table-cell>
          <table:table-cell table:style-name="表格7.A2" office:value-type="string">
            <text:p text:style-name="P1"><text:span text:style-name="T2">1</text:span></text:p>
          </table:table-cell>
          <table:table-cell table:style-name="表格7.A2" office:value-type="string">
            <text:p text:style-name="P3"/>
          </table:table-cell>
        </table:table-row>
        <table:table-row table:style-name="表格7.1">
          <table:table-cell table:style-name="表格7.A2" office:value-type="string">
            <text:p text:style-name="Standard"><text:a xlink:type="simple" xlink:href="http://www.w3school.com.cn/cssref/pr_margin-top.asp" text:style-name="Internet_20_link" text:visited-style-name="Visited_20_Internet_20_Link"><text:span text:style-name="T6">margin-top</text:span></text:a></text:p>
          </table:table-cell>
          <table:table-cell table:style-name="表格7.A2" office:value-type="string">
            <text:p text:style-name="Standard"><text:span text:style-name="T2">設置元素的上外邊距。</text:span></text:p>
          </table:table-cell>
          <table:table-cell table:style-name="表格7.A2" office:value-type="string">
            <text:p text:style-name="P1"><text:span text:style-name="T2">1</text:span></text:p>
          </table:table-cell>
          <table:table-cell table:style-name="表格7.A2" office:value-type="string">
            <text:p text:style-name="P3"/>
          </table:table-cell>
        </table:table-row>
        <table:table-row table:style-name="表格7.1">
          <table:table-cell table:style-name="表格7.A4" office:value-type="string">
            <text:p text:style-name="Standard"><text:a xlink:type="simple" xlink:href="http://www.w3school.com.cn/cssref/pr_margin-right.asp" text:style-name="Internet_20_link" text:visited-style-name="Visited_20_Internet_20_Link"><text:span text:style-name="T6">margin-right</text:span></text:a></text:p>
          </table:table-cell>
          <table:table-cell table:style-name="表格7.A4" office:value-type="string">
            <text:p text:style-name="Standard"><text:span text:style-name="T2">設置元素的右外邊距。</text:span></text:p>
          </table:table-cell>
          <table:table-cell table:style-name="表格7.A4" office:value-type="string">
            <text:p text:style-name="P1"><text:span text:style-name="T2">1</text:span></text:p>
          </table:table-cell>
          <table:table-cell table:style-name="表格7.A4" office:value-type="string">
            <text:p text:style-name="P3"/>
          </table:table-cell>
        </table:table-row>
        <table:table-row table:style-name="表格7.1">
          <table:table-cell table:style-name="表格7.A4" office:value-type="string">
            <text:p text:style-name="Standard"><text:a xlink:type="simple" xlink:href="http://www.w3school.com.cn/cssref/pr_margin-bottom.asp" text:style-name="Internet_20_link" text:visited-style-name="Visited_20_Internet_20_Link"><text:span text:style-name="T6">margin-bottom</text:span></text:a></text:p>
          </table:table-cell>
          <table:table-cell table:style-name="表格7.A4" office:value-type="string">
            <text:p text:style-name="Standard"><text:span text:style-name="T2">設置元素的下外邊距。</text:span></text:p>
          </table:table-cell>
          <table:table-cell table:style-name="表格7.A4" office:value-type="string">
            <text:p text:style-name="P1"><text:span text:style-name="T2">1</text:span></text:p>
          </table:table-cell>
          <table:table-cell table:style-name="表格7.A4" office:value-type="string">
            <text:p text:style-name="P3"/>
          </table:table-cell>
        </table:table-row>
        <text:soft-page-break/>
        <table:table-row table:style-name="表格7.1">
          <table:table-cell table:style-name="表格7.A2" office:value-type="string">
            <text:p text:style-name="Standard"><text:a xlink:type="simple" xlink:href="http://www.w3school.com.cn/cssref/pr_margin-left.asp" text:style-name="Internet_20_link" text:visited-style-name="Visited_20_Internet_20_Link"><text:span text:style-name="T6">margin-left</text:span></text:a></text:p>
          </table:table-cell>
          <table:table-cell table:style-name="表格7.A2" office:value-type="string">
            <text:p text:style-name="Standard"><text:span text:style-name="T2">設置元素的左外邊距。</text:span></text:p>
          </table:table-cell>
          <table:table-cell table:style-name="表格7.A2" office:value-type="string">
            <text:p text:style-name="P1"><text:span text:style-name="T2">1</text:span></text:p>
          </table:table-cell>
          <table:table-cell table:style-name="表格7.A2" office:value-type="string">
            <text:p text:style-name="P3"/>
          </table:table-cell>
        </table:table-row>
      </table:table>
      <text:list xml:id="list36624887" text:continue-numbering="true" text:style-name="Outline">
        <text:list-item>
          <text:list>
            <text:list-item>
              <text:h text:style-name="P5" text:outline-level="2"><text:span text:style-name="T3">CSS 定位屬性（Positioning）</text:span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row table:style-name="表格8.1">
          <table:table-cell table:style-name="表格8.A1" office:value-type="string">
            <text:p text:style-name="Standard"><text:span text:style-name="T5">屬性</text:span></text:p>
          </table:table-cell>
          <table:table-cell table:style-name="表格8.A1" office:value-type="string">
            <text:p text:style-name="Standard"><text:span text:style-name="T5">描述</text:span></text:p>
          </table:table-cell>
          <table:table-cell table:style-name="表格8.A1" office:value-type="string">
            <text:p text:style-name="P1"><text:span text:style-name="T5">CSS</text:span></text:p>
          </table:table-cell>
          <table:table-cell table:style-name="表格8.D1" office:value-type="string">
            <text:p text:style-name="P1"><text:span text:style-name="T5">檢核</text:span></text:p>
          </table:table-cell>
        </table:table-row>
        <table:table-row table:style-name="表格8.1">
          <table:table-cell table:style-name="表格8.A2" office:value-type="string">
            <text:p text:style-name="Standard"><text:a xlink:type="simple" xlink:href="http://www.w3school.com.cn/cssref/pr_class_clear.asp" text:style-name="Internet_20_link" text:visited-style-name="Visited_20_Internet_20_Link"><text:span text:style-name="T6">clear</text:span></text:a></text:p>
          </table:table-cell>
          <table:table-cell table:style-name="表格8.A2" office:value-type="string">
            <text:p text:style-name="Standard"><text:span text:style-name="T2">解除網頁元素的浮動狀態。</text:span></text:p>
          </table:table-cell>
          <table:table-cell table:style-name="表格8.A2" office:value-type="string">
            <text:p text:style-name="P1"><text:span text:style-name="T2">1</text:span></text:p>
          </table:table-cell>
          <table:table-cell table:style-name="表格8.A2" office:value-type="string">
            <text:p text:style-name="P3"/>
          </table:table-cell>
        </table:table-row>
        <table:table-row table:style-name="表格8.1">
          <table:table-cell table:style-name="表格8.A3" office:value-type="string">
            <text:p text:style-name="Standard"><text:a xlink:type="simple" xlink:href="http://www.w3school.com.cn/cssref/pr_pos_clip.asp" text:style-name="Internet_20_link" text:visited-style-name="Visited_20_Internet_20_Link"><text:span text:style-name="T6">clip</text:span></text:a></text:p>
          </table:table-cell>
          <table:table-cell table:style-name="表格8.A3" office:value-type="string">
            <text:p text:style-name="Standard"><text:span text:style-name="T2">剪裁絕對定位元素。</text:span></text:p>
          </table:table-cell>
          <table:table-cell table:style-name="表格8.A3" office:value-type="string">
            <text:p text:style-name="P1"><text:span text:style-name="T2">2</text:span></text:p>
          </table:table-cell>
          <table:table-cell table:style-name="表格8.A3" office:value-type="string">
            <text:p text:style-name="P3"/>
          </table:table-cell>
        </table:table-row>
        <table:table-row table:style-name="表格8.1">
          <table:table-cell table:style-name="表格8.A2" office:value-type="string">
            <text:p text:style-name="Standard"><text:a xlink:type="simple" xlink:href="http://www.w3school.com.cn/cssref/pr_class_cursor.asp" text:style-name="Internet_20_link" text:visited-style-name="Visited_20_Internet_20_Link"><text:span text:style-name="T6">cursor</text:span></text:a></text:p>
          </table:table-cell>
          <table:table-cell table:style-name="表格8.A2" office:value-type="string">
            <text:p text:style-name="Standard"><text:span text:style-name="T2">規定要顯示的游標的類型（形狀）。</text:span></text:p>
          </table:table-cell>
          <table:table-cell table:style-name="表格8.A2" office:value-type="string">
            <text:p text:style-name="P1"><text:span text:style-name="T2">2</text:span></text:p>
          </table:table-cell>
          <table:table-cell table:style-name="表格8.A2" office:value-type="string">
            <text:p text:style-name="P3"/>
          </table:table-cell>
        </table:table-row>
        <table:table-row table:style-name="表格8.1">
          <table:table-cell table:style-name="表格8.A3" office:value-type="string">
            <text:p text:style-name="Standard"><text:a xlink:type="simple" xlink:href="http://www.w3school.com.cn/cssref/pr_class_display.asp" text:style-name="Internet_20_link" text:visited-style-name="Visited_20_Internet_20_Link"><text:span text:style-name="T6">display</text:span></text:a></text:p>
          </table:table-cell>
          <table:table-cell table:style-name="表格8.A3" office:value-type="string">
            <text:p text:style-name="Standard"><text:span text:style-name="T2">指定網頁元素的顯示方式。</text:span></text:p>
          </table:table-cell>
          <table:table-cell table:style-name="表格8.A3" office:value-type="string">
            <text:p text:style-name="P1"><text:span text:style-name="T2">1</text:span></text:p>
          </table:table-cell>
          <table:table-cell table:style-name="表格8.A3" office:value-type="string">
            <text:p text:style-name="P3"/>
          </table:table-cell>
        </table:table-row>
        <table:table-row table:style-name="表格8.1">
          <table:table-cell table:style-name="表格8.A2" office:value-type="string">
            <text:p text:style-name="Standard"><text:a xlink:type="simple" xlink:href="http://www.w3school.com.cn/cssref/pr_class_float.asp" text:style-name="Internet_20_link" text:visited-style-name="Visited_20_Internet_20_Link"><text:span text:style-name="T6">float</text:span></text:a></text:p>
          </table:table-cell>
          <table:table-cell table:style-name="表格8.A2" office:value-type="string">
            <text:p text:style-name="Standard"><text:span text:style-name="T2">設定網頁元素是否浮動。</text:span></text:p>
          </table:table-cell>
          <table:table-cell table:style-name="表格8.A2" office:value-type="string">
            <text:p text:style-name="P1"><text:span text:style-name="T2">1</text:span></text:p>
          </table:table-cell>
          <table:table-cell table:style-name="表格8.A2" office:value-type="string">
            <text:p text:style-name="P3"/>
          </table:table-cell>
        </table:table-row>
        <table:table-row table:style-name="表格8.1">
          <table:table-cell table:style-name="表格8.A2" office:value-type="string">
            <text:p text:style-name="Standard"><text:a xlink:type="simple" xlink:href="http://www.w3school.com.cn/cssref/pr_pos_overflow.asp" text:style-name="Internet_20_link" text:visited-style-name="Visited_20_Internet_20_Link"><text:span text:style-name="T6">overflow</text:span></text:a></text:p>
          </table:table-cell>
          <table:table-cell table:style-name="表格8.A2" office:value-type="string">
            <text:p text:style-name="Standard"><text:span text:style-name="T2">設定當內容超出容器範圍時的顯示方式。</text:span></text:p>
          </table:table-cell>
          <table:table-cell table:style-name="表格8.A2" office:value-type="string">
            <text:p text:style-name="P1"><text:span text:style-name="T2">2</text:span></text:p>
          </table:table-cell>
          <table:table-cell table:style-name="表格8.A2" office:value-type="string">
            <text:p text:style-name="P3"/>
          </table:table-cell>
        </table:table-row>
        <table:table-row table:style-name="表格8.1">
          <table:table-cell table:style-name="表格8.A8" office:value-type="string">
            <text:p text:style-name="Standard"><text:a xlink:type="simple" xlink:href="http://www.w3school.com.cn/cssref/pr_class_position.asp" text:style-name="Internet_20_link" text:visited-style-name="Visited_20_Internet_20_Link"><text:span text:style-name="T6">position</text:span></text:a></text:p>
          </table:table-cell>
          <table:table-cell table:style-name="表格8.A8" office:value-type="string">
            <text:p text:style-name="Standard"><text:span text:style-name="T2">指定元素的定位類型。</text:span></text:p>
          </table:table-cell>
          <table:table-cell table:style-name="表格8.A8" office:value-type="string">
            <text:p text:style-name="P1"><text:span text:style-name="T2">2</text:span></text:p>
          </table:table-cell>
          <table:table-cell table:style-name="表格8.A8" office:value-type="string">
            <text:p text:style-name="P3"/>
          </table:table-cell>
        </table:table-row>
        <table:table-row table:style-name="表格8.1">
          <table:table-cell table:style-name="表格8.A8" office:value-type="string">
            <text:p text:style-name="Standard"><text:a xlink:type="simple" xlink:href="http://www.w3school.com.cn/cssref/pr_pos_left.asp" text:style-name="Internet_20_link" text:visited-style-name="Visited_20_Internet_20_Link"><text:span text:style-name="T6">left</text:span></text:a></text:p>
          </table:table-cell>
          <table:table-cell table:style-name="表格8.A8" office:value-type="string">
            <text:p text:style-name="Standard"><text:span text:style-name="T2">設置定位元素左外邊距邊界與其包含塊左邊界之間的偏移。</text:span></text:p>
          </table:table-cell>
          <table:table-cell table:style-name="表格8.A8" office:value-type="string">
            <text:p text:style-name="P1"><text:span text:style-name="T2">2</text:span></text:p>
          </table:table-cell>
          <table:table-cell table:style-name="表格8.A8" office:value-type="string">
            <text:p text:style-name="P3"/>
          </table:table-cell>
        </table:table-row>
        <table:table-row table:style-name="表格8.1">
          <table:table-cell table:style-name="表格8.A8" office:value-type="string">
            <text:p text:style-name="Standard"><text:a xlink:type="simple" xlink:href="http://www.w3school.com.cn/cssref/pr_pos_top.asp" text:style-name="Internet_20_link" text:visited-style-name="Visited_20_Internet_20_Link"><text:span text:style-name="T6">top</text:span></text:a></text:p>
          </table:table-cell>
          <table:table-cell table:style-name="表格8.A8" office:value-type="string">
            <text:p text:style-name="Standard"><text:span text:style-name="T2">設置定位元素的上外邊距邊界與其包含塊上邊界之間的偏移。</text:span></text:p>
          </table:table-cell>
          <table:table-cell table:style-name="表格8.A8" office:value-type="string">
            <text:p text:style-name="P1"><text:span text:style-name="T2">2</text:span></text:p>
          </table:table-cell>
          <table:table-cell table:style-name="表格8.A8" office:value-type="string">
            <text:p text:style-name="P3"/>
          </table:table-cell>
        </table:table-row>
        <table:table-row table:style-name="表格8.1">
          <table:table-cell table:style-name="表格8.A8" office:value-type="string">
            <text:p text:style-name="Standard"><text:a xlink:type="simple" xlink:href="http://www.w3school.com.cn/cssref/pr_pos_right.asp" text:style-name="Internet_20_link" text:visited-style-name="Visited_20_Internet_20_Link"><text:span text:style-name="T6">right</text:span></text:a></text:p>
          </table:table-cell>
          <table:table-cell table:style-name="表格8.A8" office:value-type="string">
            <text:p text:style-name="Standard"><text:span text:style-name="T2">設置定位元素右外邊距邊界與其包含塊右邊界之間的偏移。</text:span></text:p>
          </table:table-cell>
          <table:table-cell table:style-name="表格8.A8" office:value-type="string">
            <text:p text:style-name="P1"><text:span text:style-name="T2">2</text:span></text:p>
          </table:table-cell>
          <table:table-cell table:style-name="表格8.A8" office:value-type="string">
            <text:p text:style-name="P3"/>
          </table:table-cell>
        </table:table-row>
        <table:table-row table:style-name="表格8.1">
          <table:table-cell table:style-name="表格8.A8" office:value-type="string">
            <text:p text:style-name="Standard"><text:a xlink:type="simple" xlink:href="http://www.w3school.com.cn/cssref/pr_pos_bottom.asp" text:style-name="Internet_20_link" text:visited-style-name="Visited_20_Internet_20_Link"><text:span text:style-name="T6">bottom</text:span></text:a></text:p>
          </table:table-cell>
          <table:table-cell table:style-name="表格8.A8" office:value-type="string">
            <text:p text:style-name="Standard"><text:span text:style-name="T2">設置定位元素下外邊距邊界與其包含塊下邊界之間的偏移。</text:span></text:p>
          </table:table-cell>
          <table:table-cell table:style-name="表格8.A8" office:value-type="string">
            <text:p text:style-name="P1"><text:span text:style-name="T2">2</text:span></text:p>
          </table:table-cell>
          <table:table-cell table:style-name="表格8.A8" office:value-type="string">
            <text:p text:style-name="P3"/>
          </table:table-cell>
        </table:table-row>
        <table:table-row table:style-name="表格8.1">
          <table:table-cell table:style-name="表格8.A8" office:value-type="string">
            <text:p text:style-name="Standard"><text:a xlink:type="simple" xlink:href="http://www.w3school.com.cn/cssref/pr_pos_z-index.asp" text:style-name="Internet_20_link" text:visited-style-name="Visited_20_Internet_20_Link"><text:span text:style-name="T6">z-index</text:span></text:a></text:p>
          </table:table-cell>
          <table:table-cell table:style-name="表格8.A8" office:value-type="string">
            <text:p text:style-name="Standard"><text:span text:style-name="T2">設置元素的堆疊順序。</text:span></text:p>
          </table:table-cell>
          <table:table-cell table:style-name="表格8.A8" office:value-type="string">
            <text:p text:style-name="P1"><text:span text:style-name="T2">2</text:span></text:p>
          </table:table-cell>
          <table:table-cell table:style-name="表格8.A8" office:value-type="string">
            <text:p text:style-name="P3"/>
          </table:table-cell>
        </table:table-row>
        <table:table-row table:style-name="表格8.1">
          <table:table-cell table:style-name="表格8.A2" office:value-type="string">
            <text:p text:style-name="Standard"><text:a xlink:type="simple" xlink:href="http://www.w3school.com.cn/cssref/pr_pos_vertical-align.asp" text:style-name="Internet_20_link" text:visited-style-name="Visited_20_Internet_20_Link"><text:span text:style-name="T6">vertical-align</text:span></text:a></text:p>
          </table:table-cell>
          <table:table-cell table:style-name="表格8.A2" office:value-type="string">
            <text:p text:style-name="Standard"><text:span text:style-name="T2">設置元素的垂直對齊方式。</text:span></text:p>
          </table:table-cell>
          <table:table-cell table:style-name="表格8.A2" office:value-type="string">
            <text:p text:style-name="P1"><text:span text:style-name="T2">1</text:span></text:p>
          </table:table-cell>
          <table:table-cell table:style-name="表格8.A2" office:value-type="string">
            <text:p text:style-name="P3"/>
          </table:table-cell>
        </table:table-row>
        <table:table-row table:style-name="表格8.1">
          <table:table-cell table:style-name="表格8.A3" office:value-type="string">
            <text:p text:style-name="Standard"><text:a xlink:type="simple" xlink:href="http://www.w3school.com.cn/cssref/pr_class_visibility.asp" text:style-name="Internet_20_link" text:visited-style-name="Visited_20_Internet_20_Link"><text:span text:style-name="T6">visibility</text:span></text:a></text:p>
          </table:table-cell>
          <table:table-cell table:style-name="表格8.A3" office:value-type="string">
            <text:p text:style-name="Standard"><text:span text:style-name="T2">規定元素是否可見。</text:span></text:p>
          </table:table-cell>
          <table:table-cell table:style-name="表格8.A3" office:value-type="string">
            <text:p text:style-name="P1"><text:span text:style-name="T2">2</text:span></text:p>
          </table:table-cell>
          <table:table-cell table:style-name="表格8.A3" office:value-type="string">
            <text:p text:style-name="P3"/>
          </table:table-cell>
        </table:table-row>
      </table:table>
      <text:list xml:id="list36638794" text:continue-numbering="true" text:style-name="Outline">
        <text:list-item>
          <text:list>
            <text:list-item>
              <text:h text:style-name="P5" text:outline-level="2"><text:span text:style-name="T3">CSS3 動畫屬性（Animation）</text:span></text:h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row table:style-name="表格9.1">
          <table:table-cell table:style-name="表格9.A1" office:value-type="string">
            <text:p text:style-name="P1"><text:span text:style-name="T5">屬性</text:span></text:p>
          </table:table-cell>
          <table:table-cell table:style-name="表格9.A1" office:value-type="string">
            <text:p text:style-name="P1"><text:span text:style-name="T5">描述</text:span></text:p>
          </table:table-cell>
          <table:table-cell table:style-name="表格9.A1" office:value-type="string">
            <text:p text:style-name="P1"><text:span text:style-name="T5">CSS</text:span></text:p>
          </table:table-cell>
          <table:table-cell table:style-name="表格9.A1" office:value-type="string">
            <text:p text:style-name="P1"><text:span text:style-name="T5">檢核</text:span></text:p>
          </table:table-cell>
        </table:table-row>
        <table:table-row table:style-name="表格9.1">
          <table:table-cell table:style-name="表格9.A2" office:value-type="string">
            <text:p text:style-name="Standard"><text:a xlink:type="simple" xlink:href="http://www.w3school.com.cn/cssref/pr_keyframes.asp" text:style-name="Internet_20_link" text:visited-style-name="Visited_20_Internet_20_Link"><text:span text:style-name="T6">@keyframes</text:span></text:a></text:p>
          </table:table-cell>
          <table:table-cell table:style-name="表格9.A2" office:value-type="string">
            <text:p text:style-name="Standard"><text:span text:style-name="T2">規定動畫。</text:span></text:p>
          </table:table-cell>
          <table:table-cell table:style-name="表格9.A2" office:value-type="string">
            <text:p text:style-name="P1"><text:span text:style-name="T2">3</text:span></text:p>
          </table:table-cell>
          <table:table-cell table:style-name="表格9.A2" office:value-type="string">
            <text:p text:style-name="P3"/>
          </table:table-cell>
        </table:table-row>
        <table:table-row table:style-name="表格9.1">
          <table:table-cell table:style-name="表格9.A3" office:value-type="string">
            <text:p text:style-name="Standard"><text:a xlink:type="simple" xlink:href="http://www.w3school.com.cn/cssref/pr_animation.asp" text:style-name="Internet_20_link" text:visited-style-name="Visited_20_Internet_20_Link"><text:span text:style-name="T6">animation</text:span></text:a></text:p>
          </table:table-cell>
          <table:table-cell table:style-name="表格9.A3" office:value-type="string">
            <text:p text:style-name="Standard"><text:span text:style-name="T2">所有動畫屬性的簡寫屬性，除了 animation-play-state 屬性。</text:span></text:p>
          </table:table-cell>
          <table:table-cell table:style-name="表格9.A3" office:value-type="string">
            <text:p text:style-name="P1"><text:span text:style-name="T2">3</text:span></text:p>
          </table:table-cell>
          <table:table-cell table:style-name="表格9.A3" office:value-type="string">
            <text:p text:style-name="P3"/>
          </table:table-cell>
        </table:table-row>
        <table:table-row table:style-name="表格9.1">
          <table:table-cell table:style-name="表格9.A2" office:value-type="string">
            <text:p text:style-name="Standard"><text:a xlink:type="simple" xlink:href="http://www.w3school.com.cn/cssref/pr_animation-name.asp" text:style-name="Internet_20_link" text:visited-style-name="Visited_20_Internet_20_Link"><text:span text:style-name="T6">animation-name</text:span></text:a></text:p>
          </table:table-cell>
          <table:table-cell table:style-name="表格9.A2" office:value-type="string">
            <text:p text:style-name="Standard"><text:span text:style-name="T2">規定 @keyframes 動畫的名稱。</text:span></text:p>
          </table:table-cell>
          <table:table-cell table:style-name="表格9.A2" office:value-type="string">
            <text:p text:style-name="P1"><text:span text:style-name="T2">3</text:span></text:p>
          </table:table-cell>
          <table:table-cell table:style-name="表格9.A2" office:value-type="string">
            <text:p text:style-name="P3"/>
          </table:table-cell>
        </table:table-row>
        <table:table-row table:style-name="表格9.1">
          <table:table-cell table:style-name="表格9.A3" office:value-type="string">
            <text:p text:style-name="Standard"><text:a xlink:type="simple" xlink:href="http://www.w3school.com.cn/cssref/pr_animation-duration.asp" text:style-name="Internet_20_link" text:visited-style-name="Visited_20_Internet_20_Link"><text:span text:style-name="T6">animation-duration</text:span></text:a></text:p>
          </table:table-cell>
          <table:table-cell table:style-name="表格9.A3" office:value-type="string">
            <text:p text:style-name="Standard"><text:span text:style-name="T2">規定動畫完成一個週期所花費的秒或毫秒。</text:span></text:p>
          </table:table-cell>
          <table:table-cell table:style-name="表格9.A3" office:value-type="string">
            <text:p text:style-name="P1"><text:span text:style-name="T2">3</text:span></text:p>
          </table:table-cell>
          <table:table-cell table:style-name="表格9.A3" office:value-type="string">
            <text:p text:style-name="P3"/>
          </table:table-cell>
        </table:table-row>
        <text:soft-page-break/>
        <table:table-row table:style-name="表格9.1">
          <table:table-cell table:style-name="表格9.A2" office:value-type="string">
            <text:p text:style-name="Standard"><text:a xlink:type="simple" xlink:href="http://www.w3school.com.cn/cssref/pr_animation-timing-function.asp" text:style-name="Internet_20_link" text:visited-style-name="Visited_20_Internet_20_Link"><text:span text:style-name="T6">animation-timing-function</text:span></text:a></text:p>
          </table:table-cell>
          <table:table-cell table:style-name="表格9.A2" office:value-type="string">
            <text:p text:style-name="Standard"><text:span text:style-name="T2">規定動畫的速度曲線。</text:span></text:p>
          </table:table-cell>
          <table:table-cell table:style-name="表格9.A2" office:value-type="string">
            <text:p text:style-name="P1"><text:span text:style-name="T2">3</text:span></text:p>
          </table:table-cell>
          <table:table-cell table:style-name="表格9.A2" office:value-type="string">
            <text:p text:style-name="P3"/>
          </table:table-cell>
        </table:table-row>
        <table:table-row table:style-name="表格9.1">
          <table:table-cell table:style-name="表格9.A3" office:value-type="string">
            <text:p text:style-name="Standard"><text:a xlink:type="simple" xlink:href="http://www.w3school.com.cn/cssref/pr_animation-delay.asp" text:style-name="Internet_20_link" text:visited-style-name="Visited_20_Internet_20_Link"><text:span text:style-name="T6">animation-delay</text:span></text:a></text:p>
          </table:table-cell>
          <table:table-cell table:style-name="表格9.A3" office:value-type="string">
            <text:p text:style-name="Standard"><text:span text:style-name="T2">規定動畫何時開始。</text:span></text:p>
          </table:table-cell>
          <table:table-cell table:style-name="表格9.A3" office:value-type="string">
            <text:p text:style-name="P1"><text:span text:style-name="T2">3</text:span></text:p>
          </table:table-cell>
          <table:table-cell table:style-name="表格9.A3" office:value-type="string">
            <text:p text:style-name="P3"/>
          </table:table-cell>
        </table:table-row>
        <table:table-row table:style-name="表格9.1">
          <table:table-cell table:style-name="表格9.A2" office:value-type="string">
            <text:p text:style-name="Standard"><text:a xlink:type="simple" xlink:href="http://www.w3school.com.cn/cssref/pr_animation-iteration-count.asp" text:style-name="Internet_20_link" text:visited-style-name="Visited_20_Internet_20_Link"><text:span text:style-name="T6">animation-iteration-count</text:span></text:a></text:p>
          </table:table-cell>
          <table:table-cell table:style-name="表格9.A2" office:value-type="string">
            <text:p text:style-name="Standard"><text:span text:style-name="T2">規定動畫被播放的次數。</text:span></text:p>
          </table:table-cell>
          <table:table-cell table:style-name="表格9.A2" office:value-type="string">
            <text:p text:style-name="P1"><text:span text:style-name="T2">3</text:span></text:p>
          </table:table-cell>
          <table:table-cell table:style-name="表格9.A2" office:value-type="string">
            <text:p text:style-name="P3"/>
          </table:table-cell>
        </table:table-row>
        <table:table-row table:style-name="表格9.1">
          <table:table-cell table:style-name="表格9.A3" office:value-type="string">
            <text:p text:style-name="Standard"><text:a xlink:type="simple" xlink:href="http://www.w3school.com.cn/cssref/pr_animation-direction.asp" text:style-name="Internet_20_link" text:visited-style-name="Visited_20_Internet_20_Link"><text:span text:style-name="T6">animation-direction</text:span></text:a></text:p>
          </table:table-cell>
          <table:table-cell table:style-name="表格9.A3" office:value-type="string">
            <text:p text:style-name="Standard"><text:span text:style-name="T2">規定動畫是否在下一週期逆向地播放。</text:span></text:p>
          </table:table-cell>
          <table:table-cell table:style-name="表格9.A3" office:value-type="string">
            <text:p text:style-name="P1"><text:span text:style-name="T2">3</text:span></text:p>
          </table:table-cell>
          <table:table-cell table:style-name="表格9.A3" office:value-type="string">
            <text:p text:style-name="P3"/>
          </table:table-cell>
        </table:table-row>
        <table:table-row table:style-name="表格9.1">
          <table:table-cell table:style-name="表格9.A2" office:value-type="string">
            <text:p text:style-name="Standard"><text:a xlink:type="simple" xlink:href="http://www.w3school.com.cn/cssref/pr_animation-play-state.asp" text:style-name="Internet_20_link" text:visited-style-name="Visited_20_Internet_20_Link"><text:span text:style-name="T6">animation-play-state</text:span></text:a></text:p>
          </table:table-cell>
          <table:table-cell table:style-name="表格9.A2" office:value-type="string">
            <text:p text:style-name="Standard"><text:span text:style-name="T2">規定動畫是否正在運行或暫停。</text:span></text:p>
          </table:table-cell>
          <table:table-cell table:style-name="表格9.A2" office:value-type="string">
            <text:p text:style-name="P1"><text:span text:style-name="T2">3</text:span></text:p>
          </table:table-cell>
          <table:table-cell table:style-name="表格9.A2" office:value-type="string">
            <text:p text:style-name="P3"/>
          </table:table-cell>
        </table:table-row>
        <table:table-row table:style-name="表格9.1">
          <table:table-cell table:style-name="表格9.A3" office:value-type="string">
            <text:p text:style-name="Standard"><text:a xlink:type="simple" xlink:href="http://www.w3school.com.cn/cssref/pr_animation-fill-mode.asp" text:style-name="Internet_20_link" text:visited-style-name="Visited_20_Internet_20_Link"><text:span text:style-name="T6">animation-fill-mode</text:span></text:a></text:p>
          </table:table-cell>
          <table:table-cell table:style-name="表格9.A3" office:value-type="string">
            <text:p text:style-name="Standard"><text:span text:style-name="T2">規定物件動畫時間之外的狀態。</text:span></text:p>
          </table:table-cell>
          <table:table-cell table:style-name="表格9.A3" office:value-type="string">
            <text:p text:style-name="P1"><text:span text:style-name="T2">3</text:span></text:p>
          </table:table-cell>
          <table:table-cell table:style-name="表格9.A3" office:value-type="string">
            <text:p text:style-name="P3"/>
          </table:table-cell>
        </table:table-row>
      </table:table>
      <text:list xml:id="list36627688" text:continue-numbering="true" text:style-name="Outline">
        <text:list-item>
          <text:list>
            <text:list-item>
              <text:h text:style-name="P5" text:outline-level="2"><text:span text:style-name="T3">CSS 表格屬性（Table）</text:span></text:h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row table:style-name="表格10.1">
          <table:table-cell table:style-name="表格10.A1" office:value-type="string">
            <text:p text:style-name="P1"><text:span text:style-name="T5">屬性</text:span></text:p>
          </table:table-cell>
          <table:table-cell table:style-name="表格10.A1" office:value-type="string">
            <text:p text:style-name="P1"><text:span text:style-name="T5">描述</text:span></text:p>
          </table:table-cell>
          <table:table-cell table:style-name="表格10.C1" office:value-type="string">
            <text:p text:style-name="P1"><text:span text:style-name="T5">CSS</text:span></text:p>
          </table:table-cell>
          <table:table-cell table:style-name="表格10.D1" office:value-type="string">
            <text:p text:style-name="P1"><text:span text:style-name="T5">檢核</text:span></text:p>
          </table:table-cell>
        </table:table-row>
        <table:table-row table:style-name="表格10.1">
          <table:table-cell table:style-name="表格10.A2" office:value-type="string">
            <text:p text:style-name="Standard"><text:a xlink:type="simple" xlink:href="http://www.w3school.com.cn/cssref/pr_tab_border-collapse.asp" text:style-name="Internet_20_link" text:visited-style-name="Visited_20_Internet_20_Link"><text:span text:style-name="T6">border-collapse</text:span></text:a></text:p>
          </table:table-cell>
          <table:table-cell table:style-name="表格10.A2" office:value-type="string">
            <text:p text:style-name="Standard"><text:span text:style-name="T2">設定是否合併表格邊框。</text:span></text:p>
          </table:table-cell>
          <table:table-cell table:style-name="表格10.A2" office:value-type="string">
            <text:p text:style-name="P1"><text:span text:style-name="T2">2</text:span></text:p>
          </table:table-cell>
          <table:table-cell table:style-name="表格10.A2" office:value-type="string">
            <text:p text:style-name="P3"/>
          </table:table-cell>
        </table:table-row>
        <table:table-row table:style-name="表格10.1">
          <table:table-cell table:style-name="表格10.A3" office:value-type="string">
            <text:p text:style-name="Standard"><text:a xlink:type="simple" xlink:href="http://www.w3school.com.cn/cssref/pr_tab_border-spacing.asp" text:style-name="Internet_20_link" text:visited-style-name="Visited_20_Internet_20_Link"><text:span text:style-name="T6">border-spacing</text:span></text:a></text:p>
          </table:table-cell>
          <table:table-cell table:style-name="表格10.A3" office:value-type="string">
            <text:p text:style-name="Standard"><text:span text:style-name="T2">規定相鄰儲存格邊框之間的距離。</text:span></text:p>
          </table:table-cell>
          <table:table-cell table:style-name="表格10.A3" office:value-type="string">
            <text:p text:style-name="P1"><text:span text:style-name="T2">2</text:span></text:p>
          </table:table-cell>
          <table:table-cell table:style-name="表格10.A3" office:value-type="string">
            <text:p text:style-name="P3"/>
          </table:table-cell>
        </table:table-row>
        <table:table-row table:style-name="表格10.1">
          <table:table-cell table:style-name="表格10.A2" office:value-type="string">
            <text:p text:style-name="Standard"><text:a xlink:type="simple" xlink:href="http://www.w3school.com.cn/cssref/pr_tab_caption-side.asp" text:style-name="Internet_20_link" text:visited-style-name="Visited_20_Internet_20_Link"><text:span text:style-name="T6">caption-side</text:span></text:a></text:p>
          </table:table-cell>
          <table:table-cell table:style-name="表格10.A2" office:value-type="string">
            <text:p text:style-name="Standard"><text:span text:style-name="T2">規定表格標題的位置。</text:span></text:p>
          </table:table-cell>
          <table:table-cell table:style-name="表格10.A2" office:value-type="string">
            <text:p text:style-name="P1"><text:span text:style-name="T2">2</text:span></text:p>
          </table:table-cell>
          <table:table-cell table:style-name="表格10.A2" office:value-type="string">
            <text:p text:style-name="P3"/>
          </table:table-cell>
        </table:table-row>
        <table:table-row table:style-name="表格10.1">
          <table:table-cell table:style-name="表格10.A3" office:value-type="string">
            <text:p text:style-name="Standard"><text:a xlink:type="simple" xlink:href="http://www.w3school.com.cn/cssref/pr_tab_empty-cells.asp" text:style-name="Internet_20_link" text:visited-style-name="Visited_20_Internet_20_Link"><text:span text:style-name="T6">empty-cells</text:span></text:a></text:p>
          </table:table-cell>
          <table:table-cell table:style-name="表格10.A3" office:value-type="string">
            <text:p text:style-name="Standard"><text:span text:style-name="T2">規定是否顯示表格中的空儲存格上的邊框和背景。</text:span></text:p>
          </table:table-cell>
          <table:table-cell table:style-name="表格10.A3" office:value-type="string">
            <text:p text:style-name="P1"><text:span text:style-name="T2">2</text:span></text:p>
          </table:table-cell>
          <table:table-cell table:style-name="表格10.A3" office:value-type="string">
            <text:p text:style-name="P3"/>
          </table:table-cell>
        </table:table-row>
        <table:table-row table:style-name="表格10.1">
          <table:table-cell table:style-name="表格10.A2" office:value-type="string">
            <text:p text:style-name="Standard"><text:a xlink:type="simple" xlink:href="http://www.w3school.com.cn/cssref/pr_tab_table-layout.asp" text:style-name="Internet_20_link" text:visited-style-name="Visited_20_Internet_20_Link"><text:span text:style-name="T6">table-layout</text:span></text:a></text:p>
          </table:table-cell>
          <table:table-cell table:style-name="表格10.A2" office:value-type="string">
            <text:p text:style-name="Standard"><text:span text:style-name="T2">設置用於表格的佈局演算法。</text:span></text:p>
          </table:table-cell>
          <table:table-cell table:style-name="表格10.A2" office:value-type="string">
            <text:p text:style-name="P1"><text:span text:style-name="T2">2</text:span></text:p>
          </table:table-cell>
          <table:table-cell table:style-name="表格10.A2" office:value-type="string">
            <text:p text:style-name="P3"/>
          </table:table-cell>
        </table:table-row>
      </table:table>
      <text:list xml:id="list36640782" text:continue-numbering="true" text:style-name="Outline">
        <text:list-item>
          <text:list>
            <text:list-item>
              <text:h text:style-name="P5" text:outline-level="2"><text:span text:style-name="T3">Color 屬性</text:span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office:value-type="string">
            <text:p text:style-name="Standard"><text:span text:style-name="T5">屬性</text:span></text:p>
          </table:table-cell>
          <table:table-cell table:style-name="表格11.A1" office:value-type="string">
            <text:p text:style-name="Standard"><text:span text:style-name="T5">描述</text:span></text:p>
          </table:table-cell>
          <table:table-cell table:style-name="表格11.A1" office:value-type="string">
            <text:p text:style-name="Standard"><text:span text:style-name="T5">CSS</text:span></text:p>
          </table:table-cell>
          <table:table-cell table:style-name="表格11.A1" office:value-type="string">
            <text:p text:style-name="Standard"><text:span text:style-name="T5">課本</text:span></text:p>
          </table:table-cell>
        </table:table-row>
        <table:table-row table:style-name="表格11.1">
          <table:table-cell table:style-name="表格11.A2" office:value-type="string">
            <text:p text:style-name="Standard"><text:span text:style-name="T2">color-profile</text:span></text:p>
          </table:table-cell>
          <table:table-cell table:style-name="表格11.A2" office:value-type="string">
            <text:p text:style-name="Standard"><text:span text:style-name="T2">允許使用源的色彩設定檔的預設以外的規範。</text:span></text:p>
          </table:table-cell>
          <table:table-cell table:style-name="表格11.A2" office:value-type="string">
            <text:p text:style-name="Standard"><text:span text:style-name="T2">3</text:span></text:p>
          </table:table-cell>
          <table:table-cell table:style-name="表格11.A2" office:value-type="string">
            <text:p text:style-name="P2"/>
          </table:table-cell>
        </table:table-row>
        <table:table-row table:style-name="表格11.1">
          <table:table-cell table:style-name="表格11.A3" office:value-type="string">
            <text:p text:style-name="Standard"><text:a xlink:type="simple" xlink:href="http://www.w3school.com.cn/cssref/pr_opacity.asp" text:style-name="Internet_20_link" text:visited-style-name="Visited_20_Internet_20_Link"><text:span text:style-name="T6">opacity</text:span></text:a></text:p>
          </table:table-cell>
          <table:table-cell table:style-name="表格11.A3" office:value-type="string">
            <text:p text:style-name="Standard"><text:span text:style-name="T2">設定元素的透明度。</text:span></text:p>
          </table:table-cell>
          <table:table-cell table:style-name="表格11.A3" office:value-type="string">
            <text:p text:style-name="Standard"><text:span text:style-name="T2">3</text:span></text:p>
          </table:table-cell>
          <table:table-cell table:style-name="表格11.A3" office:value-type="string">
            <text:p text:style-name="Standard"><text:span text:style-name="T2">2-50</text:span></text:p>
          </table:table-cell>
        </table:table-row>
        <table:table-row table:style-name="表格11.1">
          <table:table-cell table:style-name="表格11.A2" office:value-type="string">
            <text:p text:style-name="Standard"><text:span text:style-name="T2">rendering-intent</text:span></text:p>
          </table:table-cell>
          <table:table-cell table:style-name="表格11.A2" office:value-type="string">
            <text:p text:style-name="Standard"><text:span text:style-name="T2">允許使用色彩設定檔渲染意圖的預設以外的規範。</text:span></text:p>
          </table:table-cell>
          <table:table-cell table:style-name="表格11.A2" office:value-type="string">
            <text:p text:style-name="Standard"><text:span text:style-name="T2">3</text:span></text:p>
          </table:table-cell>
          <table:table-cell table:style-name="表格11.A2" office:value-type="string">
            <text:p text:style-name="P2"/>
          </table:table-cell>
        </table:table-row>
      </table:table>
      <text:list xml:id="list36627835" text:continue-numbering="true" text:style-name="Outline">
        <text:list-item>
          <text:list>
            <text:list-item>
              <text:h text:style-name="P5" text:outline-level="2"><text:span text:style-name="T3">使用者介面屬性（User-interface）</text:span></text:h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row table:style-name="表格12.1">
          <table:table-cell table:style-name="表格12.A1" office:value-type="string">
            <text:p text:style-name="Standard"><text:span text:style-name="T5">屬性</text:span></text:p>
          </table:table-cell>
          <table:table-cell table:style-name="表格12.A1" office:value-type="string">
            <text:p text:style-name="Standard"><text:span text:style-name="T5">描述</text:span></text:p>
          </table:table-cell>
          <table:table-cell table:style-name="表格12.A1" office:value-type="string">
            <text:p text:style-name="Standard"><text:span text:style-name="T5">CSS</text:span></text:p>
          </table:table-cell>
          <table:table-cell table:style-name="表格12.D1" office:value-type="string">
            <text:p text:style-name="Standard"><text:span text:style-name="T5">課本</text:span></text:p>
          </table:table-cell>
        </table:table-row>
        <table:table-row table:style-name="表格12.1">
          <table:table-cell table:style-name="表格12.A2" office:value-type="string">
            <text:p text:style-name="Standard"><text:a xlink:type="simple" xlink:href="http://www.w3school.com.cn/cssref/pr_appearance.asp" text:style-name="Internet_20_link" text:visited-style-name="Visited_20_Internet_20_Link"><text:span text:style-name="T6">appearance</text:span></text:a></text:p>
          </table:table-cell>
          <table:table-cell table:style-name="表格12.A2" office:value-type="string">
            <text:p text:style-name="Standard"><text:span text:style-name="T2">允許您將元素設置為標準使用者介面元素的外觀</text:span></text:p>
          </table:table-cell>
          <table:table-cell table:style-name="表格12.A2" office:value-type="string">
            <text:p text:style-name="Standard"><text:span text:style-name="T2">3</text:span></text:p>
          </table:table-cell>
          <table:table-cell table:style-name="表格12.A2" office:value-type="string">
            <text:p text:style-name="P2"/>
          </table:table-cell>
        </table:table-row>
        <table:table-row table:style-name="表格12.1">
          <table:table-cell table:style-name="表格12.A3" office:value-type="string">
            <text:p text:style-name="Standard"><text:a xlink:type="simple" xlink:href="http://www.w3school.com.cn/cssref/pr_box-sizing.asp" text:style-name="Internet_20_link" text:visited-style-name="Visited_20_Internet_20_Link"><text:span text:style-name="T6">box-sizing</text:span></text:a></text:p>
          </table:table-cell>
          <table:table-cell table:style-name="表格12.A3" office:value-type="string">
            <text:p text:style-name="Standard"><text:span text:style-name="T2">允許您以確切的方式定義適應某個區域的具體內容。</text:span></text:p>
          </table:table-cell>
          <table:table-cell table:style-name="表格12.A3" office:value-type="string">
            <text:p text:style-name="Standard"><text:span text:style-name="T2">3</text:span></text:p>
          </table:table-cell>
          <table:table-cell table:style-name="表格12.A3" office:value-type="string">
            <text:p text:style-name="Standard"><text:span text:style-name="T2">7-28</text:span></text:p>
          </table:table-cell>
        </table:table-row>
        <text:soft-page-break/>
        <table:table-row table:style-name="表格12.1">
          <table:table-cell table:style-name="表格12.A2" office:value-type="string">
            <text:p text:style-name="Standard"><text:a xlink:type="simple" xlink:href="http://www.w3school.com.cn/cssref/pr_icon.asp" text:style-name="Internet_20_link" text:visited-style-name="Visited_20_Internet_20_Link"><text:span text:style-name="T6">icon</text:span></text:a></text:p>
          </table:table-cell>
          <table:table-cell table:style-name="表格12.A2" office:value-type="string">
            <text:p text:style-name="Standard"><text:span text:style-name="T2">為創作者提供使用圖示化等價物來設置元素樣式的能力。</text:span></text:p>
          </table:table-cell>
          <table:table-cell table:style-name="表格12.A2" office:value-type="string">
            <text:p text:style-name="Standard"><text:span text:style-name="T2">3</text:span></text:p>
          </table:table-cell>
          <table:table-cell table:style-name="表格12.A2" office:value-type="string">
            <text:p text:style-name="P2"/>
          </table:table-cell>
        </table:table-row>
        <table:table-row table:style-name="表格12.1">
          <table:table-cell table:style-name="表格12.A3" office:value-type="string">
            <text:p text:style-name="Standard"><text:a xlink:type="simple" xlink:href="http://www.w3school.com.cn/cssref/pr_nav-down.asp" text:style-name="Internet_20_link" text:visited-style-name="Visited_20_Internet_20_Link"><text:span text:style-name="T6">nav-down</text:span></text:a></text:p>
          </table:table-cell>
          <table:table-cell table:style-name="表格12.A3" office:value-type="string">
            <text:p text:style-name="Standard"><text:span text:style-name="T2">規定在使用 arrow-down 導航鍵時向何處導航。</text:span></text:p>
          </table:table-cell>
          <table:table-cell table:style-name="表格12.A3" office:value-type="string">
            <text:p text:style-name="Standard"><text:span text:style-name="T2">3</text:span></text:p>
          </table:table-cell>
          <table:table-cell table:style-name="表格12.A3" office:value-type="string">
            <text:p text:style-name="P2"/>
          </table:table-cell>
        </table:table-row>
        <table:table-row table:style-name="表格12.1">
          <table:table-cell table:style-name="表格12.A2" office:value-type="string">
            <text:p text:style-name="Standard"><text:a xlink:type="simple" xlink:href="http://www.w3school.com.cn/cssref/pr_nav-index.asp" text:style-name="Internet_20_link" text:visited-style-name="Visited_20_Internet_20_Link"><text:span text:style-name="T6">nav-index</text:span></text:a></text:p>
          </table:table-cell>
          <table:table-cell table:style-name="表格12.A2" office:value-type="string">
            <text:p text:style-name="Standard"><text:span text:style-name="T2">設置元素的 tab 鍵控制次序。</text:span></text:p>
          </table:table-cell>
          <table:table-cell table:style-name="表格12.A2" office:value-type="string">
            <text:p text:style-name="Standard"><text:span text:style-name="T2">3</text:span></text:p>
          </table:table-cell>
          <table:table-cell table:style-name="表格12.A2" office:value-type="string">
            <text:p text:style-name="P2"/>
          </table:table-cell>
        </table:table-row>
        <table:table-row table:style-name="表格12.1">
          <table:table-cell table:style-name="表格12.A3" office:value-type="string">
            <text:p text:style-name="Standard"><text:a xlink:type="simple" xlink:href="http://www.w3school.com.cn/cssref/pr_nav-left.asp" text:style-name="Internet_20_link" text:visited-style-name="Visited_20_Internet_20_Link"><text:span text:style-name="T6">nav-left</text:span></text:a></text:p>
          </table:table-cell>
          <table:table-cell table:style-name="表格12.A3" office:value-type="string">
            <text:p text:style-name="Standard"><text:span text:style-name="T2">規定在使用 arrow-left 導航鍵時向何處導航。</text:span></text:p>
          </table:table-cell>
          <table:table-cell table:style-name="表格12.A3" office:value-type="string">
            <text:p text:style-name="Standard"><text:span text:style-name="T2">3</text:span></text:p>
          </table:table-cell>
          <table:table-cell table:style-name="表格12.A3" office:value-type="string">
            <text:p text:style-name="P2"/>
          </table:table-cell>
        </table:table-row>
        <table:table-row table:style-name="表格12.1">
          <table:table-cell table:style-name="表格12.A2" office:value-type="string">
            <text:p text:style-name="Standard"><text:a xlink:type="simple" xlink:href="http://www.w3school.com.cn/cssref/pr_nav-right.asp" text:style-name="Internet_20_link" text:visited-style-name="Visited_20_Internet_20_Link"><text:span text:style-name="T6">nav-right</text:span></text:a></text:p>
          </table:table-cell>
          <table:table-cell table:style-name="表格12.A2" office:value-type="string">
            <text:p text:style-name="Standard"><text:span text:style-name="T2">規定在使用 arrow-right 導航鍵時向何處導航。</text:span></text:p>
          </table:table-cell>
          <table:table-cell table:style-name="表格12.A2" office:value-type="string">
            <text:p text:style-name="Standard"><text:span text:style-name="T2">3</text:span></text:p>
          </table:table-cell>
          <table:table-cell table:style-name="表格12.A2" office:value-type="string">
            <text:p text:style-name="P2"/>
          </table:table-cell>
        </table:table-row>
        <table:table-row table:style-name="表格12.1">
          <table:table-cell table:style-name="表格12.A3" office:value-type="string">
            <text:p text:style-name="Standard"><text:a xlink:type="simple" xlink:href="http://www.w3school.com.cn/cssref/pr_nav-up.asp" text:style-name="Internet_20_link" text:visited-style-name="Visited_20_Internet_20_Link"><text:span text:style-name="T6">nav-up</text:span></text:a></text:p>
          </table:table-cell>
          <table:table-cell table:style-name="表格12.A3" office:value-type="string">
            <text:p text:style-name="Standard"><text:span text:style-name="T2">規定在使用 arrow-up 導航鍵時向何處導航。</text:span></text:p>
          </table:table-cell>
          <table:table-cell table:style-name="表格12.A3" office:value-type="string">
            <text:p text:style-name="Standard"><text:span text:style-name="T2">3</text:span></text:p>
          </table:table-cell>
          <table:table-cell table:style-name="表格12.A3" office:value-type="string">
            <text:p text:style-name="P2"/>
          </table:table-cell>
        </table:table-row>
        <table:table-row table:style-name="表格12.1">
          <table:table-cell table:style-name="表格12.A2" office:value-type="string">
            <text:p text:style-name="Standard"><text:a xlink:type="simple" xlink:href="http://www.w3school.com.cn/cssref/pr_outline-offset.asp" text:style-name="Internet_20_link" text:visited-style-name="Visited_20_Internet_20_Link"><text:span text:style-name="T6">outline-offset</text:span></text:a></text:p>
          </table:table-cell>
          <table:table-cell table:style-name="表格12.A2" office:value-type="string">
            <text:p text:style-name="Standard"><text:span text:style-name="T2">對輪廓進行偏移，並在超出邊框邊緣的位置繪製輪廓。</text:span></text:p>
          </table:table-cell>
          <table:table-cell table:style-name="表格12.A2" office:value-type="string">
            <text:p text:style-name="Standard"><text:span text:style-name="T2">3</text:span></text:p>
          </table:table-cell>
          <table:table-cell table:style-name="表格12.A2" office:value-type="string">
            <text:p text:style-name="P2"/>
          </table:table-cell>
        </table:table-row>
        <table:table-row table:style-name="表格12.1">
          <table:table-cell table:style-name="表格12.A3" office:value-type="string">
            <text:p text:style-name="Standard"><text:a xlink:type="simple" xlink:href="http://www.w3school.com.cn/cssref/pr_resize.asp" text:style-name="Internet_20_link" text:visited-style-name="Visited_20_Internet_20_Link"><text:span text:style-name="T6">resize</text:span></text:a></text:p>
          </table:table-cell>
          <table:table-cell table:style-name="表格12.A3" office:value-type="string">
            <text:p text:style-name="Standard"><text:span text:style-name="T2">規定是否可由使用者對元素的尺寸進行調整。</text:span></text:p>
          </table:table-cell>
          <table:table-cell table:style-name="表格12.A3" office:value-type="string">
            <text:p text:style-name="Standard"><text:span text:style-name="T2">3</text:span></text:p>
          </table:table-cell>
          <table:table-cell table:style-name="表格12.A3" office:value-type="string">
            <text:p text:style-name="P2"/>
          </table:table-cell>
        </table:table-row>
      </table:table>
      <text:p text:style-name="P2"/>
      <text:list xml:id="list36641694" text:continue-numbering="true" text:style-name="Outline">
        <text:list-item>
          <text:list>
            <text:list-item>
              <text:h text:style-name="P5" text:outline-level="2"><text:span text:style-name="T3">過渡屬性（Transition）</text:span></text:h>
            </text:list-item>
          </text:list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row table:style-name="表格13.1">
          <table:table-cell table:style-name="表格13.A1" office:value-type="string">
            <text:p text:style-name="Standard"><text:span text:style-name="T5">屬性</text:span></text:p>
          </table:table-cell>
          <table:table-cell table:style-name="表格13.A1" office:value-type="string">
            <text:p text:style-name="Standard"><text:span text:style-name="T5">描述</text:span></text:p>
          </table:table-cell>
          <table:table-cell table:style-name="表格13.A1" office:value-type="string">
            <text:p text:style-name="Standard"><text:span text:style-name="T5">CSS</text:span></text:p>
          </table:table-cell>
          <table:table-cell table:style-name="表格13.D1" office:value-type="string">
            <text:p text:style-name="Standard"><text:span text:style-name="T5">課本</text:span></text:p>
          </table:table-cell>
        </table:table-row>
        <table:table-row table:style-name="表格13.1">
          <table:table-cell table:style-name="表格13.A2" office:value-type="string">
            <text:p text:style-name="Standard"><text:a xlink:type="simple" xlink:href="http://www.w3school.com.cn/cssref/pr_transition.asp" text:style-name="Internet_20_link" text:visited-style-name="Visited_20_Internet_20_Link"><text:span text:style-name="T6">transition</text:span></text:a></text:p>
          </table:table-cell>
          <table:table-cell table:style-name="表格13.A2" office:value-type="string">
            <text:p text:style-name="Standard"><text:span text:style-name="T2">簡寫屬性，用於在一個屬性中設置四個過渡屬性。</text:span></text:p>
          </table:table-cell>
          <table:table-cell table:style-name="表格13.A2" office:value-type="string">
            <text:p text:style-name="Standard"><text:span text:style-name="T2">3</text:span></text:p>
          </table:table-cell>
          <table:table-cell table:style-name="表格13.D2" table:number-rows-spanned="5" office:value-type="string">
            <text:p text:style-name="P1"><text:span text:style-name="T2">7-46</text:span></text:p>
          </table:table-cell>
        </table:table-row>
        <table:table-row table:style-name="表格13.1">
          <table:table-cell table:style-name="表格13.A3" office:value-type="string">
            <text:p text:style-name="Standard"><text:a xlink:type="simple" xlink:href="http://www.w3school.com.cn/cssref/pr_transition-property.asp" text:style-name="Internet_20_link" text:visited-style-name="Visited_20_Internet_20_Link"><text:span text:style-name="T6">transition-property</text:span></text:a></text:p>
          </table:table-cell>
          <table:table-cell table:style-name="表格13.A3" office:value-type="string">
            <text:p text:style-name="Standard"><text:span text:style-name="T2">規定應用過渡的 CSS 屬性的名稱。</text:span></text:p>
          </table:table-cell>
          <table:table-cell table:style-name="表格13.A3" office:value-type="string">
            <text:p text:style-name="Standard"><text:span text:style-name="T2">3</text:span></text:p>
          </table:table-cell>
          <table:covered-table-cell/>
        </table:table-row>
        <table:table-row table:style-name="表格13.1">
          <table:table-cell table:style-name="表格13.A2" office:value-type="string">
            <text:p text:style-name="Standard"><text:a xlink:type="simple" xlink:href="http://www.w3school.com.cn/cssref/pr_transition-duration.asp" text:style-name="Internet_20_link" text:visited-style-name="Visited_20_Internet_20_Link"><text:span text:style-name="T6">transition-duration</text:span></text:a></text:p>
          </table:table-cell>
          <table:table-cell table:style-name="表格13.A2" office:value-type="string">
            <text:p text:style-name="Standard"><text:span text:style-name="T2">定義過渡效果花費的時間。</text:span></text:p>
          </table:table-cell>
          <table:table-cell table:style-name="表格13.A2" office:value-type="string">
            <text:p text:style-name="Standard"><text:span text:style-name="T2">3</text:span></text:p>
          </table:table-cell>
          <table:covered-table-cell/>
        </table:table-row>
        <table:table-row table:style-name="表格13.1">
          <table:table-cell table:style-name="表格13.A3" office:value-type="string">
            <text:p text:style-name="Standard"><text:a xlink:type="simple" xlink:href="http://www.w3school.com.cn/cssref/pr_transition-timing-function.asp" text:style-name="Internet_20_link" text:visited-style-name="Visited_20_Internet_20_Link"><text:span text:style-name="T6">transition-timing-function</text:span></text:a></text:p>
          </table:table-cell>
          <table:table-cell table:style-name="表格13.A3" office:value-type="string">
            <text:p text:style-name="Standard"><text:span text:style-name="T2">規定過渡效果的時間曲線。</text:span></text:p>
          </table:table-cell>
          <table:table-cell table:style-name="表格13.A3" office:value-type="string">
            <text:p text:style-name="Standard"><text:span text:style-name="T2">3</text:span></text:p>
          </table:table-cell>
          <table:covered-table-cell/>
        </table:table-row>
        <table:table-row table:style-name="表格13.1">
          <table:table-cell table:style-name="表格13.A2" office:value-type="string">
            <text:p text:style-name="Standard"><text:a xlink:type="simple" xlink:href="http://www.w3school.com.cn/cssref/pr_transition-delay.asp" text:style-name="Internet_20_link" text:visited-style-name="Visited_20_Internet_20_Link"><text:span text:style-name="T6">transition-delay</text:span></text:a></text:p>
          </table:table-cell>
          <table:table-cell table:style-name="表格13.A2" office:value-type="string">
            <text:p text:style-name="Standard"><text:span text:style-name="T2">規定過渡效果何時開始。</text:span></text:p>
          </table:table-cell>
          <table:table-cell table:style-name="表格13.A2" office:value-type="string">
            <text:p text:style-name="Standard"><text:span text:style-name="T2">3</text:span></text:p>
          </table:table-cell>
          <table:covered-table-cell/>
        </table:table-row>
      </table:table>
      <text:list xml:id="list36627767" text:continue-numbering="true" text:style-name="Outline">
        <text:list-item>
          <text:list>
            <text:list-item>
              <text:h text:style-name="P5" text:outline-level="2"><text:span text:style-name="T3">Box 屬性</text:span></text:h>
            </text:list-item>
          </text:list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表格14.1">
          <table:table-cell table:style-name="表格14.A1" office:value-type="string">
            <text:p text:style-name="Standard"><text:span text:style-name="T5">屬性</text:span></text:p>
          </table:table-cell>
          <table:table-cell table:style-name="表格14.A1" office:value-type="string">
            <text:p text:style-name="Standard"><text:span text:style-name="T5">描述</text:span></text:p>
          </table:table-cell>
          <table:table-cell table:style-name="表格14.A1" office:value-type="string">
            <text:p text:style-name="Standard"><text:span text:style-name="T5">CSS</text:span></text:p>
          </table:table-cell>
        </table:table-row>
        <table:table-row table:style-name="表格14.1">
          <table:table-cell table:style-name="表格14.A2" office:value-type="string">
            <text:p text:style-name="Standard"><text:a xlink:type="simple" xlink:href="http://www.w3school.com.cn/cssref/pr_overflow-x.asp" text:style-name="Internet_20_link" text:visited-style-name="Visited_20_Internet_20_Link"><text:span text:style-name="T6">overflow-x</text:span></text:a></text:p>
          </table:table-cell>
          <table:table-cell table:style-name="表格14.A2" office:value-type="string">
            <text:p text:style-name="Standard"><text:span text:style-name="T2">如果內容溢出了元素內容區域，是否對內容的左/右邊緣進行裁剪。</text:span></text:p>
          </table:table-cell>
          <table:table-cell table:style-name="表格14.A2" office:value-type="string">
            <text:p text:style-name="Standard"><text:span text:style-name="T2">3</text:span></text:p>
          </table:table-cell>
        </table:table-row>
        <text:soft-page-break/>
        <table:table-row table:style-name="表格14.1">
          <table:table-cell table:style-name="表格14.A3" office:value-type="string">
            <text:p text:style-name="Standard"><text:a xlink:type="simple" xlink:href="http://www.w3school.com.cn/cssref/pr_overflow-y.asp" text:style-name="Internet_20_link" text:visited-style-name="Visited_20_Internet_20_Link"><text:span text:style-name="T6">overflow-y</text:span></text:a></text:p>
          </table:table-cell>
          <table:table-cell table:style-name="表格14.A3" office:value-type="string">
            <text:p text:style-name="Standard"><text:span text:style-name="T2">如果內容溢出了元素內容區域，是否對內容的上/下邊緣進行裁剪。</text:span></text:p>
          </table:table-cell>
          <table:table-cell table:style-name="表格14.A3" office:value-type="string">
            <text:p text:style-name="Standard"><text:span text:style-name="T2">3</text:span></text:p>
          </table:table-cell>
        </table:table-row>
        <table:table-row table:style-name="表格14.1">
          <table:table-cell table:style-name="表格14.A2" office:value-type="string">
            <text:p text:style-name="Standard"><text:a xlink:type="simple" xlink:href="http://www.w3school.com.cn/cssref/pr_overflow-style.asp" text:style-name="Internet_20_link" text:visited-style-name="Visited_20_Internet_20_Link"><text:span text:style-name="T6">overflow-style</text:span></text:a></text:p>
          </table:table-cell>
          <table:table-cell table:style-name="表格14.A2" office:value-type="string">
            <text:p text:style-name="Standard"><text:span text:style-name="T2">規定溢出元素的首選滾動方法。</text:span></text:p>
          </table:table-cell>
          <table:table-cell table:style-name="表格14.A2" office:value-type="string">
            <text:p text:style-name="Standard"><text:span text:style-name="T2">3</text:span></text:p>
          </table:table-cell>
        </table:table-row>
        <table:table-row table:style-name="表格14.1">
          <table:table-cell table:style-name="表格14.A3" office:value-type="string">
            <text:p text:style-name="Standard"><text:a xlink:type="simple" xlink:href="http://www.w3school.com.cn/cssref/pr_rotation.asp" text:style-name="Internet_20_link" text:visited-style-name="Visited_20_Internet_20_Link"><text:span text:style-name="T6">rotation</text:span></text:a></text:p>
          </table:table-cell>
          <table:table-cell table:style-name="表格14.A3" office:value-type="string">
            <text:p text:style-name="Standard"><text:span text:style-name="T2">圍繞由 rotation-point 屬性定義的點對元素進行旋轉。</text:span></text:p>
          </table:table-cell>
          <table:table-cell table:style-name="表格14.A3" office:value-type="string">
            <text:p text:style-name="Standard"><text:span text:style-name="T2">3</text:span></text:p>
          </table:table-cell>
        </table:table-row>
        <table:table-row table:style-name="表格14.1">
          <table:table-cell table:style-name="表格14.A2" office:value-type="string">
            <text:p text:style-name="Standard"><text:a xlink:type="simple" xlink:href="http://www.w3school.com.cn/cssref/pr_rotation-point.asp" text:style-name="Internet_20_link" text:visited-style-name="Visited_20_Internet_20_Link"><text:span text:style-name="T6">rotation-point</text:span></text:a></text:p>
          </table:table-cell>
          <table:table-cell table:style-name="表格14.A2" office:value-type="string">
            <text:p text:style-name="Standard"><text:span text:style-name="T2">定義距離上左邊框邊緣的偏移點。</text:span></text:p>
          </table:table-cell>
          <table:table-cell table:style-name="表格14.A2" office:value-type="string">
            <text:p text:style-name="Standard"><text:span text:style-name="T2">3</text:span></text:p>
          </table:table-cell>
        </table:table-row>
      </table:table>
      <text:list xml:id="list36646645" text:continue-numbering="true" text:style-name="Outline">
        <text:list-item>
          <text:list>
            <text:list-item>
              <text:h text:style-name="P5" text:outline-level="2"><text:span text:style-name="T3">Content for Paged Media 屬性</text:span></text:h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/>
        <table:table-row table:style-name="表格15.1">
          <table:table-cell table:style-name="表格15.A1" office:value-type="string">
            <text:p text:style-name="Standard"><text:span text:style-name="T5">屬性</text:span></text:p>
          </table:table-cell>
          <table:table-cell table:style-name="表格15.A1" office:value-type="string">
            <text:p text:style-name="Standard"><text:span text:style-name="T5">描述</text:span></text:p>
          </table:table-cell>
          <table:table-cell table:style-name="表格15.A1" office:value-type="string">
            <text:p text:style-name="Standard"><text:span text:style-name="T5">CSS</text:span></text:p>
          </table:table-cell>
        </table:table-row>
        <table:table-row table:style-name="表格15.1">
          <table:table-cell table:style-name="表格15.A2" office:value-type="string">
            <text:p text:style-name="Standard"><text:span text:style-name="T2">bookmark-label</text:span></text:p>
          </table:table-cell>
          <table:table-cell table:style-name="表格15.A2" office:value-type="string">
            <text:p text:style-name="Standard"><text:span text:style-name="T2">規定書簽的標記。</text:span></text:p>
          </table:table-cell>
          <table:table-cell table:style-name="表格15.A2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3" office:value-type="string">
            <text:p text:style-name="Standard"><text:span text:style-name="T2">bookmark-level</text:span></text:p>
          </table:table-cell>
          <table:table-cell table:style-name="表格15.A3" office:value-type="string">
            <text:p text:style-name="Standard"><text:span text:style-name="T2">規定書簽的級別。</text:span></text:p>
          </table:table-cell>
          <table:table-cell table:style-name="表格15.A3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2" office:value-type="string">
            <text:p text:style-name="Standard"><text:span text:style-name="T2">bookmark-target</text:span></text:p>
          </table:table-cell>
          <table:table-cell table:style-name="表格15.A2" office:value-type="string">
            <text:p text:style-name="Standard"><text:span text:style-name="T2">規定書簽連結的目標。</text:span></text:p>
          </table:table-cell>
          <table:table-cell table:style-name="表格15.A2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3" office:value-type="string">
            <text:p text:style-name="Standard"><text:span text:style-name="T2">float-offset</text:span></text:p>
          </table:table-cell>
          <table:table-cell table:style-name="表格15.A3" office:value-type="string">
            <text:p text:style-name="Standard"><text:span text:style-name="T2">將元素放在 float 屬性通常放置的位置的相反方向。</text:span></text:p>
          </table:table-cell>
          <table:table-cell table:style-name="表格15.A3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2" office:value-type="string">
            <text:p text:style-name="Standard"><text:span text:style-name="T2">hyphenate-after</text:span></text:p>
          </table:table-cell>
          <table:table-cell table:style-name="表格15.A2" office:value-type="string">
            <text:p text:style-name="Standard"><text:span text:style-name="T2">規定連字單詞中連字號之後的最小字元數。</text:span></text:p>
          </table:table-cell>
          <table:table-cell table:style-name="表格15.A2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3" office:value-type="string">
            <text:p text:style-name="Standard"><text:span text:style-name="T2">hyphenate-before</text:span></text:p>
          </table:table-cell>
          <table:table-cell table:style-name="表格15.A3" office:value-type="string">
            <text:p text:style-name="Standard"><text:span text:style-name="T2">規定連字單詞中連字號之前的最小字元數。</text:span></text:p>
          </table:table-cell>
          <table:table-cell table:style-name="表格15.A3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2" office:value-type="string">
            <text:p text:style-name="Standard"><text:span text:style-name="T2">hyphenate-character</text:span></text:p>
          </table:table-cell>
          <table:table-cell table:style-name="表格15.A2" office:value-type="string">
            <text:p text:style-name="Standard"><text:span text:style-name="T2">規定當發生斷字時顯示的字串。</text:span></text:p>
          </table:table-cell>
          <table:table-cell table:style-name="表格15.A2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3" office:value-type="string">
            <text:p text:style-name="Standard"><text:span text:style-name="T2">hyphenate-lines</text:span></text:p>
          </table:table-cell>
          <table:table-cell table:style-name="表格15.A3" office:value-type="string">
            <text:p text:style-name="Standard"><text:span text:style-name="T2">指示元素中連續斷字連線的最大數。</text:span></text:p>
          </table:table-cell>
          <table:table-cell table:style-name="表格15.A3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2" office:value-type="string">
            <text:p text:style-name="Standard"><text:span text:style-name="T2">hyphenate-resource</text:span></text:p>
          </table:table-cell>
          <table:table-cell table:style-name="表格15.A2" office:value-type="string">
            <text:p text:style-name="Standard"><text:span text:style-name="T2">規定幫助流覽器確定斷字點的外部資源（逗號分隔的列表）。</text:span></text:p>
          </table:table-cell>
          <table:table-cell table:style-name="表格15.A2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3" office:value-type="string">
            <text:p text:style-name="Standard"><text:span text:style-name="T2">hyphens</text:span></text:p>
          </table:table-cell>
          <table:table-cell table:style-name="表格15.A3" office:value-type="string">
            <text:p text:style-name="Standard"><text:span text:style-name="T2">設置如何對單詞進行拆分，以改善段落的佈局。</text:span></text:p>
          </table:table-cell>
          <table:table-cell table:style-name="表格15.A3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2" office:value-type="string">
            <text:p text:style-name="Standard"><text:span text:style-name="T2">image-resolution</text:span></text:p>
          </table:table-cell>
          <table:table-cell table:style-name="表格15.A2" office:value-type="string">
            <text:p text:style-name="Standard"><text:span text:style-name="T2">規定圖像的正確解析度。</text:span></text:p>
          </table:table-cell>
          <table:table-cell table:style-name="表格15.A2" office:value-type="string">
            <text:p text:style-name="Standard"><text:span text:style-name="T2">3</text:span></text:p>
          </table:table-cell>
        </table:table-row>
        <text:soft-page-break/>
        <table:table-row table:style-name="表格15.1">
          <table:table-cell table:style-name="表格15.A3" office:value-type="string">
            <text:p text:style-name="Standard"><text:span text:style-name="T2">marks</text:span></text:p>
          </table:table-cell>
          <table:table-cell table:style-name="表格15.A3" office:value-type="string">
            <text:p text:style-name="Standard"><text:span text:style-name="T2">向文檔添加裁切標記或十字標記。</text:span></text:p>
          </table:table-cell>
          <table:table-cell table:style-name="表格15.A3" office:value-type="string">
            <text:p text:style-name="Standard"><text:span text:style-name="T2">3</text:span></text:p>
          </table:table-cell>
        </table:table-row>
        <table:table-row table:style-name="表格15.1">
          <table:table-cell table:style-name="表格15.A2" office:value-type="string">
            <text:p text:style-name="Standard"><text:span text:style-name="T2">string-set</text:span></text:p>
          </table:table-cell>
          <table:table-cell table:style-name="表格15.A2" office:value-type="string">
            <text:p text:style-name="P2"/>
          </table:table-cell>
          <table:table-cell table:style-name="表格15.A2" office:value-type="string">
            <text:p text:style-name="Standard"><text:span text:style-name="T2">3</text:span></text:p>
          </table:table-cell>
        </table:table-row>
      </table:table>
      <text:list xml:id="list36626135" text:continue-numbering="true" text:style-name="Outline">
        <text:list-item>
          <text:list>
            <text:list-item>
              <text:h text:style-name="P5" text:outline-level="2"><text:span text:style-name="T3">可伸縮框屬性（Flexible Box）</text:span></text:h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Standard"><text:span text:style-name="T5">屬性</text:span></text:p>
          </table:table-cell>
          <table:table-cell table:style-name="表格16.A1" office:value-type="string">
            <text:p text:style-name="Standard"><text:span text:style-name="T5">描述</text:span></text:p>
          </table:table-cell>
          <table:table-cell table:style-name="表格16.A1" office:value-type="string">
            <text:p text:style-name="Standard"><text:span text:style-name="T5">CSS</text:span></text:p>
          </table:table-cell>
        </table:table-row>
        <table:table-row table:style-name="表格16.1">
          <table:table-cell table:style-name="表格16.A2" office:value-type="string">
            <text:p text:style-name="Standard"><text:a xlink:type="simple" xlink:href="http://www.w3school.com.cn/cssref/pr_box-align.asp" text:style-name="Internet_20_link" text:visited-style-name="Visited_20_Internet_20_Link"><text:span text:style-name="T6">box-align</text:span></text:a></text:p>
          </table:table-cell>
          <table:table-cell table:style-name="表格16.A2" office:value-type="string">
            <text:p text:style-name="Standard"><text:span text:style-name="T2">規定如何對齊框的子元素。</text:span></text:p>
          </table:table-cell>
          <table:table-cell table:style-name="表格16.A2" office:value-type="string">
            <text:p text:style-name="Standard"><text:span text:style-name="T2">3</text:span></text:p>
          </table:table-cell>
        </table:table-row>
        <table:table-row table:style-name="表格16.1">
          <table:table-cell table:style-name="表格16.A3" office:value-type="string">
            <text:p text:style-name="Standard"><text:a xlink:type="simple" xlink:href="http://www.w3school.com.cn/cssref/pr_box-direction.asp" text:style-name="Internet_20_link" text:visited-style-name="Visited_20_Internet_20_Link"><text:span text:style-name="T6">box-direction</text:span></text:a></text:p>
          </table:table-cell>
          <table:table-cell table:style-name="表格16.A3" office:value-type="string">
            <text:p text:style-name="Standard"><text:span text:style-name="T2">規定框的子元素的顯示方向。</text:span></text:p>
          </table:table-cell>
          <table:table-cell table:style-name="表格16.A3" office:value-type="string">
            <text:p text:style-name="Standard"><text:span text:style-name="T2">3</text:span></text:p>
          </table:table-cell>
        </table:table-row>
        <table:table-row table:style-name="表格16.1">
          <table:table-cell table:style-name="表格16.A2" office:value-type="string">
            <text:p text:style-name="Standard"><text:a xlink:type="simple" xlink:href="http://www.w3school.com.cn/cssref/pr_box-flex.asp" text:style-name="Internet_20_link" text:visited-style-name="Visited_20_Internet_20_Link"><text:span text:style-name="T6">box-flex</text:span></text:a></text:p>
          </table:table-cell>
          <table:table-cell table:style-name="表格16.A2" office:value-type="string">
            <text:p text:style-name="Standard"><text:span text:style-name="T2">規定框的子元素是否可伸縮。</text:span></text:p>
          </table:table-cell>
          <table:table-cell table:style-name="表格16.A2" office:value-type="string">
            <text:p text:style-name="Standard"><text:span text:style-name="T2">3</text:span></text:p>
          </table:table-cell>
        </table:table-row>
        <table:table-row table:style-name="表格16.1">
          <table:table-cell table:style-name="表格16.A3" office:value-type="string">
            <text:p text:style-name="Standard"><text:a xlink:type="simple" xlink:href="http://www.w3school.com.cn/cssref/pr_box-flex-group.asp" text:style-name="Internet_20_link" text:visited-style-name="Visited_20_Internet_20_Link"><text:span text:style-name="T6">box-flex-group</text:span></text:a></text:p>
          </table:table-cell>
          <table:table-cell table:style-name="表格16.A3" office:value-type="string">
            <text:p text:style-name="Standard"><text:span text:style-name="T2">將可伸縮元素分配到柔性分組。</text:span></text:p>
          </table:table-cell>
          <table:table-cell table:style-name="表格16.A3" office:value-type="string">
            <text:p text:style-name="Standard"><text:span text:style-name="T2">3</text:span></text:p>
          </table:table-cell>
        </table:table-row>
        <table:table-row table:style-name="表格16.1">
          <table:table-cell table:style-name="表格16.A2" office:value-type="string">
            <text:p text:style-name="Standard"><text:a xlink:type="simple" xlink:href="http://www.w3school.com.cn/cssref/pr_box-lines.asp" text:style-name="Internet_20_link" text:visited-style-name="Visited_20_Internet_20_Link"><text:span text:style-name="T6">box-lines</text:span></text:a></text:p>
          </table:table-cell>
          <table:table-cell table:style-name="表格16.A2" office:value-type="string">
            <text:p text:style-name="Standard"><text:span text:style-name="T2">規定當超出父元素框的空間時，是否換行顯示。</text:span></text:p>
          </table:table-cell>
          <table:table-cell table:style-name="表格16.A2" office:value-type="string">
            <text:p text:style-name="Standard"><text:span text:style-name="T2">3</text:span></text:p>
          </table:table-cell>
        </table:table-row>
        <table:table-row table:style-name="表格16.1">
          <table:table-cell table:style-name="表格16.A3" office:value-type="string">
            <text:p text:style-name="Standard"><text:a xlink:type="simple" xlink:href="http://www.w3school.com.cn/cssref/pr_box-ordinal-group.asp" text:style-name="Internet_20_link" text:visited-style-name="Visited_20_Internet_20_Link"><text:span text:style-name="T6">box-ordinal-group</text:span></text:a></text:p>
          </table:table-cell>
          <table:table-cell table:style-name="表格16.A3" office:value-type="string">
            <text:p text:style-name="Standard"><text:span text:style-name="T2">規定框的子元素的顯示次序。</text:span></text:p>
          </table:table-cell>
          <table:table-cell table:style-name="表格16.A3" office:value-type="string">
            <text:p text:style-name="Standard"><text:span text:style-name="T2">3</text:span></text:p>
          </table:table-cell>
        </table:table-row>
        <table:table-row table:style-name="表格16.1">
          <table:table-cell table:style-name="表格16.A2" office:value-type="string">
            <text:p text:style-name="Standard"><text:a xlink:type="simple" xlink:href="http://www.w3school.com.cn/cssref/pr_box-orient.asp" text:style-name="Internet_20_link" text:visited-style-name="Visited_20_Internet_20_Link"><text:span text:style-name="T6">box-orient</text:span></text:a></text:p>
          </table:table-cell>
          <table:table-cell table:style-name="表格16.A2" office:value-type="string">
            <text:p text:style-name="Standard"><text:span text:style-name="T2">規定框的子元素是否應水準或垂直排列。</text:span></text:p>
          </table:table-cell>
          <table:table-cell table:style-name="表格16.A2" office:value-type="string">
            <text:p text:style-name="Standard"><text:span text:style-name="T2">3</text:span></text:p>
          </table:table-cell>
        </table:table-row>
        <table:table-row table:style-name="表格16.1">
          <table:table-cell table:style-name="表格16.A3" office:value-type="string">
            <text:p text:style-name="Standard"><text:a xlink:type="simple" xlink:href="http://www.w3school.com.cn/cssref/pr_box-pack.asp" text:style-name="Internet_20_link" text:visited-style-name="Visited_20_Internet_20_Link"><text:span text:style-name="T6">box-pack</text:span></text:a></text:p>
          </table:table-cell>
          <table:table-cell table:style-name="表格16.A3" office:value-type="string">
            <text:p text:style-name="Standard"><text:span text:style-name="T2">規定水準框中的水準位置或者垂直框中的垂直位置。</text:span></text:p>
          </table:table-cell>
          <table:table-cell table:style-name="表格16.A3" office:value-type="string">
            <text:p text:style-name="Standard"><text:span text:style-name="T2">3</text:span></text:p>
          </table:table-cell>
        </table:table-row>
      </table:table>
      <text:list xml:id="list36627936" text:continue-numbering="true" text:style-name="Outline">
        <text:list-item>
          <text:list>
            <text:list-item>
              <text:h text:style-name="P5" text:outline-level="2"><text:span text:style-name="T3">內容生成（Generated Content）</text:span></text:h>
            </text:list-item>
          </text:list>
        </text:list-item>
      </text:list>
      <text:p text:style-name="Standard"><text:span text:style-name="T5">屬性</text:span></text:p>
      <text:p text:style-name="Standard"><text:span text:style-name="T5">描述</text:span></text:p>
      <text:p text:style-name="Standard"><text:span text:style-name="T5">CSS</text:span></text:p>
      <text:p text:style-name="Standard"><text:a xlink:type="simple" xlink:href="http://www.w3school.com.cn/cssref/pr_gen_content.asp" text:style-name="Internet_20_link" text:visited-style-name="Visited_20_Internet_20_Link"><text:span text:style-name="T6">content</text:span></text:a></text:p>
      <text:p text:style-name="P2"/>
      <text:p text:style-name="Standard"><text:span text:style-name="T2"><text:s/>:before 以及 :after 偽元素配合使用，來插入生成內容。</text:span></text:p>
      <text:p text:style-name="Standard"><text:span text:style-name="T2">2</text:span></text:p>
      <text:p text:style-name="Standard"><text:a xlink:type="simple" xlink:href="http://www.w3school.com.cn/cssref/pr_gen_counter-increment.asp" text:style-name="Internet_20_link" text:visited-style-name="Visited_20_Internet_20_Link"><text:span text:style-name="T6">counter-increment</text:span></text:a></text:p>
      <text:p text:style-name="Standard"><text:soft-page-break/><text:span text:style-name="T2">遞增或遞減一個或多個計數器。</text:span></text:p>
      <text:p text:style-name="Standard"><text:span text:style-name="T2">2</text:span></text:p>
      <text:p text:style-name="Standard"><text:a xlink:type="simple" xlink:href="http://www.w3school.com.cn/cssref/pr_gen_counter-reset.asp" text:style-name="Internet_20_link" text:visited-style-name="Visited_20_Internet_20_Link"><text:span text:style-name="T6">counter-reset</text:span></text:a></text:p>
      <text:p text:style-name="Standard"><text:span text:style-name="T2">創建或重置一個或多個計數器。</text:span></text:p>
      <text:p text:style-name="Standard"><text:span text:style-name="T2">2</text:span></text:p>
      <text:p text:style-name="Standard"><text:a xlink:type="simple" xlink:href="http://www.w3school.com.cn/cssref/pr_gen_quotes.asp" text:style-name="Internet_20_link" text:visited-style-name="Visited_20_Internet_20_Link"><text:span text:style-name="T6">quotes</text:span></text:a></text:p>
      <text:p text:style-name="Standard"><text:span text:style-name="T2">設置嵌套引用的引號類型。</text:span></text:p>
      <text:p text:style-name="Standard"><text:span text:style-name="T2">2</text:span></text:p>
      <text:p text:style-name="Standard"><text:span text:style-name="T2">crop</text:span></text:p>
      <text:p text:style-name="Standard"><text:span text:style-name="T2">允許被替換元素僅僅是物件的矩形區域，而不是整個物件。</text:span></text:p>
      <text:p text:style-name="Standard"><text:span text:style-name="T2">3</text:span></text:p>
      <text:p text:style-name="Standard"><text:span text:style-name="T2">move-to</text:span></text:p>
      <text:p text:style-name="Standard"><text:span text:style-name="T2">從流中刪除元素，然後在文檔中後面的點上重新插入。</text:span></text:p>
      <text:p text:style-name="Standard"><text:span text:style-name="T2">3</text:span></text:p>
      <text:p text:style-name="Standard"><text:span text:style-name="T2">page-policy</text:span></text:p>
      <text:p text:style-name="Standard"><text:span text:style-name="T2">確定元素基於頁面的 occurrence 應用於計數器還是字串值。</text:span></text:p>
      <text:p text:style-name="Standard"><text:span text:style-name="T2">3</text:span></text:p>
      <text:list xml:id="list36639476" text:continue-numbering="true" text:style-name="Outline">
        <text:list-item>
          <text:list>
            <text:list-item>
              <text:h text:style-name="P5" text:outline-level="2"><text:span text:style-name="T3">Grid 屬性</text:span></text:h>
            </text:list-item>
          </text:list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/>
        <table:table-row table:style-name="表格17.1">
          <table:table-cell table:style-name="表格17.A1" office:value-type="string">
            <text:p text:style-name="Standard"><text:span text:style-name="T5">屬性</text:span></text:p>
          </table:table-cell>
          <table:table-cell table:style-name="表格17.A1" office:value-type="string">
            <text:p text:style-name="Standard"><text:span text:style-name="T5">描述</text:span></text:p>
          </table:table-cell>
          <table:table-cell table:style-name="表格17.A1" office:value-type="string">
            <text:p text:style-name="Standard"><text:span text:style-name="T5">CSS</text:span></text:p>
          </table:table-cell>
        </table:table-row>
        <table:table-row table:style-name="表格17.1">
          <table:table-cell table:style-name="表格17.A2" office:value-type="string">
            <text:p text:style-name="Standard"><text:a xlink:type="simple" xlink:href="http://www.w3school.com.cn/cssref/pr_grid-columns.asp" text:style-name="Internet_20_link" text:visited-style-name="Visited_20_Internet_20_Link"><text:span text:style-name="T6">grid-columns</text:span></text:a></text:p>
          </table:table-cell>
          <table:table-cell table:style-name="表格17.A2" office:value-type="string">
            <text:p text:style-name="Standard"><text:span text:style-name="T2">規定網格中每個列的寬度。</text:span></text:p>
          </table:table-cell>
          <table:table-cell table:style-name="表格17.A2" office:value-type="string">
            <text:p text:style-name="Standard"><text:span text:style-name="T2">3</text:span></text:p>
          </table:table-cell>
        </table:table-row>
        <table:table-row table:style-name="表格17.1">
          <table:table-cell table:style-name="表格17.A3" office:value-type="string">
            <text:p text:style-name="Standard"><text:a xlink:type="simple" xlink:href="http://www.w3school.com.cn/cssref/pr_grid-rows.asp" text:style-name="Internet_20_link" text:visited-style-name="Visited_20_Internet_20_Link"><text:span text:style-name="T6">grid-rows</text:span></text:a></text:p>
          </table:table-cell>
          <table:table-cell table:style-name="表格17.A3" office:value-type="string">
            <text:p text:style-name="Standard"><text:span text:style-name="T2">規定網格中每個列的高度。</text:span></text:p>
          </table:table-cell>
          <table:table-cell table:style-name="表格17.A3" office:value-type="string">
            <text:p text:style-name="Standard"><text:span text:style-name="T2">3</text:span></text:p>
          </table:table-cell>
        </table:table-row>
      </table:table>
      <text:list xml:id="list36631203" text:continue-numbering="true" text:style-name="Outline">
        <text:list-item>
          <text:list>
            <text:list-item>
              <text:h text:style-name="P5" text:outline-level="2"><text:span text:style-name="T3">Hyperlink 屬性</text:span></text:h>
            </text:list-item>
          </text:list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/>
        <table:table-row table:style-name="表格18.1">
          <table:table-cell table:style-name="表格18.A1" office:value-type="string">
            <text:p text:style-name="Standard"><text:span text:style-name="T5">屬性</text:span></text:p>
          </table:table-cell>
          <table:table-cell table:style-name="表格18.A1" office:value-type="string">
            <text:p text:style-name="Standard"><text:span text:style-name="T5">描述</text:span></text:p>
          </table:table-cell>
          <table:table-cell table:style-name="表格18.A1" office:value-type="string">
            <text:p text:style-name="Standard"><text:span text:style-name="T5">CSS</text:span></text:p>
          </table:table-cell>
        </table:table-row>
        <table:table-row table:style-name="表格18.1">
          <table:table-cell table:style-name="表格18.A2" office:value-type="string">
            <text:p text:style-name="Standard"><text:a xlink:type="simple" xlink:href="http://www.w3school.com.cn/cssref/pr_target.asp" text:style-name="Internet_20_link" text:visited-style-name="Visited_20_Internet_20_Link"><text:span text:style-name="T6">target</text:span></text:a></text:p>
          </table:table-cell>
          <table:table-cell table:style-name="表格18.A2" office:value-type="string">
            <text:p text:style-name="Standard"><text:span text:style-name="T2">簡寫屬性，設置target-name、target-new以及target-position屬性。</text:span></text:p>
          </table:table-cell>
          <table:table-cell table:style-name="表格18.A2" office:value-type="string">
            <text:p text:style-name="Standard"><text:span text:style-name="T2">3</text:span></text:p>
          </table:table-cell>
        </table:table-row>
        <table:table-row table:style-name="表格18.1">
          <table:table-cell table:style-name="表格18.A3" office:value-type="string">
            <text:p text:style-name="Standard"><text:a xlink:type="simple" xlink:href="http://www.w3school.com.cn/cssref/pr_target-name.asp" text:style-name="Internet_20_link" text:visited-style-name="Visited_20_Internet_20_Link"><text:span text:style-name="T6">target-name</text:span></text:a></text:p>
          </table:table-cell>
          <table:table-cell table:style-name="表格18.A3" office:value-type="string">
            <text:p text:style-name="Standard"><text:span text:style-name="T2">規定在何處打開連結（連結的目標）。</text:span></text:p>
          </table:table-cell>
          <table:table-cell table:style-name="表格18.A3" office:value-type="string">
            <text:p text:style-name="Standard"><text:span text:style-name="T2">3</text:span></text:p>
          </table:table-cell>
        </table:table-row>
        <table:table-row table:style-name="表格18.1">
          <table:table-cell table:style-name="表格18.A2" office:value-type="string">
            <text:p text:style-name="Standard"><text:a xlink:type="simple" xlink:href="http://www.w3school.com.cn/cssref/pr_target-new.asp" text:style-name="Internet_20_link" text:visited-style-name="Visited_20_Internet_20_Link"><text:span text:style-name="T6">target-new</text:span></text:a></text:p>
          </table:table-cell>
          <table:table-cell table:style-name="表格18.A2" office:value-type="string">
            <text:p text:style-name="Standard"><text:span text:style-name="T2">規定目標連結在新視窗還是在已有視窗的新標籤頁中打開。</text:span></text:p>
          </table:table-cell>
          <table:table-cell table:style-name="表格18.A2" office:value-type="string">
            <text:p text:style-name="Standard"><text:span text:style-name="T2">3</text:span></text:p>
          </table:table-cell>
        </table:table-row>
        <table:table-row table:style-name="表格18.1">
          <table:table-cell table:style-name="表格18.A3" office:value-type="string">
            <text:p text:style-name="Standard"><text:a xlink:type="simple" xlink:href="http://www.w3school.com.cn/cssref/pr_target-position.asp" text:style-name="Internet_20_link" text:visited-style-name="Visited_20_Internet_20_Link"><text:span text:style-name="T6">target-position</text:span></text:a></text:p>
          </table:table-cell>
          <table:table-cell table:style-name="表格18.A3" office:value-type="string">
            <text:p text:style-name="Standard"><text:span text:style-name="T2">規定在何處放置新的目標連結。</text:span></text:p>
          </table:table-cell>
          <table:table-cell table:style-name="表格18.A3" office:value-type="string">
            <text:p text:style-name="Standard"><text:span text:style-name="T2">3</text:span></text:p>
          </table:table-cell>
        </table:table-row>
      </table:table>
      <text:list xml:id="list36624014" text:continue-numbering="true" text:style-name="Outline">
        <text:list-item>
          <text:list>
            <text:list-item>
              <text:h text:style-name="P5" text:outline-level="2"><text:soft-page-break/><text:span text:style-name="T3">CSS 清單屬性（List）</text:span></text:h>
            </text:list-item>
          </text:list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/>
        <table:table-row table:style-name="表格19.1">
          <table:table-cell table:style-name="表格19.A1" office:value-type="string">
            <text:p text:style-name="Standard"><text:span text:style-name="T5">屬性</text:span></text:p>
          </table:table-cell>
          <table:table-cell table:style-name="表格19.A1" office:value-type="string">
            <text:p text:style-name="Standard"><text:span text:style-name="T5">描述</text:span></text:p>
          </table:table-cell>
          <table:table-cell table:style-name="表格19.A1" office:value-type="string">
            <text:p text:style-name="Standard"><text:span text:style-name="T5">CSS</text:span></text:p>
          </table:table-cell>
        </table:table-row>
        <table:table-row table:style-name="表格19.1">
          <table:table-cell table:style-name="表格19.A2" office:value-type="string">
            <text:p text:style-name="Standard"><text:a xlink:type="simple" xlink:href="http://www.w3school.com.cn/cssref/pr_list-style.asp" text:style-name="Internet_20_link" text:visited-style-name="Visited_20_Internet_20_Link"><text:span text:style-name="T6">list-style</text:span></text:a></text:p>
          </table:table-cell>
          <table:table-cell table:style-name="表格19.A2" office:value-type="string">
            <text:p text:style-name="Standard"><text:span text:style-name="T2">在一個聲明中設置所有的清單屬性。</text:span></text:p>
          </table:table-cell>
          <table:table-cell table:style-name="表格19.C2" office:value-type="float" office:value="1">
            <text:p text:style-name="Standard"><text:span text:style-name="T2">1</text:span></text:p>
          </table:table-cell>
        </table:table-row>
        <table:table-row table:style-name="表格19.1">
          <table:table-cell table:style-name="表格19.A3" office:value-type="string">
            <text:p text:style-name="Standard"><text:a xlink:type="simple" xlink:href="http://www.w3school.com.cn/cssref/pr_list-style-image.asp" text:style-name="Internet_20_link" text:visited-style-name="Visited_20_Internet_20_Link"><text:span text:style-name="T6">list-style-image</text:span></text:a></text:p>
          </table:table-cell>
          <table:table-cell table:style-name="表格19.A3" office:value-type="string">
            <text:p text:style-name="Standard"><text:span text:style-name="T2">將圖像設置為清單項標記。</text:span></text:p>
          </table:table-cell>
          <table:table-cell table:style-name="表格19.A3" office:value-type="string">
            <text:p text:style-name="Standard"><text:span text:style-name="T2">1</text:span></text:p>
          </table:table-cell>
        </table:table-row>
        <table:table-row table:style-name="表格19.1">
          <table:table-cell table:style-name="表格19.A2" office:value-type="string">
            <text:p text:style-name="Standard"><text:a xlink:type="simple" xlink:href="http://www.w3school.com.cn/cssref/pr_list-style-position.asp" text:style-name="Internet_20_link" text:visited-style-name="Visited_20_Internet_20_Link"><text:span text:style-name="T6">list-style-position</text:span></text:a></text:p>
          </table:table-cell>
          <table:table-cell table:style-name="表格19.A2" office:value-type="string">
            <text:p text:style-name="Standard"><text:span text:style-name="T2">設置清單項標記的放置位置。</text:span></text:p>
          </table:table-cell>
          <table:table-cell table:style-name="表格19.A2" office:value-type="string">
            <text:p text:style-name="Standard"><text:span text:style-name="T2">1</text:span></text:p>
          </table:table-cell>
        </table:table-row>
        <table:table-row table:style-name="表格19.1">
          <table:table-cell table:style-name="表格19.A3" office:value-type="string">
            <text:p text:style-name="Standard"><text:a xlink:type="simple" xlink:href="http://www.w3school.com.cn/cssref/pr_list-style-type.asp" text:style-name="Internet_20_link" text:visited-style-name="Visited_20_Internet_20_Link"><text:span text:style-name="T6">list-style-type</text:span></text:a></text:p>
          </table:table-cell>
          <table:table-cell table:style-name="表格19.A3" office:value-type="string">
            <text:p text:style-name="Standard"><text:span text:style-name="T2">設置清單項標記的類型。</text:span></text:p>
          </table:table-cell>
          <table:table-cell table:style-name="表格19.A3" office:value-type="string">
            <text:p text:style-name="Standard"><text:span text:style-name="T2">1</text:span></text:p>
          </table:table-cell>
        </table:table-row>
        <table:table-row table:style-name="表格19.1">
          <table:table-cell table:style-name="表格19.A2" office:value-type="string">
            <text:p text:style-name="Standard"><text:span text:style-name="T2">marker-offset</text:span></text:p>
          </table:table-cell>
          <table:table-cell table:style-name="表格19.A2" office:value-type="string">
            <text:p text:style-name="Standard"><text:span text:style-name="T2"> </text:span></text:p>
          </table:table-cell>
          <table:table-cell table:style-name="表格19.A2" office:value-type="string">
            <text:p text:style-name="Standard"><text:span text:style-name="T2">2</text:span></text:p>
          </table:table-cell>
        </table:table-row>
      </table:table>
      <text:list xml:id="list36649704" text:continue-numbering="true" text:style-name="Outline">
        <text:list-item>
          <text:list>
            <text:list-item>
              <text:h text:style-name="P5" text:outline-level="2"><text:span text:style-name="T3">Marquee 屬性</text:span></text:h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/>
        <table:table-row table:style-name="表格20.1">
          <table:table-cell table:style-name="表格20.A1" office:value-type="string">
            <text:p text:style-name="Standard"><text:span text:style-name="T5">屬性</text:span></text:p>
          </table:table-cell>
          <table:table-cell table:style-name="表格20.A1" office:value-type="string">
            <text:p text:style-name="Standard"><text:span text:style-name="T5">描述</text:span></text:p>
          </table:table-cell>
          <table:table-cell table:style-name="表格20.A1" office:value-type="string">
            <text:p text:style-name="Standard"><text:span text:style-name="T5">CSS</text:span></text:p>
          </table:table-cell>
        </table:table-row>
        <table:table-row table:style-name="表格20.1">
          <table:table-cell table:style-name="表格20.A2" office:value-type="string">
            <text:p text:style-name="Standard"><text:span text:style-name="T2">marquee-direction</text:span></text:p>
          </table:table-cell>
          <table:table-cell table:style-name="表格20.A2" office:value-type="string">
            <text:p text:style-name="Standard"><text:span text:style-name="T2">設置移動內容的方向。</text:span></text:p>
          </table:table-cell>
          <table:table-cell table:style-name="表格20.A2" office:value-type="string">
            <text:p text:style-name="Standard"><text:span text:style-name="T2">3</text:span></text:p>
          </table:table-cell>
        </table:table-row>
        <table:table-row table:style-name="表格20.1">
          <table:table-cell table:style-name="表格20.A3" office:value-type="string">
            <text:p text:style-name="Standard"><text:span text:style-name="T2">marquee-play-count</text:span></text:p>
          </table:table-cell>
          <table:table-cell table:style-name="表格20.A3" office:value-type="string">
            <text:p text:style-name="Standard"><text:span text:style-name="T2">設置內容移動多少次。</text:span></text:p>
          </table:table-cell>
          <table:table-cell table:style-name="表格20.A3" office:value-type="string">
            <text:p text:style-name="Standard"><text:span text:style-name="T2">3</text:span></text:p>
          </table:table-cell>
        </table:table-row>
        <table:table-row table:style-name="表格20.1">
          <table:table-cell table:style-name="表格20.A2" office:value-type="string">
            <text:p text:style-name="Standard"><text:span text:style-name="T2">marquee-speed</text:span></text:p>
          </table:table-cell>
          <table:table-cell table:style-name="表格20.A2" office:value-type="string">
            <text:p text:style-name="Standard"><text:span text:style-name="T2">設置內容滾動得多快。</text:span></text:p>
          </table:table-cell>
          <table:table-cell table:style-name="表格20.A2" office:value-type="string">
            <text:p text:style-name="Standard"><text:span text:style-name="T2">3</text:span></text:p>
          </table:table-cell>
        </table:table-row>
        <table:table-row table:style-name="表格20.1">
          <table:table-cell table:style-name="表格20.A3" office:value-type="string">
            <text:p text:style-name="Standard"><text:span text:style-name="T2">marquee-style</text:span></text:p>
          </table:table-cell>
          <table:table-cell table:style-name="表格20.A3" office:value-type="string">
            <text:p text:style-name="Standard"><text:span text:style-name="T2">設置移動內容的樣式。</text:span></text:p>
          </table:table-cell>
          <table:table-cell table:style-name="表格20.A3" office:value-type="string">
            <text:p text:style-name="Standard"><text:span text:style-name="T2">3</text:span></text:p>
          </table:table-cell>
        </table:table-row>
      </table:table>
      <text:list xml:id="list36623034" text:continue-numbering="true" text:style-name="Outline">
        <text:list-item>
          <text:list>
            <text:list-item>
              <text:h text:style-name="P5" text:outline-level="2"><text:span text:style-name="T3">多列屬性（Multi-column）</text:span></text:h>
            </text:list-item>
          </text:list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/>
        <table:table-row table:style-name="表格21.1">
          <table:table-cell table:style-name="表格21.A1" office:value-type="string">
            <text:p text:style-name="Standard"><text:span text:style-name="T5">屬性</text:span></text:p>
          </table:table-cell>
          <table:table-cell table:style-name="表格21.A1" office:value-type="string">
            <text:p text:style-name="Standard"><text:span text:style-name="T5">描述</text:span></text:p>
          </table:table-cell>
          <table:table-cell table:style-name="表格21.A1" office:value-type="string">
            <text:p text:style-name="Standard"><text:span text:style-name="T5">CSS</text:span></text:p>
          </table:table-cell>
        </table:table-row>
        <table:table-row table:style-name="表格21.1">
          <table:table-cell table:style-name="表格21.A2" office:value-type="string">
            <text:p text:style-name="Standard"><text:a xlink:type="simple" xlink:href="http://www.w3school.com.cn/cssref/pr_column-count.asp" text:style-name="Internet_20_link" text:visited-style-name="Visited_20_Internet_20_Link"><text:span text:style-name="T6">column-count</text:span></text:a></text:p>
          </table:table-cell>
          <table:table-cell table:style-name="表格21.A2" office:value-type="string">
            <text:p text:style-name="Standard"><text:span text:style-name="T2">規定元素應該被分隔的列數。</text:span></text:p>
          </table:table-cell>
          <table:table-cell table:style-name="表格21.A2" office:value-type="string">
            <text:p text:style-name="Standard"><text:span text:style-name="T2">3</text:span></text:p>
          </table:table-cell>
        </table:table-row>
        <table:table-row table:style-name="表格21.1">
          <table:table-cell table:style-name="表格21.A3" office:value-type="string">
            <text:p text:style-name="Standard"><text:a xlink:type="simple" xlink:href="http://www.w3school.com.cn/cssref/pr_column-fill.asp" text:style-name="Internet_20_link" text:visited-style-name="Visited_20_Internet_20_Link"><text:span text:style-name="T6">column-fill</text:span></text:a></text:p>
          </table:table-cell>
          <table:table-cell table:style-name="表格21.A3" office:value-type="string">
            <text:p text:style-name="Standard"><text:span text:style-name="T2">規定如何填充列。</text:span></text:p>
          </table:table-cell>
          <table:table-cell table:style-name="表格21.A3" office:value-type="string">
            <text:p text:style-name="Standard"><text:span text:style-name="T2">3</text:span></text:p>
          </table:table-cell>
        </table:table-row>
        <table:table-row table:style-name="表格21.1">
          <table:table-cell table:style-name="表格21.A2" office:value-type="string">
            <text:p text:style-name="Standard"><text:a xlink:type="simple" xlink:href="http://www.w3school.com.cn/cssref/pr_column-gap.asp" text:style-name="Internet_20_link" text:visited-style-name="Visited_20_Internet_20_Link"><text:span text:style-name="T6">column-gap</text:span></text:a></text:p>
          </table:table-cell>
          <table:table-cell table:style-name="表格21.A2" office:value-type="string">
            <text:p text:style-name="Standard"><text:span text:style-name="T2">規定列之間的間隔。</text:span></text:p>
          </table:table-cell>
          <table:table-cell table:style-name="表格21.A2" office:value-type="string">
            <text:p text:style-name="Standard"><text:span text:style-name="T2">3</text:span></text:p>
          </table:table-cell>
        </table:table-row>
        <table:table-row table:style-name="表格21.1">
          <table:table-cell table:style-name="表格21.A3" office:value-type="string">
            <text:p text:style-name="Standard"><text:a xlink:type="simple" xlink:href="http://www.w3school.com.cn/cssref/pr_column-rule.asp" text:style-name="Internet_20_link" text:visited-style-name="Visited_20_Internet_20_Link"><text:span text:style-name="T6">column-rule</text:span></text:a></text:p>
          </table:table-cell>
          <table:table-cell table:style-name="表格21.A3" office:value-type="string">
            <text:p text:style-name="Standard"><text:span text:style-name="T2">設置所有 column-rule-* 屬性的簡寫屬性。</text:span></text:p>
          </table:table-cell>
          <table:table-cell table:style-name="表格21.A3" office:value-type="string">
            <text:p text:style-name="Standard"><text:span text:style-name="T2">3</text:span></text:p>
          </table:table-cell>
        </table:table-row>
        <table:table-row table:style-name="表格21.1">
          <table:table-cell table:style-name="表格21.A2" office:value-type="string">
            <text:p text:style-name="Standard"><text:a xlink:type="simple" xlink:href="http://www.w3school.com.cn/cssref/pr_column-rule-color.asp" text:style-name="Internet_20_link" text:visited-style-name="Visited_20_Internet_20_Link"><text:span text:style-name="T6">column-rule-color</text:span></text:a></text:p>
          </table:table-cell>
          <table:table-cell table:style-name="表格21.A2" office:value-type="string">
            <text:p text:style-name="Standard"><text:span text:style-name="T2">規定列之間規則的顏色。</text:span></text:p>
          </table:table-cell>
          <table:table-cell table:style-name="表格21.A2" office:value-type="string">
            <text:p text:style-name="Standard"><text:span text:style-name="T2">3</text:span></text:p>
          </table:table-cell>
        </table:table-row>
        <table:table-row table:style-name="表格21.1">
          <table:table-cell table:style-name="表格21.A3" office:value-type="string">
            <text:p text:style-name="Standard"><text:a xlink:type="simple" xlink:href="http://www.w3school.com.cn/cssref/pr_column-rule-style.asp" text:style-name="Internet_20_link" text:visited-style-name="Visited_20_Internet_20_Link"><text:span text:style-name="T6">column-rule-style</text:span></text:a></text:p>
          </table:table-cell>
          <table:table-cell table:style-name="表格21.A3" office:value-type="string">
            <text:p text:style-name="Standard"><text:span text:style-name="T2">規定列之間規則的樣式。</text:span></text:p>
          </table:table-cell>
          <table:table-cell table:style-name="表格21.A3" office:value-type="string">
            <text:p text:style-name="Standard"><text:span text:style-name="T2">3</text:span></text:p>
          </table:table-cell>
        </table:table-row>
        <table:table-row table:style-name="表格21.1">
          <table:table-cell table:style-name="表格21.A2" office:value-type="string">
            <text:p text:style-name="Standard"><text:a xlink:type="simple" xlink:href="http://www.w3school.com.cn/cssref/pr_column-rule-width.asp" text:style-name="Internet_20_link" text:visited-style-name="Visited_20_Internet_20_Link"><text:span text:style-name="T6">column-rule-width</text:span></text:a></text:p>
          </table:table-cell>
          <table:table-cell table:style-name="表格21.A2" office:value-type="string">
            <text:p text:style-name="Standard"><text:span text:style-name="T2">規定列之間規則的寬度。</text:span></text:p>
          </table:table-cell>
          <table:table-cell table:style-name="表格21.A2" office:value-type="string">
            <text:p text:style-name="Standard"><text:span text:style-name="T2">3</text:span></text:p>
          </table:table-cell>
        </table:table-row>
        <text:soft-page-break/>
        <table:table-row table:style-name="表格21.1">
          <table:table-cell table:style-name="表格21.A3" office:value-type="string">
            <text:p text:style-name="Standard"><text:a xlink:type="simple" xlink:href="http://www.w3school.com.cn/cssref/pr_column-span.asp" text:style-name="Internet_20_link" text:visited-style-name="Visited_20_Internet_20_Link"><text:span text:style-name="T6">column-span</text:span></text:a></text:p>
          </table:table-cell>
          <table:table-cell table:style-name="表格21.A3" office:value-type="string">
            <text:p text:style-name="Standard"><text:span text:style-name="T2">規定元素應該橫跨的列數。</text:span></text:p>
          </table:table-cell>
          <table:table-cell table:style-name="表格21.A3" office:value-type="string">
            <text:p text:style-name="Standard"><text:span text:style-name="T2">3</text:span></text:p>
          </table:table-cell>
        </table:table-row>
        <table:table-row table:style-name="表格21.1">
          <table:table-cell table:style-name="表格21.A2" office:value-type="string">
            <text:p text:style-name="Standard"><text:a xlink:type="simple" xlink:href="http://www.w3school.com.cn/cssref/pr_column-width.asp" text:style-name="Internet_20_link" text:visited-style-name="Visited_20_Internet_20_Link"><text:span text:style-name="T6">column-width</text:span></text:a></text:p>
          </table:table-cell>
          <table:table-cell table:style-name="表格21.A2" office:value-type="string">
            <text:p text:style-name="Standard"><text:span text:style-name="T2">規定列的寬度。</text:span></text:p>
          </table:table-cell>
          <table:table-cell table:style-name="表格21.A2" office:value-type="string">
            <text:p text:style-name="Standard"><text:span text:style-name="T2">3</text:span></text:p>
          </table:table-cell>
        </table:table-row>
        <table:table-row table:style-name="表格21.1">
          <table:table-cell table:style-name="表格21.A3" office:value-type="string">
            <text:p text:style-name="Standard"><text:a xlink:type="simple" xlink:href="http://www.w3school.com.cn/cssref/pr_columns.asp" text:style-name="Internet_20_link" text:visited-style-name="Visited_20_Internet_20_Link"><text:span text:style-name="T6">columns</text:span></text:a></text:p>
          </table:table-cell>
          <table:table-cell table:style-name="表格21.A3" office:value-type="string">
            <text:p text:style-name="Standard"><text:span text:style-name="T2">規定設置 column-width 和 column-count 的簡寫屬性。</text:span></text:p>
          </table:table-cell>
          <table:table-cell table:style-name="表格21.A3" office:value-type="string">
            <text:p text:style-name="Standard"><text:span text:style-name="T2">3</text:span></text:p>
          </table:table-cell>
        </table:table-row>
      </table:table>
      <text:list xml:id="list36642079" text:continue-numbering="true" text:style-name="Outline">
        <text:list-item>
          <text:list>
            <text:list-item>
              <text:h text:style-name="P5" text:outline-level="2"><text:span text:style-name="T3">Paged Media 屬性</text:span></text:h>
            </text:list-item>
          </text:list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/>
        <table:table-row table:style-name="表格22.1">
          <table:table-cell table:style-name="表格22.A1" office:value-type="string">
            <text:p text:style-name="Standard"><text:span text:style-name="T5">屬性</text:span></text:p>
          </table:table-cell>
          <table:table-cell table:style-name="表格22.A1" office:value-type="string">
            <text:p text:style-name="Standard"><text:span text:style-name="T5">描述</text:span></text:p>
          </table:table-cell>
          <table:table-cell table:style-name="表格22.A1" office:value-type="string">
            <text:p text:style-name="Standard"><text:span text:style-name="T5">CSS</text:span></text:p>
          </table:table-cell>
        </table:table-row>
        <table:table-row table:style-name="表格22.1">
          <table:table-cell table:style-name="表格22.A2" office:value-type="string">
            <text:p text:style-name="Standard"><text:span text:style-name="T2">fit</text:span></text:p>
          </table:table-cell>
          <table:table-cell table:style-name="表格22.A2" office:value-type="string">
            <text:p text:style-name="Standard"><text:span text:style-name="T2">示意如何對width和height屬性均不是auto的被替換元素進行縮放。</text:span></text:p>
          </table:table-cell>
          <table:table-cell table:style-name="表格22.A2" office:value-type="string">
            <text:p text:style-name="Standard"><text:span text:style-name="T2">3</text:span></text:p>
          </table:table-cell>
        </table:table-row>
        <table:table-row table:style-name="表格22.1">
          <table:table-cell table:style-name="表格22.A3" office:value-type="string">
            <text:p text:style-name="Standard"><text:span text:style-name="T2">fit-position</text:span></text:p>
          </table:table-cell>
          <table:table-cell table:style-name="表格22.A3" office:value-type="string">
            <text:p text:style-name="Standard"><text:span text:style-name="T2">定義盒內物件的對齊方式。</text:span></text:p>
          </table:table-cell>
          <table:table-cell table:style-name="表格22.A3" office:value-type="string">
            <text:p text:style-name="Standard"><text:span text:style-name="T2">3</text:span></text:p>
          </table:table-cell>
        </table:table-row>
        <table:table-row table:style-name="表格22.1">
          <table:table-cell table:style-name="表格22.A2" office:value-type="string">
            <text:p text:style-name="Standard"><text:span text:style-name="T2">image-orientation</text:span></text:p>
          </table:table-cell>
          <table:table-cell table:style-name="表格22.A2" office:value-type="string">
            <text:p text:style-name="Standard"><text:span text:style-name="T2">規定使用者代理應用於圖像的順時針方向旋轉。</text:span></text:p>
          </table:table-cell>
          <table:table-cell table:style-name="表格22.A2" office:value-type="string">
            <text:p text:style-name="Standard"><text:span text:style-name="T2">3</text:span></text:p>
          </table:table-cell>
        </table:table-row>
        <table:table-row table:style-name="表格22.1">
          <table:table-cell table:style-name="表格22.A3" office:value-type="string">
            <text:p text:style-name="Standard"><text:span text:style-name="T2">page</text:span></text:p>
          </table:table-cell>
          <table:table-cell table:style-name="表格22.A3" office:value-type="string">
            <text:p text:style-name="Standard"><text:span text:style-name="T2">規定元素應該被顯示的頁面特定類型。</text:span></text:p>
          </table:table-cell>
          <table:table-cell table:style-name="表格22.A3" office:value-type="string">
            <text:p text:style-name="Standard"><text:span text:style-name="T2">3</text:span></text:p>
          </table:table-cell>
        </table:table-row>
        <table:table-row table:style-name="表格22.1">
          <table:table-cell table:style-name="表格22.A2" office:value-type="string">
            <text:p text:style-name="Standard"><text:span text:style-name="T2">size</text:span></text:p>
          </table:table-cell>
          <table:table-cell table:style-name="表格22.A2" office:value-type="string">
            <text:p text:style-name="Standard"><text:span text:style-name="T2">規定頁面內容包含框的尺寸和方向。</text:span></text:p>
          </table:table-cell>
          <table:table-cell table:style-name="表格22.A2" office:value-type="string">
            <text:p text:style-name="Standard"><text:span text:style-name="T2">3</text:span></text:p>
          </table:table-cell>
        </table:table-row>
      </table:table>
      <text:list xml:id="list36644633" text:continue-numbering="true" text:style-name="Outline">
        <text:list-item>
          <text:list>
            <text:list-item>
              <text:h text:style-name="P5" text:outline-level="2"><text:span text:style-name="T3">CSS 列印屬性（Print）</text:span></text:h>
            </text:list-item>
          </text:list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/>
        <table:table-row table:style-name="表格23.1">
          <table:table-cell table:style-name="表格23.A1" office:value-type="string">
            <text:p text:style-name="Standard"><text:span text:style-name="T5">屬性</text:span></text:p>
          </table:table-cell>
          <table:table-cell table:style-name="表格23.A1" office:value-type="string">
            <text:p text:style-name="Standard"><text:span text:style-name="T5">描述</text:span></text:p>
          </table:table-cell>
          <table:table-cell table:style-name="表格23.A1" office:value-type="string">
            <text:p text:style-name="Standard"><text:span text:style-name="T5">CSS</text:span></text:p>
          </table:table-cell>
        </table:table-row>
        <table:table-row table:style-name="表格23.1">
          <table:table-cell table:style-name="表格23.A2" office:value-type="string">
            <text:p text:style-name="Standard"><text:span text:style-name="T2">orphans</text:span></text:p>
          </table:table-cell>
          <table:table-cell table:style-name="表格23.A2" office:value-type="string">
            <text:p text:style-name="Standard"><text:span text:style-name="T2">設置當元素內部發生分頁時必須在頁面底部保留的最少行數。</text:span></text:p>
          </table:table-cell>
          <table:table-cell table:style-name="表格23.A2" office:value-type="string">
            <text:p text:style-name="Standard"><text:span text:style-name="T2">2</text:span></text:p>
          </table:table-cell>
        </table:table-row>
        <table:table-row table:style-name="表格23.1">
          <table:table-cell table:style-name="表格23.A3" office:value-type="string">
            <text:p text:style-name="Standard"><text:a xlink:type="simple" xlink:href="http://www.w3school.com.cn/cssref/pr_print_page-break-after.asp" text:style-name="Internet_20_link" text:visited-style-name="Visited_20_Internet_20_Link"><text:span text:style-name="T6">page-break-after</text:span></text:a></text:p>
          </table:table-cell>
          <table:table-cell table:style-name="表格23.A3" office:value-type="string">
            <text:p text:style-name="Standard"><text:span text:style-name="T2">設置元素後的分頁行為。</text:span></text:p>
          </table:table-cell>
          <table:table-cell table:style-name="表格23.A3" office:value-type="string">
            <text:p text:style-name="Standard"><text:span text:style-name="T2">2</text:span></text:p>
          </table:table-cell>
        </table:table-row>
        <table:table-row table:style-name="表格23.1">
          <table:table-cell table:style-name="表格23.A2" office:value-type="string">
            <text:p text:style-name="Standard"><text:a xlink:type="simple" xlink:href="http://www.w3school.com.cn/cssref/pr_print_page-break-before.asp" text:style-name="Internet_20_link" text:visited-style-name="Visited_20_Internet_20_Link"><text:span text:style-name="T6">page-break-before</text:span></text:a></text:p>
          </table:table-cell>
          <table:table-cell table:style-name="表格23.A2" office:value-type="string">
            <text:p text:style-name="Standard"><text:span text:style-name="T2">設置元素前的分頁行為。</text:span></text:p>
          </table:table-cell>
          <table:table-cell table:style-name="表格23.A2" office:value-type="string">
            <text:p text:style-name="Standard"><text:span text:style-name="T2">2</text:span></text:p>
          </table:table-cell>
        </table:table-row>
        <table:table-row table:style-name="表格23.1">
          <table:table-cell table:style-name="表格23.A3" office:value-type="string">
            <text:p text:style-name="Standard"><text:a xlink:type="simple" xlink:href="http://www.w3school.com.cn/cssref/pr_print_page-break-inside.asp" text:style-name="Internet_20_link" text:visited-style-name="Visited_20_Internet_20_Link"><text:span text:style-name="T6">page-break-inside</text:span></text:a></text:p>
          </table:table-cell>
          <table:table-cell table:style-name="表格23.A3" office:value-type="string">
            <text:p text:style-name="Standard"><text:span text:style-name="T2">設置元素內部的分頁行為。</text:span></text:p>
          </table:table-cell>
          <table:table-cell table:style-name="表格23.A3" office:value-type="string">
            <text:p text:style-name="Standard"><text:span text:style-name="T2">2</text:span></text:p>
          </table:table-cell>
        </table:table-row>
        <table:table-row table:style-name="表格23.1">
          <table:table-cell table:style-name="表格23.A2" office:value-type="string">
            <text:p text:style-name="Standard"><text:span text:style-name="T2">widows</text:span></text:p>
          </table:table-cell>
          <table:table-cell table:style-name="表格23.A2" office:value-type="string">
            <text:p text:style-name="Standard"><text:span text:style-name="T2">設置當元素內部發生分</text:span><text:soft-page-break/><text:span text:style-name="T2">頁時必須在頁面頂部保留的最少行數。</text:span></text:p>
          </table:table-cell>
          <table:table-cell table:style-name="表格23.A2" office:value-type="string">
            <text:p text:style-name="Standard"><text:span text:style-name="T2">2</text:span></text:p>
          </table:table-cell>
        </table:table-row>
      </table:table>
      <text:list xml:id="list36647336" text:continue-numbering="true" text:style-name="Outline">
        <text:list-item>
          <text:list>
            <text:list-item>
              <text:h text:style-name="P5" text:outline-level="2"><text:span text:style-name="T3">CSS 表格屬性（Table）</text:span></text:h>
            </text:list-item>
          </text:list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/>
        <table:table-row table:style-name="表格24.1">
          <table:table-cell table:style-name="表格24.A1" office:value-type="string">
            <text:p text:style-name="Standard"><text:span text:style-name="T5">屬性</text:span></text:p>
          </table:table-cell>
          <table:table-cell table:style-name="表格24.A1" office:value-type="string">
            <text:p text:style-name="Standard"><text:span text:style-name="T5">描述</text:span></text:p>
          </table:table-cell>
          <table:table-cell table:style-name="表格24.A1" office:value-type="string">
            <text:p text:style-name="Standard"><text:span text:style-name="T5">CSS</text:span></text:p>
          </table:table-cell>
        </table:table-row>
        <table:table-row table:style-name="表格24.1">
          <table:table-cell table:style-name="表格24.A2" office:value-type="string">
            <text:p text:style-name="Standard"><text:a xlink:type="simple" xlink:href="http://www.w3school.com.cn/cssref/pr_tab_border-collapse.asp" text:style-name="Internet_20_link" text:visited-style-name="Visited_20_Internet_20_Link"><text:span text:style-name="T6">border-collapse</text:span></text:a></text:p>
          </table:table-cell>
          <table:table-cell table:style-name="表格24.A2" office:value-type="string">
            <text:p text:style-name="Standard"><text:span text:style-name="T2">規定是否合併表格邊框。</text:span></text:p>
          </table:table-cell>
          <table:table-cell table:style-name="表格24.A2" office:value-type="string">
            <text:p text:style-name="Standard"><text:span text:style-name="T2">2</text:span></text:p>
          </table:table-cell>
        </table:table-row>
        <table:table-row table:style-name="表格24.1">
          <table:table-cell table:style-name="表格24.A3" office:value-type="string">
            <text:p text:style-name="Standard"><text:a xlink:type="simple" xlink:href="http://www.w3school.com.cn/cssref/pr_tab_border-spacing.asp" text:style-name="Internet_20_link" text:visited-style-name="Visited_20_Internet_20_Link"><text:span text:style-name="T6">border-spacing</text:span></text:a></text:p>
          </table:table-cell>
          <table:table-cell table:style-name="表格24.A3" office:value-type="string">
            <text:p text:style-name="Standard"><text:span text:style-name="T2">規定相鄰儲存格邊框之間的距離。</text:span></text:p>
          </table:table-cell>
          <table:table-cell table:style-name="表格24.A3" office:value-type="string">
            <text:p text:style-name="Standard"><text:span text:style-name="T2">2</text:span></text:p>
          </table:table-cell>
        </table:table-row>
        <table:table-row table:style-name="表格24.1">
          <table:table-cell table:style-name="表格24.A2" office:value-type="string">
            <text:p text:style-name="Standard"><text:a xlink:type="simple" xlink:href="http://www.w3school.com.cn/cssref/pr_tab_caption-side.asp" text:style-name="Internet_20_link" text:visited-style-name="Visited_20_Internet_20_Link"><text:span text:style-name="T6">caption-side</text:span></text:a></text:p>
          </table:table-cell>
          <table:table-cell table:style-name="表格24.A2" office:value-type="string">
            <text:p text:style-name="Standard"><text:span text:style-name="T2">規定表格標題的位置。</text:span></text:p>
          </table:table-cell>
          <table:table-cell table:style-name="表格24.A2" office:value-type="string">
            <text:p text:style-name="Standard"><text:span text:style-name="T2">2</text:span></text:p>
          </table:table-cell>
        </table:table-row>
        <table:table-row table:style-name="表格24.1">
          <table:table-cell table:style-name="表格24.A3" office:value-type="string">
            <text:p text:style-name="Standard"><text:a xlink:type="simple" xlink:href="http://www.w3school.com.cn/cssref/pr_tab_empty-cells.asp" text:style-name="Internet_20_link" text:visited-style-name="Visited_20_Internet_20_Link"><text:span text:style-name="T6">empty-cells</text:span></text:a></text:p>
          </table:table-cell>
          <table:table-cell table:style-name="表格24.A3" office:value-type="string">
            <text:p text:style-name="Standard"><text:span text:style-name="T2">規定是否顯示表格中的空儲存格上的邊框和背景。</text:span></text:p>
          </table:table-cell>
          <table:table-cell table:style-name="表格24.A3" office:value-type="string">
            <text:p text:style-name="Standard"><text:span text:style-name="T2">2</text:span></text:p>
          </table:table-cell>
        </table:table-row>
        <table:table-row table:style-name="表格24.1">
          <table:table-cell table:style-name="表格24.A2" office:value-type="string">
            <text:p text:style-name="Standard"><text:a xlink:type="simple" xlink:href="http://www.w3school.com.cn/cssref/pr_tab_table-layout.asp" text:style-name="Internet_20_link" text:visited-style-name="Visited_20_Internet_20_Link"><text:span text:style-name="T6">table-layout</text:span></text:a></text:p>
          </table:table-cell>
          <table:table-cell table:style-name="表格24.A2" office:value-type="string">
            <text:p text:style-name="Standard"><text:span text:style-name="T2">設置用於表格的佈局演算法。</text:span></text:p>
          </table:table-cell>
          <table:table-cell table:style-name="表格24.A2" office:value-type="string">
            <text:p text:style-name="Standard"><text:span text:style-name="T2">2</text:span></text:p>
          </table:table-cell>
        </table:table-row>
      </table:table>
      <text:list xml:id="list36646086" text:continue-numbering="true" text:style-name="Outline">
        <text:list-item>
          <text:list>
            <text:list-item>
              <text:h text:style-name="P5" text:outline-level="2"><text:span text:style-name="T3">2D/3D 轉換屬性（Transform）</text:span></text:h>
            </text:list-item>
          </text:list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/>
        <table:table-row table:style-name="表格25.1">
          <table:table-cell table:style-name="表格25.A1" office:value-type="string">
            <text:p text:style-name="Standard"><text:span text:style-name="T5">屬性</text:span></text:p>
          </table:table-cell>
          <table:table-cell table:style-name="表格25.A1" office:value-type="string">
            <text:p text:style-name="Standard"><text:span text:style-name="T5">描述</text:span></text:p>
          </table:table-cell>
          <table:table-cell table:style-name="表格25.A1" office:value-type="string">
            <text:p text:style-name="Standard"><text:span text:style-name="T5">CSS</text:span></text:p>
          </table:table-cell>
        </table:table-row>
        <table:table-row table:style-name="表格25.1">
          <table:table-cell table:style-name="表格25.A2" office:value-type="string">
            <text:p text:style-name="Standard"><text:a xlink:type="simple" xlink:href="http://www.w3school.com.cn/cssref/pr_transform.asp" text:style-name="Internet_20_link" text:visited-style-name="Visited_20_Internet_20_Link"><text:span text:style-name="T6">transform</text:span></text:a></text:p>
          </table:table-cell>
          <table:table-cell table:style-name="表格25.A2" office:value-type="string">
            <text:p text:style-name="Standard"><text:span text:style-name="T2">向元素應用 2D 或 3D 轉換。</text:span></text:p>
          </table:table-cell>
          <table:table-cell table:style-name="表格25.A2" office:value-type="string">
            <text:p text:style-name="Standard"><text:span text:style-name="T2">3</text:span></text:p>
          </table:table-cell>
        </table:table-row>
        <table:table-row table:style-name="表格25.1">
          <table:table-cell table:style-name="表格25.A3" office:value-type="string">
            <text:p text:style-name="Standard"><text:a xlink:type="simple" xlink:href="http://www.w3school.com.cn/cssref/pr_transform-origin.asp" text:style-name="Internet_20_link" text:visited-style-name="Visited_20_Internet_20_Link"><text:span text:style-name="T6">transform-origin</text:span></text:a></text:p>
          </table:table-cell>
          <table:table-cell table:style-name="表格25.A3" office:value-type="string">
            <text:p text:style-name="Standard"><text:span text:style-name="T2">允許你改變被轉換元素的位置。</text:span></text:p>
          </table:table-cell>
          <table:table-cell table:style-name="表格25.A3" office:value-type="string">
            <text:p text:style-name="Standard"><text:span text:style-name="T2">3</text:span></text:p>
          </table:table-cell>
        </table:table-row>
        <table:table-row table:style-name="表格25.1">
          <table:table-cell table:style-name="表格25.A2" office:value-type="string">
            <text:p text:style-name="Standard"><text:a xlink:type="simple" xlink:href="http://www.w3school.com.cn/cssref/pr_transform-style.asp" text:style-name="Internet_20_link" text:visited-style-name="Visited_20_Internet_20_Link"><text:span text:style-name="T6">transform-style</text:span></text:a></text:p>
          </table:table-cell>
          <table:table-cell table:style-name="表格25.A2" office:value-type="string">
            <text:p text:style-name="Standard"><text:span text:style-name="T2">規定被嵌套元素如何在 3D 空間中顯示。</text:span></text:p>
          </table:table-cell>
          <table:table-cell table:style-name="表格25.A2" office:value-type="string">
            <text:p text:style-name="Standard"><text:span text:style-name="T2">3</text:span></text:p>
          </table:table-cell>
        </table:table-row>
        <table:table-row table:style-name="表格25.1">
          <table:table-cell table:style-name="表格25.A3" office:value-type="string">
            <text:p text:style-name="Standard"><text:a xlink:type="simple" xlink:href="http://www.w3school.com.cn/cssref/pr_perspective.asp" text:style-name="Internet_20_link" text:visited-style-name="Visited_20_Internet_20_Link"><text:span text:style-name="T6">perspective</text:span></text:a></text:p>
          </table:table-cell>
          <table:table-cell table:style-name="表格25.A3" office:value-type="string">
            <text:p text:style-name="Standard"><text:span text:style-name="T2">規定 3D 元素的透視效果。</text:span></text:p>
          </table:table-cell>
          <table:table-cell table:style-name="表格25.A3" office:value-type="string">
            <text:p text:style-name="Standard"><text:span text:style-name="T2">3</text:span></text:p>
          </table:table-cell>
        </table:table-row>
        <table:table-row table:style-name="表格25.1">
          <table:table-cell table:style-name="表格25.A2" office:value-type="string">
            <text:p text:style-name="Standard"><text:a xlink:type="simple" xlink:href="http://www.w3school.com.cn/cssref/pr_perspective-origin.asp" text:style-name="Internet_20_link" text:visited-style-name="Visited_20_Internet_20_Link"><text:span text:style-name="T6">perspective-origin</text:span></text:a></text:p>
          </table:table-cell>
          <table:table-cell table:style-name="表格25.A2" office:value-type="string">
            <text:p text:style-name="Standard"><text:span text:style-name="T2">規定 3D 元素的底部位置。</text:span></text:p>
          </table:table-cell>
          <table:table-cell table:style-name="表格25.A2" office:value-type="string">
            <text:p text:style-name="Standard"><text:span text:style-name="T2">3</text:span></text:p>
          </table:table-cell>
        </table:table-row>
        <table:table-row table:style-name="表格25.1">
          <table:table-cell table:style-name="表格25.A3" office:value-type="string">
            <text:p text:style-name="Standard"><text:a xlink:type="simple" xlink:href="http://www.w3school.com.cn/cssref/pr_backface-visibility.asp" text:style-name="Internet_20_link" text:visited-style-name="Visited_20_Internet_20_Link"><text:span text:style-name="T6">backface-visibility</text:span></text:a></text:p>
          </table:table-cell>
          <table:table-cell table:style-name="表格25.A3" office:value-type="string">
            <text:p text:style-name="Standard"><text:span text:style-name="T2">定義元素在不面對螢幕時是否可見。</text:span></text:p>
          </table:table-cell>
          <table:table-cell table:style-name="表格25.A3" office:value-type="string">
            <text:p text:style-name="Standard"><text:span text:style-name="T2">3</text:span></text:p>
          </table:table-cell>
        </table:table-row>
      </table:table>
      <text:list xml:id="list36630143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Microsoft YaHei" style:font-size-asian="12pt" style:language-asian="zh" style:country-asian="TW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orphans="2" fo:widows="2"/>
      <style:text-properties style:font-name="Times New Roman" fo:font-size="24pt" fo:font-weight="bold" style:letter-kerning="true" style:font-size-asian="24pt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line-height="255%" fo:keep-with-next="always"/>
      <style:text-properties style:font-name="Calibri Light" fo:font-size="24pt" fo:font-weight="bold" style:font-size-asian="24pt" style:font-weight-asian="bold" style:font-name-complex="F" style:font-size-complex="24pt" style:font-weight-complex="bold"/>
    </style:style>
    <style:style style:name="Default_20_Paragraph_20_Font" style:display-name="Default Paragraph Font" style:family="text"/>
    <style:style style:name="標題_20_1_20_字元" style:display-name="標題 1 字元" style:family="text" style:parent-style-name="Default_20_Paragraph_20_Font">
      <style:text-properties style:font-name="Times New Roman" fo:font-size="24pt" fo:font-weight="bold" style:letter-kerning="true" style:font-size-asian="24pt" style:font-weight-asian="bold" style:font-name-complex="Times New Roman1" style:font-size-complex="24pt" style:font-weight-complex="bold"/>
    </style:style>
    <style:style style:name="標題_20_2_20_字元" style:display-name="標題 2 字元" style:family="text" style:parent-style-name="Default_20_Paragraph_20_Font">
      <style:text-properties style:font-name="Calibri Light" fo:font-size="24pt" fo:font-weight="bold" style:font-size-asian="24pt" style:font-weight-asian="bold" style:font-name-complex="F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4" style:layout-grid-base-height="0.423cm" style:layout-grid-ruby-height="0.28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管理暨健康學群 資訊管理系 葉乙璇教師</meta:initial-creator>
    <meta:editing-cycles>41</meta:editing-cycles>
    <meta:creation-date>2018-10-02T01:52:00</meta:creation-date>
    <dc:date>2024-04-16T16:38:20.92</dc:date>
    <meta:editing-duration>PT3M40S</meta:editing-duration>
    <meta:generator>OpenOffice/4.1.7$Win32 OpenOffice.org_project/417m1$Build-9800</meta:generator>
    <meta:document-statistic meta:table-count="25" meta:image-count="0" meta:object-count="0" meta:page-count="13" meta:paragraph-count="791" meta:word-count="3748" meta:character-count="691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